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1.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54.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2.png" manifest:media-type="image/png"/>
  <manifest:file-entry manifest:full-path="media/image3.png" manifest:media-type="image/png"/>
  <manifest:file-entry manifest:full-path="media/image6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Times New Roman"/>
    </style:style>
    <style:style style:name="P2" style:parent-style-name="Standard" style:family="paragraph">
      <style:text-properties style:font-name-complex="Times New Roman"/>
    </style:style>
    <style:style style:name="P3" style:parent-style-name="Standard" style:family="paragraph">
      <style:text-properties style:font-name-complex="Times New Roman"/>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T6" style:parent-style-name="Domyślnaczcionkaakapitu" style:family="text">
      <style:text-properties style:font-name-complex="Times New Roman"/>
    </style:style>
    <style:style style:name="P7" style:parent-style-name="Standard" style:family="paragraph">
      <style:text-properties style:font-name-complex="Times New Roman"/>
    </style:style>
    <style:style style:name="T8" style:parent-style-name="Domyślnaczcionkaakapitu" style:family="text">
      <style:text-properties style:font-name-complex="Times New Roman"/>
    </style:style>
    <style:style style:name="T9" style:parent-style-name="Domyślnaczcionkaakapitu" style:family="text">
      <style:text-properties style:font-name-complex="Times New Roman" style:text-underline-type="single" style:text-underline-style="solid" style:text-underline-width="auto" style:text-underline-mode="continuous"/>
    </style:style>
    <style:style style:name="T10" style:parent-style-name="Domyślnaczcionkaakapitu" style:family="text">
      <style:text-properties style:font-name-complex="Times New Roman"/>
    </style:style>
    <style:style style:name="T11" style:parent-style-name="Domyślnaczcionkaakapitu" style:family="text">
      <style:text-properties style:font-name-complex="Times New Roman"/>
    </style:style>
    <style:style style:name="P12" style:parent-style-name="Standard" style:family="paragraph">
      <style:text-properties style:font-name-complex="Times New Roman"/>
    </style:style>
    <style:style style:name="P13" style:parent-style-name="Standard" style:family="paragraph">
      <style:text-properties style:font-name-complex="Times New Roman"/>
    </style:style>
    <style:style style:name="T14" style:parent-style-name="Domyślnaczcionkaakapitu" style:family="text">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T18" style:parent-style-name="Domyślnaczcionkaakapitu" style:family="text">
      <style:text-properties style:font-name-complex="Times New Roman"/>
    </style:style>
    <style:style style:name="T19" style:parent-style-name="Domyślnaczcionkaakapitu" style:family="text">
      <style:text-properties style:font-name-complex="Times New Roman"/>
    </style:style>
    <style:style style:name="T20" style:parent-style-name="Domyślnaczcionkaakapitu" style:family="text">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T34" style:parent-style-name="Domyślnaczcionkaakapitu" style:family="text">
      <style:text-properties style:font-name-complex="Times New Roman"/>
    </style:style>
    <style:style style:name="P35" style:parent-style-name="Standard" style:family="paragraph">
      <style:text-properties style:font-name-complex="Times New Roman"/>
    </style:style>
    <style:style style:name="P36" style:parent-style-name="Standard" style:family="paragraph">
      <style:text-properties style:font-name-complex="Times New Roman"/>
    </style:style>
    <style:style style:name="P37" style:parent-style-name="Standard" style:family="paragraph">
      <style:text-properties style:font-name-complex="Times New Roman"/>
    </style:style>
    <style:style style:name="T38" style:parent-style-name="Domyślnaczcionkaakapitu" style:family="text">
      <style:text-properties style:font-name-complex="Times New Roman"/>
    </style:style>
    <style:style style:name="T39" style:parent-style-name="Domyślnaczcionkaakapitu" style:family="text">
      <style:text-properties style:font-name-complex="Times New Roman"/>
    </style:style>
    <style:style style:name="T40" style:parent-style-name="Domyślnaczcionkaakapitu" style:family="text">
      <style:text-properties style:font-name-complex="Times New Roman"/>
    </style:style>
    <style:style style:name="T41" style:parent-style-name="Domyślnaczcionkaakapitu" style:family="text">
      <style:text-properties style:font-name-complex="Times New Roman"/>
    </style:style>
    <style:style style:name="T42" style:parent-style-name="Domyślnaczcionkaakapitu" style:family="text">
      <style:text-properties style:font-name-complex="Times New Roman"/>
    </style:style>
    <style:style style:name="T43" style:parent-style-name="Domyślnaczcionkaakapitu" style:family="text">
      <style:text-properties style:font-name-complex="Times New Roman"/>
    </style:style>
    <style:style style:name="T44" style:parent-style-name="Domyślnaczcionkaakapitu" style:family="text">
      <style:text-properties style:font-name-complex="Times New Roman"/>
    </style:style>
    <style:style style:name="T45" style:parent-style-name="Domyślnaczcionkaakapitu" style:family="text">
      <style:text-properties style:font-name-complex="Times New Roman"/>
    </style:style>
    <style:style style:name="P46" style:parent-style-name="Standard" style:family="paragraph">
      <style:text-properties style:font-name-complex="Times New Roman"/>
    </style:style>
    <style:style style:name="P47" style:parent-style-name="Standard" style:family="paragraph">
      <style:paragraph-properties fo:break-before="page"/>
      <style:text-properties style:font-name-complex="Times New Roman"/>
    </style:style>
    <style:style style:name="P48" style:parent-style-name="Standard" style:family="paragraph">
      <style:text-properties style:font-name-complex="Times New Roman"/>
    </style:style>
    <style:style style:name="T49" style:parent-style-name="Domyślnaczcionkaakapitu" style:family="text">
      <style:text-properties style:font-name-complex="Times New Roman"/>
    </style:style>
    <style:style style:name="P50" style:parent-style-name="Standard" style:family="paragraph">
      <style:text-properties style:font-name-complex="Times New Roman"/>
    </style:style>
    <style:style style:name="P51" style:parent-style-name="Standard" style:family="paragraph">
      <style:text-properties style:font-name-complex="Times New Roman"/>
    </style:style>
    <style:style style:name="P52" style:parent-style-name="Standard" style:family="paragraph">
      <style:text-properties style:font-name-complex="Times New Roman"/>
    </style:style>
    <style:style style:name="P53" style:parent-style-name="Standard" style:family="paragraph">
      <style:text-properties style:font-name-complex="Times New Roman"/>
    </style:style>
    <style:style style:name="P54"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5"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6"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7"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8" style:parent-style-name="Standard" style:family="paragraph">
      <style:text-properties style:font-name-complex="Times New Roman" fo:language="en" fo:country="US"/>
    </style:style>
    <style:style style:name="P59" style:parent-style-name="Standard" style:family="paragraph">
      <style:text-properties style:font-name-complex="Times New Roman" fo:language="en" fo:country="US"/>
    </style:style>
    <style:style style:name="P60" style:parent-style-name="Standard" style:family="paragraph">
      <style:text-properties style:font-name-complex="Times New Roman" fo:language="en" fo:country="US"/>
    </style:style>
    <style:style style:name="P61" style:parent-style-name="Standard" style:family="paragraph">
      <style:text-properties style:font-name-complex="Times New Roman" fo:language="en" fo:country="US"/>
    </style:style>
    <style:style style:name="P62" style:parent-style-name="Standard" style:family="paragraph">
      <style:text-properties style:font-name-complex="Times New Roman"/>
    </style:style>
    <style:style style:name="P63" style:parent-style-name="Standard" style:family="paragraph">
      <style:text-properties style:font-name-complex="Times New Roman"/>
    </style:style>
    <style:style style:name="P64" style:parent-style-name="Standard" style:family="paragraph">
      <style:text-properties style:font-name-complex="Times New Roman"/>
    </style:style>
    <style:style style:name="T65" style:parent-style-name="Domyślnaczcionkaakapitu" style:family="text">
      <style:text-properties style:font-name-complex="Times New Roman"/>
    </style:style>
    <style:style style:name="P66" style:parent-style-name="Standard" style:family="paragraph">
      <style:text-properties style:font-name-complex="Times New Roman"/>
    </style:style>
    <style:style style:name="P67" style:parent-style-name="Standard" style:family="paragraph">
      <style:text-properties style:font-name-complex="Times New Roman"/>
    </style:style>
    <style:style style:name="T68" style:parent-style-name="Domyślnaczcionkaakapitu" style:family="text">
      <style:text-properties style:font-name-complex="Times New Roman"/>
    </style:style>
    <style:style style:name="T69" style:parent-style-name="Domyślnaczcionkaakapitu" style:family="text">
      <style:text-properties style:font-name-complex="Times New Roman"/>
    </style:style>
    <style:style style:name="T70" style:parent-style-name="Domyślnaczcionkaakapitu" style:family="text">
      <style:text-properties style:font-name-complex="Times New Roman"/>
    </style:style>
    <style:style style:name="T71" style:parent-style-name="Domyślnaczcionkaakapitu" style:family="text">
      <style:text-properties style:font-name-complex="Times New Roman"/>
    </style:style>
    <style:style style:name="P72" style:parent-style-name="Standard" style:family="paragraph">
      <style:text-properties style:font-name-complex="Times New Roman"/>
    </style:style>
    <style:style style:name="T73" style:parent-style-name="Domyślnaczcionkaakapitu" style:family="text">
      <style:text-properties style:font-name-complex="Times New Roman"/>
    </style:style>
    <style:style style:name="T74" style:parent-style-name="Domyślnaczcionkaakapitu" style:family="text">
      <style:text-properties style:font-name-asian="Arial,Bold" style:font-name-complex="Times New Roman" fo:font-weight="bold" style:font-weight-asian="bold" style:font-weight-complex="bold"/>
    </style:style>
    <style:style style:name="T75" style:parent-style-name="Domyślnaczcionkaakapitu" style:family="text">
      <style:text-properties style:font-name-asian="Arial,Bold" style:font-name-complex="Times New Roman" fo:font-weight="bold" style:font-weight-asian="bold" style:font-weight-complex="bold"/>
    </style:style>
    <style:style style:name="T76" style:parent-style-name="Domyślnaczcionkaakapitu" style:family="text">
      <style:text-properties style:font-name-complex="Times New Roman"/>
    </style:style>
    <style:style style:name="T77" style:parent-style-name="Domyślnaczcionkaakapitu" style:family="text">
      <style:text-properties style:font-name-complex="Times New Roman"/>
    </style:style>
    <style:style style:name="T78" style:parent-style-name="Domyślnaczcionkaakapitu" style:family="text">
      <style:text-properties style:font-name-complex="Times New Roman"/>
    </style:style>
    <style:style style:name="P79" style:parent-style-name="Standard" style:family="paragraph">
      <style:text-properties style:font-name-complex="Times New Roman"/>
    </style:style>
    <style:style style:name="P80" style:parent-style-name="Standard" style:family="paragraph">
      <style:text-properties style:font-name-complex="Times New Roman"/>
    </style:style>
    <style:style style:name="T81" style:parent-style-name="Domyślnaczcionkaakapitu" style:family="text">
      <style:text-properties style:font-name-complex="Times New Roman"/>
    </style:style>
    <style:style style:name="T82" style:parent-style-name="Domyślnaczcionkaakapitu" style:family="text">
      <style:text-properties style:font-name-complex="Times New Roman" fo:language="en" fo:country="US"/>
    </style:style>
    <style:style style:name="P83" style:parent-style-name="Standard" style:family="paragraph">
      <style:text-properties style:font-name-complex="Times New Roman" fo:language="en" fo:country="US"/>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fo:font-weight="bold" style:font-weight-asian="bold" style:font-weight-complex="bold"/>
    </style:style>
    <style:style style:name="P89" style:parent-style-name="Standard" style:family="paragraph">
      <style:text-properties style:font-name-complex="Times New Roman" fo:font-weight="bold" style:font-weight-asian="bold" style:font-weight-complex="bold"/>
    </style:style>
    <style:style style:name="P90" style:parent-style-name="Standard" style:family="paragraph">
      <style:text-properties style:font-name-complex="Times New Roman" fo:language="en" fo:country="US"/>
    </style:style>
    <style:style style:name="P91" style:parent-style-name="Standard" style:family="paragraph">
      <style:text-properties style:font-name-complex="Times New Roman" fo:language="en" fo:country="US"/>
    </style:style>
    <style:style style:name="P92" style:parent-style-name="Standard" style:family="paragraph">
      <style:text-properties style:font-name-complex="Times New Roman" fo:language="en" fo:country="US"/>
    </style:style>
    <style:style style:name="P93" style:parent-style-name="Standard" style:family="paragraph">
      <style:text-properties style:font-name-complex="Times New Roman" fo:language="en" fo:country="US"/>
    </style:style>
    <style:style style:name="P94" style:parent-style-name="Standard" style:family="paragraph">
      <style:text-properties style:font-name-complex="Times New Roman" fo:language="en" fo:country="US"/>
    </style:style>
    <style:style style:name="P95" style:parent-style-name="Standard" style:family="paragraph">
      <style:text-properties style:font-name-complex="Times New Roman" fo:language="en" fo:country="US"/>
    </style:style>
    <style:style style:name="P96" style:parent-style-name="Standard" style:family="paragraph">
      <style:text-properties style:font-name-complex="Times New Roman" fo:language="en" fo:country="US"/>
    </style:style>
    <style:style style:name="P97" style:parent-style-name="Standard" style:family="paragraph">
      <style:text-properties style:font-name-complex="Times New Roman" fo:font-weight="bold" style:font-weight-asian="bold" style:font-weight-complex="bold" fo:language="en" fo:country="US"/>
    </style:style>
    <style:style style:name="P98" style:parent-style-name="Standard" style:family="paragraph">
      <style:text-properties style:font-name-complex="Times New Roman" fo:language="en" fo:country="US"/>
    </style:style>
    <style:style style:name="P99" style:parent-style-name="Standard" style:family="paragraph">
      <style:text-properties style:font-name-complex="Times New Roman" fo:language="en" fo:country="US"/>
    </style:style>
    <style:style style:name="P100" style:parent-style-name="Standard" style:family="paragraph">
      <style:text-properties style:font-name-complex="Times New Roman" fo:language="en" fo:country="US"/>
    </style:style>
    <style:style style:name="P101" style:parent-style-name="Standard" style:family="paragraph">
      <style:text-properties style:font-name-complex="Times New Roman" fo:language="en" fo:country="US"/>
    </style:style>
    <style:style style:name="P102" style:parent-style-name="Standard" style:family="paragraph">
      <style:text-properties style:font-name-complex="Times New Roman" fo:language="en" fo:country="US"/>
    </style:style>
    <style:style style:name="P103" style:parent-style-name="Standard" style:family="paragraph">
      <style:text-properties style:font-name-complex="Times New Roman" fo:language="en" fo:country="US"/>
    </style:style>
    <style:style style:name="P104" style:parent-style-name="Standard" style:family="paragraph">
      <style:text-properties style:font-name-complex="Times New Roman" fo:language="en" fo:country="US"/>
    </style:style>
    <style:style style:name="P105" style:parent-style-name="Standard" style:family="paragraph">
      <style:text-properties style:font-name-complex="Times New Roman" fo:language="en" fo:country="US"/>
    </style:style>
    <style:style style:name="P106" style:parent-style-name="Standard" style:family="paragraph">
      <style:text-properties style:font-name-complex="Times New Roman" fo:language="en" fo:country="US"/>
    </style:style>
    <style:style style:name="P107" style:parent-style-name="Standard" style:family="paragraph">
      <style:text-properties style:font-name-complex="Times New Roman" fo:language="en" fo:country="US"/>
    </style:style>
    <style:style style:name="P108" style:parent-style-name="Standard" style:family="paragraph">
      <style:text-properties style:font-name-complex="Times New Roman" fo:font-weight="bold" style:font-weight-asian="bold" style:font-weight-complex="bold" fo:language="en" fo:country="US"/>
    </style:style>
    <style:style style:name="P109" style:parent-style-name="Standard" style:family="paragraph">
      <style:text-properties style:font-name-complex="Times New Roman"/>
    </style:style>
    <style:style style:name="T110" style:parent-style-name="Domyślnaczcionkaakapitu" style:family="text">
      <style:text-properties style:font-name-complex="Times New Roman" fo:language="en" fo:country="US"/>
    </style:style>
    <style:style style:name="P111" style:parent-style-name="Standard" style:family="paragraph">
      <style:text-properties style:font-name-complex="Times New Roman"/>
    </style:style>
    <style:style style:name="P112" style:parent-style-name="Standard" style:family="paragraph">
      <style:text-properties style:font-name-complex="Times New Roman"/>
    </style:style>
    <style:style style:name="P113" style:parent-style-name="Standard" style:family="paragraph">
      <style:text-properties style:font-name-complex="Times New Roman"/>
    </style:style>
    <style:style style:name="T114" style:parent-style-name="Domyślnaczcionkaakapitu" style:family="text">
      <style:text-properties style:font-name-complex="Times New Roman"/>
    </style:style>
    <style:style style:name="P115" style:parent-style-name="Standard" style:family="paragraph">
      <style:text-properties style:font-name-complex="Times New Roman"/>
    </style:style>
    <style:style style:name="P116" style:parent-style-name="Standard" style:family="paragraph">
      <style:text-properties style:font-name-complex="Times New Roman"/>
    </style:style>
    <style:style style:name="P117" style:parent-style-name="Standard" style:family="paragraph">
      <style:text-properties style:font-name-complex="Times New Roman"/>
    </style:style>
    <style:style style:name="P118" style:parent-style-name="Standard" style:family="paragraph">
      <style:text-properties style:font-name-complex="Times New Roman"/>
    </style:style>
    <style:style style:name="P119" style:parent-style-name="Standard" style:family="paragraph">
      <style:text-properties style:font-name-complex="Times New Roman" fo:font-weight="bold" style:font-weight-asian="bold" style:font-weight-complex="bold"/>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T122" style:parent-style-name="Domyślnaczcionkaakapitu" style:family="text">
      <style:text-properties style:font-name-complex="Times New Roman" fo:font-weight="bold" style:font-weight-asian="bold" style:font-weight-complex="bold"/>
    </style:style>
    <style:style style:name="T123" style:parent-style-name="Domyślnaczcionkaakapitu" style:family="text">
      <style:text-properties style:font-name-complex="Times New Roman"/>
    </style:style>
    <style:style style:name="T124" style:parent-style-name="Domyślnaczcionkaakapitu" style:family="text">
      <style:text-properties style:font-name-complex="Times New Roman"/>
    </style:style>
    <style:style style:name="T125" style:parent-style-name="Domyślnaczcionkaakapitu" style:family="text">
      <style:text-properties style:font-name-complex="Times New Roman" fo:font-weight="bold" style:font-weight-asian="bold" style:font-weight-complex="bold"/>
    </style:style>
    <style:style style:name="T126" style:parent-style-name="Domyślnaczcionkaakapitu" style:family="text">
      <style:text-properties style:font-name-complex="Times New Roman"/>
    </style:style>
    <style:style style:name="T127" style:parent-style-name="Domyślnaczcionkaakapitu" style:family="text">
      <style:text-properties style:font-name-complex="Times New Roman"/>
    </style:style>
    <style:style style:name="T128" style:parent-style-name="Domyślnaczcionkaakapitu" style:family="text">
      <style:text-properties style:font-name-complex="Times New Roman"/>
    </style:style>
    <style:style style:name="P129" style:parent-style-name="Standard" style:family="paragraph">
      <style:text-properties style:font-name-complex="Times New Roman"/>
    </style:style>
    <style:style style:name="P130" style:parent-style-name="Standard" style:family="paragraph">
      <style:text-properties style:font-name-complex="Times New Roman"/>
    </style:style>
    <style:style style:name="T131" style:parent-style-name="Domyślnaczcionkaakapitu" style:family="text">
      <style:text-properties style:font-name-complex="Times New Roman"/>
    </style:style>
    <style:style style:name="P132" style:parent-style-name="Standard" style:family="paragraph">
      <style:text-properties style:font-name-complex="Times New Roman"/>
    </style:style>
    <style:style style:name="P133" style:parent-style-name="Standard" style:family="paragraph">
      <style:text-properties style:font-name-complex="Times New Roman"/>
    </style:style>
    <style:style style:name="P134" style:parent-style-name="Standard" style:family="paragraph">
      <style:text-properties style:font-name-complex="Times New Roman"/>
    </style:style>
    <style:style style:name="P135" style:parent-style-name="Standard" style:family="paragraph">
      <style:text-properties style:font-name-complex="Times New Roman"/>
    </style:style>
    <style:style style:name="P136" style:parent-style-name="Standard" style:family="paragraph">
      <style:text-properties style:font-name-complex="Times New Roman"/>
    </style:style>
    <style:style style:name="P137" style:parent-style-name="Standard" style:family="paragraph">
      <style:text-properties style:font-name-complex="Times New Roman"/>
    </style:style>
    <style:style style:name="P138" style:parent-style-name="Standard" style:family="paragraph">
      <style:text-properties style:font-name-complex="Times New Roman"/>
    </style:style>
    <style:style style:name="P139" style:parent-style-name="Standard" style:family="paragraph">
      <style:text-properties style:font-name-complex="Times New Roman"/>
    </style:style>
    <style:style style:name="P140" style:parent-style-name="Standard" style:family="paragraph">
      <style:text-properties style:font-name-complex="Times New Roman"/>
    </style:style>
    <style:style style:name="P141" style:parent-style-name="Standard" style:family="paragraph">
      <style:text-properties style:font-name-complex="Times New Roman"/>
    </style:style>
    <style:style style:name="P142" style:parent-style-name="Standard" style:family="paragraph">
      <style:text-properties style:font-name-complex="Times New Roman"/>
    </style:style>
    <style:style style:name="P143" style:parent-style-name="Standard" style:family="paragraph">
      <style:text-properties style:font-name-complex="Times New Roman"/>
    </style:style>
    <style:style style:name="P144" style:parent-style-name="Standard" style:family="paragraph">
      <style:text-properties style:font-name-complex="Times New Roman"/>
    </style:style>
    <style:style style:name="P145" style:parent-style-name="Standard" style:family="paragraph">
      <style:text-properties style:font-name-complex="Times New Roman"/>
    </style:style>
    <style:style style:name="P146" style:parent-style-name="Standard" style:family="paragraph">
      <style:paragraph-properties fo:margin-left="0.75in">
        <style:tab-stops/>
      </style:paragraph-properties>
    </style:style>
    <style:style style:name="T147" style:parent-style-name="Domyślnaczcionkaakapitu" style:family="text">
      <style:text-properties style:font-name-complex="Times New Roman"/>
    </style:style>
    <style:style style:name="P148" style:parent-style-name="Standard" style:family="paragraph">
      <style:paragraph-properties fo:margin-left="0.75in">
        <style:tab-stops/>
      </style:paragraph-properties>
      <style:text-properties style:font-name-complex="Times New Roman"/>
    </style:style>
    <style:style style:name="P149" style:parent-style-name="Standard" style:family="paragraph">
      <style:paragraph-properties fo:margin-left="0.75in">
        <style:tab-stops/>
      </style:paragraph-properties>
      <style:text-properties style:font-name-complex="Times New Roman"/>
    </style:style>
    <style:style style:name="P150" style:parent-style-name="Standard" style:family="paragraph">
      <style:paragraph-properties fo:margin-left="0.75in">
        <style:tab-stops/>
      </style:paragraph-properties>
      <style:text-properties style:font-name-complex="Times New Roman"/>
    </style:style>
    <style:style style:name="P151" style:parent-style-name="Standard" style:family="paragraph">
      <style:paragraph-properties fo:margin-left="0.75in">
        <style:tab-stops/>
      </style:paragraph-properties>
      <style:text-properties style:font-name-complex="Times New Roman"/>
    </style:style>
    <style:style style:name="P152" style:parent-style-name="Standard" style:family="paragraph">
      <style:paragraph-properties fo:margin-left="0.75in">
        <style:tab-stops/>
      </style:paragraph-properties>
    </style:style>
    <style:style style:name="T153" style:parent-style-name="Domyślnaczcionkaakapitu" style:family="text">
      <style:text-properties style:font-name-complex="Times New Roman"/>
    </style:style>
    <style:style style:name="P154" style:parent-style-name="Standard" style:family="paragraph">
      <style:paragraph-properties fo:text-align="justify" fo:margin-left="0.75in">
        <style:tab-stops/>
      </style:paragraph-properties>
      <style:text-properties style:font-name-complex="Times New Roman"/>
    </style:style>
    <style:style style:name="P155" style:parent-style-name="Standard" style:family="paragraph">
      <style:paragraph-properties fo:text-align="justify" fo:margin-left="0.75in">
        <style:tab-stops/>
      </style:paragraph-properties>
    </style:style>
    <style:style style:name="T156" style:parent-style-name="Domyślnaczcionkaakapitu" style:family="text">
      <style:text-properties style:font-name-complex="Times New Roman"/>
    </style:style>
    <style:style style:name="P157" style:parent-style-name="Standard" style:family="paragraph">
      <style:paragraph-properties fo:margin-left="0.75in">
        <style:tab-stops/>
      </style:paragraph-properties>
      <style:text-properties style:font-name-complex="Times New Roman"/>
    </style:style>
    <style:style style:name="P158" style:parent-style-name="Standard" style:family="paragraph">
      <style:paragraph-properties fo:margin-left="0.75in">
        <style:tab-stops/>
      </style:paragraph-properties>
      <style:text-properties style:font-name-complex="Times New Roman"/>
    </style:style>
    <style:style style:name="P159" style:parent-style-name="Standard" style:family="paragraph">
      <style:paragraph-properties fo:margin-left="0.75in">
        <style:tab-stops/>
      </style:paragraph-properties>
      <style:text-properties style:font-name-complex="Times New Roman"/>
    </style:style>
    <style:style style:name="P160" style:parent-style-name="Standard" style:family="paragraph">
      <style:paragraph-properties fo:margin-left="0.75in">
        <style:tab-stops/>
      </style:paragraph-properties>
      <style:text-properties style:font-name-complex="Times New Roman"/>
    </style:style>
    <style:style style:name="P161" style:parent-style-name="Standard" style:family="paragraph">
      <style:paragraph-properties fo:margin-left="0.75in">
        <style:tab-stops/>
      </style:paragraph-properties>
      <style:text-properties style:font-name-complex="Times New Roman"/>
    </style:style>
    <style:style style:name="P162" style:parent-style-name="Standard" style:family="paragraph">
      <style:paragraph-properties fo:margin-left="0.75in">
        <style:tab-stops/>
      </style:paragraph-properties>
      <style:text-properties style:font-name-complex="Times New Roman"/>
    </style:style>
    <style:style style:name="P163" style:parent-style-name="Standard" style:family="paragraph">
      <style:paragraph-properties fo:margin-left="0.75in">
        <style:tab-stops/>
      </style:paragraph-properties>
      <style:text-properties style:font-name-complex="Times New Roman"/>
    </style:style>
    <style:style style:name="P164" style:parent-style-name="Standard" style:family="paragraph">
      <style:paragraph-properties fo:margin-left="0.75in">
        <style:tab-stops/>
      </style:paragraph-properties>
      <style:text-properties style:font-name-complex="Times New Roman"/>
    </style:style>
    <style:style style:name="P165" style:parent-style-name="Standard" style:family="paragraph">
      <style:paragraph-properties fo:margin-left="0.75in">
        <style:tab-stops/>
      </style:paragraph-properties>
      <style:text-properties style:font-name-complex="Times New Roman"/>
    </style:style>
    <style:style style:name="P166" style:parent-style-name="Standard" style:family="paragraph">
      <style:paragraph-properties fo:margin-left="0.75in">
        <style:tab-stops/>
      </style:paragraph-properties>
      <style:text-properties style:font-name-complex="Times New Roman"/>
    </style:style>
    <style:style style:name="P167" style:parent-style-name="Standard" style:family="paragraph">
      <style:paragraph-properties fo:margin-left="0.75in">
        <style:tab-stops/>
      </style:paragraph-properties>
      <style:text-properties style:font-name-complex="Times New Roman"/>
    </style:style>
    <style:style style:name="P168" style:parent-style-name="Standard" style:family="paragraph">
      <style:paragraph-properties fo:margin-left="0.75in">
        <style:tab-stops/>
      </style:paragraph-properties>
      <style:text-properties style:font-name-complex="Times New Roman"/>
    </style:style>
    <style:style style:name="P169" style:parent-style-name="Standard" style:family="paragraph">
      <style:paragraph-properties fo:margin-left="0.75in">
        <style:tab-stops/>
      </style:paragraph-properties>
      <style:text-properties style:font-name-complex="Times New Roman"/>
    </style:style>
    <style:style style:name="P170" style:parent-style-name="Standard" style:family="paragraph">
      <style:paragraph-properties fo:margin-left="0.75in">
        <style:tab-stops/>
      </style:paragraph-properties>
      <style:text-properties style:font-name-complex="Times New Roman"/>
    </style:style>
    <style:style style:name="P171" style:parent-style-name="Standard" style:family="paragraph">
      <style:paragraph-properties fo:margin-left="0.75in">
        <style:tab-stops/>
      </style:paragraph-properties>
    </style:style>
    <style:style style:name="T172" style:parent-style-name="Domyślnaczcionkaakapitu" style:family="text">
      <style:text-properties style:font-name-complex="Times New Roman"/>
    </style:style>
    <style:style style:name="T173" style:parent-style-name="Domyślnaczcionkaakapitu" style:family="text">
      <style:text-properties style:font-name-complex="Times New Roman"/>
    </style:style>
    <style:style style:name="P174" style:parent-style-name="Standard" style:family="paragraph">
      <style:paragraph-properties fo:margin-left="0.75in">
        <style:tab-stops/>
      </style:paragraph-properties>
      <style:text-properties style:font-name-complex="Times New Roman"/>
    </style:style>
    <style:style style:name="P175" style:parent-style-name="Standard" style:family="paragraph">
      <style:text-properties style:font-name-complex="Times New Roman"/>
    </style:style>
    <style:style style:name="P176" style:parent-style-name="Standard" style:family="paragraph">
      <style:text-properties style:font-name-complex="Times New Roman"/>
    </style:style>
    <style:style style:name="P177" style:parent-style-name="Standard" style:family="paragraph">
      <style:text-properties style:font-name-complex="Times New Roman"/>
    </style:style>
    <style:style style:name="T178" style:parent-style-name="Domyślnaczcionkaakapitu" style:family="text">
      <style:text-properties style:font-name-complex="Times New Roman"/>
    </style:style>
    <style:style style:name="P179" style:parent-style-name="Standard" style:family="paragraph">
      <style:text-properties style:font-name-complex="Times New Roman"/>
    </style:style>
    <style:style style:name="P180" style:parent-style-name="Standard" style:family="paragraph">
      <style:paragraph-properties fo:margin-left="0.75in">
        <style:tab-stops/>
      </style:paragraph-properties>
      <style:text-properties style:font-name-complex="Times New Roman"/>
    </style:style>
    <style:style style:name="P181" style:parent-style-name="Standard" style:family="paragraph">
      <style:paragraph-properties fo:margin-left="0.75in">
        <style:tab-stops/>
      </style:paragraph-properties>
      <style:text-properties style:font-name-complex="Times New Roman"/>
    </style:style>
    <style:style style:name="P182" style:parent-style-name="Standard" style:family="paragraph">
      <style:paragraph-properties fo:margin-left="0.75in">
        <style:tab-stops/>
      </style:paragraph-properties>
      <style:text-properties style:font-name-complex="Times New Roman"/>
    </style:style>
    <style:style style:name="T183" style:parent-style-name="Domyślnaczcionkaakapitu" style:family="text">
      <style:text-properties style:font-name-complex="Times New Roman"/>
    </style:style>
    <style:style style:name="P184" style:parent-style-name="Standard" style:family="paragraph">
      <style:paragraph-properties fo:margin-left="0.4923in">
        <style:tab-stops/>
      </style:paragraph-properties>
      <style:text-properties style:font-name-complex="Times New Roman"/>
    </style:style>
    <style:style style:name="T185" style:parent-style-name="Domyślnaczcionkaakapitu" style:family="text">
      <style:text-properties style:font-name-complex="Times New Roman"/>
    </style:style>
    <style:style style:name="P186" style:parent-style-name="Standard" style:family="paragraph">
      <style:text-properties style:font-name-complex="Times New Roman"/>
    </style:style>
    <style:style style:name="P187" style:parent-style-name="Standard" style:family="paragraph">
      <style:text-properties style:font-name-complex="Times New Roman"/>
    </style:style>
    <style:style style:name="T188" style:parent-style-name="Domyślnaczcionkaakapitu" style:family="text">
      <style:text-properties style:font-name-complex="Times New Roman"/>
    </style:style>
    <style:style style:name="P189" style:parent-style-name="Standard" style:family="paragraph">
      <style:text-properties style:font-name-complex="Times New Roman"/>
    </style:style>
    <style:style style:name="P190" style:parent-style-name="Standard" style:family="paragraph">
      <style:text-properties style:font-name-complex="Times New Roman"/>
    </style:style>
    <style:style style:name="T191" style:parent-style-name="Domyślnaczcionkaakapitu" style:family="text">
      <style:text-properties style:font-name-complex="Times New Roman"/>
    </style:style>
    <style:style style:name="P192" style:parent-style-name="Standard" style:family="paragraph">
      <style:text-properties style:font-name-complex="Times New Roman"/>
    </style:style>
    <style:style style:name="P193" style:parent-style-name="Standard" style:family="paragraph">
      <style:text-properties style:font-name-complex="Times New Roman"/>
    </style:style>
    <style:style style:name="P194" style:parent-style-name="Standard" style:family="paragraph">
      <style:text-properties style:font-name-complex="Times New Roman"/>
    </style:style>
    <style:style style:name="P195" style:parent-style-name="Standard" style:family="paragraph">
      <style:text-properties style:font-name-complex="Times New Roman"/>
    </style:style>
    <style:style style:name="T196" style:parent-style-name="Domyślnaczcionkaakapitu" style:family="text">
      <style:text-properties style:font-name-complex="Times New Roman"/>
    </style:style>
    <style:style style:name="T197" style:parent-style-name="Domyślnaczcionkaakapitu" style:family="text">
      <style:text-properties style:font-name-complex="Times New Roman"/>
    </style:style>
    <style:style style:name="T198" style:parent-style-name="Domyślnaczcionkaakapitu" style:family="text">
      <style:text-properties style:font-name-complex="Times New Roman"/>
    </style:style>
    <style:style style:name="P199" style:parent-style-name="Standard" style:family="paragraph">
      <style:text-properties style:font-name-complex="Times New Roman"/>
    </style:style>
    <style:style style:name="P200" style:parent-style-name="Standard" style:family="paragraph">
      <style:text-properties style:font-name-complex="Times New Roman"/>
    </style:style>
    <style:style style:name="P201" style:parent-style-name="Standard" style:family="paragraph">
      <style:text-properties style:font-name-complex="Times New Roman"/>
    </style:style>
    <style:style style:name="P202" style:parent-style-name="Standard" style:family="paragraph">
      <style:text-properties style:font-name-complex="Times New Roman"/>
    </style:style>
    <style:style style:name="P203" style:parent-style-name="Standard" style:family="paragraph">
      <style:text-properties style:font-name-complex="Times New Roman"/>
    </style:style>
    <style:style style:name="P204" style:parent-style-name="Standard" style:family="paragraph">
      <style:text-properties style:font-name-complex="Times New Roman"/>
    </style:style>
    <style:style style:name="P205" style:parent-style-name="Standard" style:family="paragraph">
      <style:text-properties style:font-name-complex="Times New Roman"/>
    </style:style>
    <style:style style:name="T206" style:parent-style-name="Domyślnaczcionkaakapitu" style:family="text">
      <style:text-properties style:font-name-complex="Times New Roman"/>
    </style:style>
    <style:style style:name="T207" style:parent-style-name="Domyślnaczcionkaakapitu" style:family="text">
      <style:text-properties style:font-name-complex="Times New Roman"/>
    </style:style>
    <style:style style:name="P208" style:parent-style-name="Standard" style:family="paragraph">
      <style:text-properties style:font-name-complex="Times New Roman"/>
    </style:style>
    <style:style style:name="P209" style:parent-style-name="Standard" style:family="paragraph">
      <style:text-properties style:font-name-complex="Times New Roman"/>
    </style:style>
    <style:style style:name="T210" style:parent-style-name="Domyślnaczcionkaakapitu" style:family="text">
      <style:text-properties style:font-name-complex="Times New Roman"/>
    </style:style>
    <style:style style:name="T211" style:parent-style-name="Domyślnaczcionkaakapitu" style:family="text">
      <style:text-properties style:font-name-complex="Times New Roman"/>
    </style:style>
    <style:style style:name="P212" style:parent-style-name="Standard" style:family="paragraph">
      <style:text-properties style:font-name-complex="Times New Roman"/>
    </style:style>
    <style:style style:name="P213" style:parent-style-name="Standard" style:family="paragraph">
      <style:text-properties style:font-name-complex="Times New Roman"/>
    </style:style>
    <style:style style:name="P214" style:parent-style-name="Normalny" style:family="paragraph">
      <style:paragraph-properties fo:break-before="page"/>
      <style:text-properties style:font-name-complex="Times New Roman" fo:hyphenate="true"/>
    </style:style>
    <style:style style:name="T215" style:parent-style-name="Domyślnaczcionkaakapitu" style:family="text">
      <style:text-properties style:font-name-complex="Times New Roman" fo:font-weight="bold" style:font-weight-asian="bold" style:font-weight-complex="bold"/>
    </style:style>
    <style:style style:name="P216" style:parent-style-name="Standard" style:family="paragraph">
      <style:text-properties style:font-name-complex="Times New Roman"/>
    </style:style>
    <style:style style:name="T217" style:parent-style-name="Domyślnaczcionkaakapitu" style:family="text">
      <style:text-properties style:font-name-complex="Times New Roman"/>
    </style:style>
    <style:style style:name="P218" style:parent-style-name="Standard" style:family="paragraph">
      <style:text-properties style:font-name-complex="Times New Roman"/>
    </style:style>
    <style:style style:name="P219" style:parent-style-name="Standard" style:family="paragraph">
      <style:text-properties style:font-name-complex="Times New Roman"/>
    </style:style>
    <style:style style:name="T220" style:parent-style-name="Domyślnaczcionkaakapitu" style:family="text">
      <style:text-properties style:font-name-complex="Times New Roman"/>
    </style:style>
    <style:style style:name="P221" style:parent-style-name="Standard" style:family="paragraph">
      <style:text-properties style:font-name-complex="Times New Roman"/>
    </style:style>
    <style:style style:name="P222" style:parent-style-name="Standard" style:family="paragraph">
      <style:text-properties style:font-name-complex="Times New Roman"/>
    </style:style>
    <style:style style:name="P223" style:parent-style-name="Standard" style:family="paragraph">
      <style:text-properties style:font-name-complex="Times New Roman"/>
    </style:style>
    <style:style style:name="P224" style:parent-style-name="Standard" style:family="paragraph">
      <style:paragraph-properties fo:margin-left="1.477in">
        <style:tab-stops/>
      </style:paragraph-properties>
      <style:text-properties style:font-name-complex="Times New Roman"/>
    </style:style>
    <style:style style:name="P225" style:parent-style-name="Standard" style:family="paragraph">
      <style:text-properties style:font-name-complex="Times New Roman"/>
    </style:style>
    <style:style style:name="P226" style:parent-style-name="Standard" style:family="paragraph">
      <style:text-properties style:font-name-complex="Times New Roman"/>
    </style:style>
    <style:style style:name="P227" style:parent-style-name="Standard" style:family="paragraph">
      <style:text-properties style:font-name-complex="Times New Roman"/>
    </style:style>
    <style:style style:name="P228" style:parent-style-name="Standard" style:family="paragraph">
      <style:text-properties style:font-name-complex="Times New Roman"/>
    </style:style>
    <style:style style:name="P229" style:parent-style-name="Standard" style:family="paragraph">
      <style:text-properties style:font-name-complex="Times New Roman"/>
    </style:style>
    <style:style style:name="P230" style:parent-style-name="Normalny" style:family="paragraph">
      <style:paragraph-properties fo:break-before="page"/>
      <style:text-properties style:font-name-complex="Times New Roman" fo:hyphenate="true"/>
    </style:style>
    <style:style style:name="P231" style:parent-style-name="Standard" style:family="paragraph">
      <style:text-properties style:font-name-complex="Times New Roman"/>
    </style:style>
    <style:style style:name="P232" style:parent-style-name="Standard" style:family="paragraph">
      <style:text-properties style:font-name-complex="Times New Roman"/>
    </style:style>
    <style:style style:name="P233" style:parent-style-name="Standard" style:family="paragraph">
      <style:paragraph-properties fo:margin-left="1in">
        <style:tab-stops/>
      </style:paragraph-properties>
      <style:text-properties style:font-name-complex="Times New Roman"/>
    </style:style>
    <style:style style:name="T234" style:parent-style-name="Domyślnaczcionkaakapitu" style:family="text">
      <style:text-properties style:font-name-complex="Times New Roman"/>
    </style:style>
    <style:style style:name="P235" style:parent-style-name="Standard" style:family="paragraph">
      <style:text-properties style:font-name-complex="Times New Roman"/>
    </style:style>
    <style:style style:name="P236" style:parent-style-name="Standard" style:family="paragraph">
      <style:text-properties style:font-name-complex="Times New Roman" fo:font-weight="bold" style:font-weight-asian="bold" style:font-weight-complex="bold"/>
    </style:style>
    <style:style style:name="P237" style:parent-style-name="Standard" style:family="paragraph">
      <style:text-properties style:font-name-complex="Times New Roman"/>
    </style:style>
    <style:style style:name="P238" style:parent-style-name="Standard" style:family="paragraph">
      <style:text-properties style:font-name-complex="Times New Roman"/>
    </style:style>
    <style:style style:name="P239" style:parent-style-name="Standard" style:family="paragraph">
      <style:text-properties style:font-name-complex="Times New Roman"/>
    </style:style>
    <style:style style:name="P240" style:parent-style-name="Standard" style:family="paragraph">
      <style:text-properties style:font-name-complex="Times New Roman"/>
    </style:style>
    <style:style style:name="T241" style:parent-style-name="Domyślnaczcionkaakapitu" style:family="text">
      <style:text-properties style:font-name-complex="Times New Roman"/>
    </style:style>
    <style:style style:name="T242" style:parent-style-name="Domyślnaczcionkaakapitu" style:family="text">
      <style:text-properties style:font-name-complex="Times New Roman"/>
    </style:style>
    <style:style style:name="P243" style:parent-style-name="Standard" style:family="paragraph">
      <style:text-properties style:font-name-complex="Times New Roman"/>
    </style:style>
    <style:style style:name="P244" style:parent-style-name="Standard" style:family="paragraph">
      <style:text-properties style:font-name-complex="Times New Roman"/>
    </style:style>
    <style:style style:name="T245" style:parent-style-name="Domyślnaczcionkaakapitu" style:family="text">
      <style:text-properties style:font-name-complex="Times New Roman"/>
    </style:style>
    <style:style style:name="T246" style:parent-style-name="Domyślnaczcionkaakapitu" style:family="text">
      <style:text-properties style:font-name-complex="Times New Roman"/>
    </style:style>
    <style:style style:name="T247" style:parent-style-name="Domyślnaczcionkaakapitu" style:family="text">
      <style:text-properties style:font-name-complex="Times New Roman" fo:color="#6F42C1" fo:font-size="9pt" style:font-size-asian="9pt" style:font-size-complex="9pt" fo:background-color="#FFFFFF"/>
    </style:style>
    <style:style style:name="T248" style:parent-style-name="Domyślnaczcionkaakapitu" style:family="text">
      <style:text-properties style:font-name-complex="Times New Roman" fo:color="#6F42C1" fo:font-size="9pt" style:font-size-asian="9pt" style:font-size-complex="9pt" fo:background-color="#FFFFFF"/>
    </style:style>
    <style:style style:name="T249" style:parent-style-name="Domyślnaczcionkaakapitu" style:family="text">
      <style:text-properties style:font-name-complex="Times New Roman"/>
    </style:style>
    <style:style style:name="P250" style:parent-style-name="Standard" style:family="paragraph">
      <style:text-properties style:font-name-complex="Times New Roman"/>
    </style:style>
    <style:style style:name="P251" style:parent-style-name="Standard" style:family="paragraph">
      <style:text-properties style:font-name-complex="Times New Roman"/>
    </style:style>
    <style:style style:name="P252" style:parent-style-name="Standard" style:family="paragraph">
      <style:text-properties style:font-name-complex="Times New Roman"/>
    </style:style>
    <style:style style:name="P253" style:parent-style-name="Standard" style:family="paragraph">
      <style:text-properties style:font-name-complex="Times New Roman"/>
    </style:style>
    <style:style style:name="T254" style:parent-style-name="Domyślnaczcionkaakapitu" style:family="text">
      <style:text-properties style:font-name-complex="Times New Roman"/>
    </style:style>
    <style:style style:name="P255" style:parent-style-name="Standard" style:family="paragraph">
      <style:text-properties style:font-name-complex="Times New Roman"/>
    </style:style>
    <style:style style:name="P256" style:parent-style-name="Standard" style:family="paragraph">
      <style:text-properties style:font-name-complex="Times New Roman"/>
    </style:style>
    <style:style style:name="T257" style:parent-style-name="Domyślnaczcionkaakapitu" style:family="text">
      <style:text-properties style:font-name-complex="Times New Roman"/>
    </style:style>
    <style:style style:name="T258" style:parent-style-name="Domyślnaczcionkaakapitu" style:family="text">
      <style:text-properties style:font-name-complex="Times New Roman"/>
    </style:style>
    <style:style style:name="T259" style:parent-style-name="Domyślnaczcionkaakapitu" style:family="text">
      <style:text-properties style:font-name-complex="Times New Roman"/>
    </style:style>
    <style:style style:name="P260" style:parent-style-name="Standard" style:family="paragraph">
      <style:text-properties style:font-name-complex="Times New Roman"/>
    </style:style>
    <style:style style:name="P261" style:parent-style-name="Standard" style:family="paragraph">
      <style:text-properties style:font-name-complex="Times New Roman"/>
    </style:style>
    <style:style style:name="P262" style:parent-style-name="Standard" style:family="paragraph">
      <style:text-properties style:font-name-complex="Times New Roman"/>
    </style:style>
    <style:style style:name="P263" style:parent-style-name="Standard" style:family="paragraph">
      <style:text-properties style:font-name-complex="Times New Roman"/>
    </style:style>
    <style:style style:name="P264" style:parent-style-name="Standard" style:family="paragraph">
      <style:text-properties style:font-name-complex="Times New Roman"/>
    </style:style>
    <style:style style:name="P265" style:parent-style-name="Standard" style:family="paragraph">
      <style:text-properties style:font-name-complex="Times New Roman"/>
    </style:style>
    <style:style style:name="P266" style:parent-style-name="Standard" style:family="paragraph">
      <style:text-properties style:font-name-complex="Times New Roman"/>
    </style:style>
    <style:style style:name="P267" style:parent-style-name="Standard" style:family="paragraph">
      <style:text-properties style:font-name-complex="Times New Roman"/>
    </style:style>
    <style:style style:name="T268" style:parent-style-name="Domyślnaczcionkaakapitu" style:family="text">
      <style:text-properties style:font-name-complex="Times New Roman"/>
    </style:style>
    <style:style style:name="T269" style:parent-style-name="Domyślnaczcionkaakapitu" style:family="text">
      <style:text-properties style:font-name-complex="Times New Roman"/>
    </style:style>
    <style:style style:name="T270" style:parent-style-name="Domyślnaczcionkaakapitu" style:family="text">
      <style:text-properties style:font-name="Segoe UI Emoji" style:font-name-asian="Segoe UI Emoji" style:font-name-complex="Segoe UI Emoji"/>
    </style:style>
    <style:style style:name="P271" style:parent-style-name="Standard" style:family="paragraph">
      <style:text-properties style:font-name-complex="Times New Roman"/>
    </style:style>
    <style:style style:name="T272" style:parent-style-name="Domyślnaczcionkaakapitu" style:family="text">
      <style:text-properties style:font-name-complex="Times New Roman"/>
    </style:style>
    <style:style style:name="P273" style:parent-style-name="Standard" style:family="paragraph">
      <style:text-properties style:font-name-complex="Times New Roman"/>
    </style:style>
    <style:style style:name="T274" style:parent-style-name="Domyślnaczcionkaakapitu" style:family="text">
      <style:text-properties style:font-name-complex="Times New Roman"/>
    </style:style>
    <style:style style:name="T275" style:parent-style-name="Domyślnaczcionkaakapitu" style:family="text">
      <style:text-properties style:font-name-complex="Times New Roman"/>
    </style:style>
    <style:style style:name="T276" style:parent-style-name="Domyślnaczcionkaakapitu" style:family="text">
      <style:text-properties style:font-name-complex="Times New Roman"/>
    </style:style>
    <style:style style:name="P277" style:parent-style-name="Standard" style:family="paragraph">
      <style:text-properties style:font-name-complex="Times New Roman"/>
    </style:style>
    <style:style style:name="P278" style:parent-style-name="Standard" style:family="paragraph">
      <style:text-properties style:font-name-complex="Times New Roman" fo:font-weight="bold" style:font-weight-asian="bold" style:font-weight-complex="bold"/>
    </style:style>
    <style:style style:name="P279" style:parent-style-name="Standard" style:family="paragraph">
      <style:text-properties style:font-name-complex="Times New Roman"/>
    </style:style>
    <style:style style:name="P280" style:parent-style-name="Standard" style:family="paragraph">
      <style:text-properties style:font-name-complex="Times New Roman"/>
    </style:style>
    <style:style style:name="P281" style:parent-style-name="Standard" style:family="paragraph">
      <style:text-properties style:font-name-complex="Times New Roman"/>
    </style:style>
    <style:style style:name="P282" style:parent-style-name="Standard" style:family="paragraph">
      <style:text-properties style:font-name-complex="Times New Roman"/>
    </style:style>
    <style:style style:name="T283" style:parent-style-name="Domyślnaczcionkaakapitu" style:family="text">
      <style:text-properties style:font-name-complex="Times New Roman"/>
    </style:style>
    <style:style style:name="T284" style:parent-style-name="Domyślnaczcionkaakapitu" style:family="text">
      <style:text-properties style:font-name-complex="Times New Roman"/>
    </style:style>
    <style:style style:name="P285" style:parent-style-name="Standard" style:family="paragraph">
      <style:text-properties style:font-name-complex="Times New Roman"/>
    </style:style>
    <style:style style:name="P286" style:parent-style-name="Standard" style:family="paragraph">
      <style:text-properties style:font-name-complex="Times New Roman"/>
    </style:style>
    <style:style style:name="P287" style:parent-style-name="Standard" style:family="paragraph">
      <style:text-properties style:font-name-complex="Times New Roman"/>
    </style:style>
    <style:style style:name="P288" style:parent-style-name="Standard" style:family="paragraph">
      <style:text-properties style:font-name-complex="Times New Roman"/>
    </style:style>
    <style:style style:name="T289" style:parent-style-name="Domyślnaczcionkaakapitu" style:family="text">
      <style:text-properties style:font-name-complex="Times New Roman"/>
    </style:style>
    <style:style style:name="P290" style:parent-style-name="Standard" style:family="paragraph">
      <style:text-properties style:font-name-complex="Times New Roman"/>
    </style:style>
    <style:style style:name="P291" style:parent-style-name="Standard" style:family="paragraph">
      <style:text-properties style:font-name-complex="Times New Roman"/>
    </style:style>
    <style:style style:name="P292" style:parent-style-name="Standard" style:family="paragraph">
      <style:text-properties style:font-name-complex="Times New Roman"/>
    </style:style>
    <style:style style:name="P293" style:parent-style-name="Standard" style:family="paragraph">
      <style:text-properties style:font-name-complex="Times New Roman"/>
    </style:style>
    <style:style style:name="P294" style:parent-style-name="Standard" style:family="paragraph">
      <style:text-properties style:font-name-complex="Times New Roman"/>
    </style:style>
    <style:style style:name="P295" style:parent-style-name="Standard" style:family="paragraph">
      <style:text-properties style:font-name-complex="Times New Roman"/>
    </style:style>
    <style:style style:name="P296" style:parent-style-name="Standard" style:family="paragraph">
      <style:text-properties style:font-name-complex="Times New Roman"/>
    </style:style>
    <style:style style:name="P297" style:parent-style-name="Normalny" style:family="paragraph">
      <style:paragraph-properties fo:break-before="page"/>
      <style:text-properties style:font-name-complex="Times New Roman" fo:font-weight="bold" style:font-weight-asian="bold" style:font-weight-complex="bold" fo:hyphenate="true"/>
    </style:style>
    <style:style style:name="P298" style:parent-style-name="Standard" style:family="paragraph">
      <style:text-properties style:font-name-complex="Times New Roman" fo:font-weight="bold" style:font-weight-asian="bold" style:font-weight-complex="bold"/>
    </style:style>
    <style:style style:name="P299" style:parent-style-name="Standard" style:family="paragraph">
      <style:text-properties style:font-name-complex="Times New Roman"/>
    </style:style>
    <style:style style:name="P300" style:parent-style-name="Standard" style:family="paragraph">
      <style:text-properties style:font-name-complex="Times New Roman"/>
    </style:style>
    <style:style style:name="P301" style:parent-style-name="Standard" style:family="paragraph">
      <style:text-properties style:font-name-complex="Times New Roman"/>
    </style:style>
    <style:style style:name="P302" style:parent-style-name="Standard" style:family="paragraph">
      <style:text-properties style:font-name-complex="Times New Roman"/>
    </style:style>
    <style:style style:name="T303" style:parent-style-name="Domyślnaczcionkaakapitu" style:family="text">
      <style:text-properties style:font-name-complex="Times New Roman"/>
    </style:style>
    <style:style style:name="P304" style:parent-style-name="Standard" style:family="paragraph">
      <style:text-properties style:font-name-complex="Times New Roman"/>
    </style:style>
    <style:style style:name="T305" style:parent-style-name="Domyślnaczcionkaakapitu" style:family="text">
      <style:text-properties style:font-name-complex="Times New Roman" fo:font-weight="bold" style:font-weight-asian="bold" style:font-weight-complex="bold"/>
    </style:style>
    <style:style style:name="T306" style:parent-style-name="Domyślnaczcionkaakapitu" style:family="text">
      <style:text-properties style:font-name-complex="Times New Roman"/>
    </style:style>
    <style:style style:name="T307" style:parent-style-name="Domyślnaczcionkaakapitu" style:family="text">
      <style:text-properties style:font-name-complex="Times New Roman" style:text-underline-type="single" style:text-underline-style="solid" style:text-underline-width="auto" style:text-underline-mode="continuous"/>
    </style:style>
    <style:style style:name="T308" style:parent-style-name="Domyślnaczcionkaakapitu" style:family="text">
      <style:text-properties style:font-name-complex="Times New Roman"/>
    </style:style>
    <style:style style:name="T309" style:parent-style-name="Domyślnaczcionkaakapitu" style:family="text">
      <style:text-properties style:font-name-complex="Times New Roman"/>
    </style:style>
    <style:style style:name="T310" style:parent-style-name="Domyślnaczcionkaakapitu" style:family="text">
      <style:text-properties style:font-name-complex="Times New Roman" fo:font-weight="bold" style:font-weight-asian="bold" style:font-weight-complex="bold"/>
    </style:style>
    <style:style style:name="T311" style:parent-style-name="Domyślnaczcionkaakapitu" style:family="text">
      <style:text-properties style:font-name-complex="Times New Roman"/>
    </style:style>
    <style:style style:name="T312" style:parent-style-name="Domyślnaczcionkaakapitu" style:family="text">
      <style:text-properties style:font-name-complex="Times New Roman"/>
    </style:style>
    <style:style style:name="T313" style:parent-style-name="Domyślnaczcionkaakapitu" style:family="text">
      <style:text-properties style:font-name-complex="Times New Roman" fo:font-weight="bold" style:font-weight-asian="bold" style:font-weight-complex="bold"/>
    </style:style>
    <style:style style:name="T314" style:parent-style-name="Domyślnaczcionkaakapitu" style:family="text">
      <style:text-properties style:font-name-complex="Times New Roman"/>
    </style:style>
    <style:style style:name="T315" style:parent-style-name="Domyślnaczcionkaakapitu" style:family="text">
      <style:text-properties style:font-name-complex="Times New Roman"/>
    </style:style>
    <style:style style:name="T316" style:parent-style-name="Domyślnaczcionkaakapitu" style:family="text">
      <style:text-properties style:font-name-complex="Times New Roman" fo:font-weight="bold" style:font-weight-asian="bold" style:font-weight-complex="bold"/>
    </style:style>
    <style:style style:name="T317" style:parent-style-name="Domyślnaczcionkaakapitu" style:family="text">
      <style:text-properties style:font-name-complex="Times New Roman"/>
    </style:style>
    <style:style style:name="T318" style:parent-style-name="Domyślnaczcionkaakapitu" style:family="text">
      <style:text-properties style:font-name-complex="Times New Roman"/>
    </style:style>
    <style:style style:name="T319" style:parent-style-name="Domyślnaczcionkaakapitu" style:family="text">
      <style:text-properties style:font-name-complex="Times New Roman"/>
    </style:style>
    <style:style style:name="P320" style:parent-style-name="Standard" style:family="paragraph">
      <style:text-properties style:font-name-complex="Times New Roman"/>
    </style:style>
    <style:style style:name="P321" style:parent-style-name="Standard" style:family="paragraph">
      <style:text-properties style:font-name-complex="Times New Roman"/>
    </style:style>
    <style:style style:name="P322" style:parent-style-name="Standard" style:family="paragraph">
      <style:text-properties style:font-name-complex="Times New Roman"/>
    </style:style>
    <style:style style:name="P323" style:parent-style-name="Standard" style:family="paragraph">
      <style:text-properties style:font-name-complex="Times New Roman"/>
    </style:style>
    <style:style style:name="P324" style:parent-style-name="Standard" style:family="paragraph">
      <style:text-properties style:font-name-complex="Times New Roman"/>
    </style:style>
    <style:style style:name="P325" style:parent-style-name="Standard" style:family="paragraph">
      <style:text-properties style:font-name-complex="Times New Roman"/>
    </style:style>
    <style:style style:name="P326" style:parent-style-name="Standard" style:family="paragraph">
      <style:text-properties style:font-name-complex="Times New Roman"/>
    </style:style>
    <style:style style:name="P327" style:parent-style-name="Standard" style:family="paragraph">
      <style:text-properties style:font-name-complex="Times New Roman"/>
    </style:style>
    <style:style style:name="P328" style:parent-style-name="Standard" style:family="paragraph">
      <style:text-properties style:font-name-complex="Times New Roman"/>
    </style:style>
    <style:style style:name="P329" style:parent-style-name="Standard" style:family="paragraph">
      <style:text-properties style:font-name-complex="Times New Roman"/>
    </style:style>
    <style:style style:name="P330" style:parent-style-name="Standard" style:family="paragraph">
      <style:text-properties style:font-name-complex="Times New Roman"/>
    </style:style>
    <style:style style:name="P331" style:parent-style-name="Standard" style:family="paragraph">
      <style:text-properties style:font-name-complex="Times New Roman"/>
    </style:style>
    <style:style style:name="P332" style:parent-style-name="Standard" style:family="paragraph">
      <style:text-properties style:font-name-complex="Times New Roman"/>
    </style:style>
    <style:style style:name="P333" style:parent-style-name="Standard" style:family="paragraph">
      <style:text-properties style:font-name-complex="Times New Roman"/>
    </style:style>
    <style:style style:name="P334" style:parent-style-name="Standard" style:family="paragraph">
      <style:text-properties style:font-name-complex="Times New Roman"/>
    </style:style>
    <style:style style:name="P335" style:parent-style-name="Standard" style:family="paragraph">
      <style:text-properties style:font-name-complex="Times New Roman"/>
    </style:style>
    <style:style style:name="P336" style:parent-style-name="Standard" style:family="paragraph">
      <style:text-properties style:font-name-complex="Times New Roman"/>
    </style:style>
    <style:style style:name="P337" style:parent-style-name="Standard" style:family="paragraph">
      <style:text-properties style:font-name-complex="Times New Roman"/>
    </style:style>
    <style:style style:name="P338" style:parent-style-name="Standard" style:family="paragraph">
      <style:text-properties style:font-name-complex="Times New Roman"/>
    </style:style>
    <style:style style:name="P339" style:parent-style-name="Standard" style:family="paragraph">
      <style:text-properties style:font-name-complex="Times New Roman"/>
    </style:style>
    <style:style style:name="P340" style:parent-style-name="Standard" style:family="paragraph">
      <style:text-properties style:font-name-complex="Times New Roman"/>
    </style:style>
    <style:style style:name="P341"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T342" style:parent-style-name="Domyślnaczcionkaakapitu" style:family="text">
      <style:text-properties style:font-name-complex="Times New Roman"/>
    </style:style>
    <style:style style:name="T343" style:parent-style-name="Domyślnaczcionkaakapitu" style:family="text">
      <style:text-properties style:font-name-complex="Times New Roman"/>
    </style:style>
    <style:style style:name="P344" style:parent-style-name="Standard" style:family="paragraph">
      <style:text-properties style:font-name-complex="Times New Roman"/>
    </style:style>
    <style:style style:name="P345" style:parent-style-name="Standard" style:family="paragraph">
      <style:text-properties style:font-name-complex="Times New Roman"/>
    </style:style>
    <style:style style:name="P346" style:parent-style-name="Standard" style:family="paragraph">
      <style:text-properties style:font-name-complex="Times New Roman"/>
    </style:style>
    <style:style style:name="P347" style:parent-style-name="Standard" style:family="paragraph">
      <style:text-properties style:font-name-complex="Times New Roman"/>
    </style:style>
    <style:style style:name="P348"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P349" style:parent-style-name="Standard" style:family="paragraph">
      <style:text-properties style:font-name-complex="Times New Roman"/>
    </style:style>
    <style:style style:name="P350" style:parent-style-name="Standard" style:family="paragraph">
      <style:text-properties style:font-name-complex="Times New Roman"/>
    </style:style>
    <style:style style:name="P351" style:parent-style-name="Standard" style:family="paragraph">
      <style:text-properties style:font-name-complex="Times New Roman"/>
    </style:style>
    <style:style style:name="P352" style:parent-style-name="Standard" style:family="paragraph">
      <style:text-properties style:font-name-complex="Times New Roman"/>
    </style:style>
    <style:style style:name="P353" style:parent-style-name="Standard" style:family="paragraph">
      <style:text-properties style:font-name-complex="Times New Roman"/>
    </style:style>
    <style:style style:name="P354" style:parent-style-name="Standard" style:family="paragraph">
      <style:text-properties style:font-name-complex="Times New Roman"/>
    </style:style>
    <style:style style:name="P355" style:parent-style-name="Standard" style:family="paragraph">
      <style:text-properties style:font-name-complex="Times New Roman"/>
    </style:style>
    <style:style style:name="P356" style:parent-style-name="Standard" style:family="paragraph">
      <style:text-properties style:font-name-complex="Times New Roman"/>
    </style:style>
    <style:style style:name="P357" style:parent-style-name="Standard" style:family="paragraph">
      <style:text-properties style:font-name-complex="Times New Roman"/>
    </style:style>
    <style:style style:name="P358" style:parent-style-name="Standard" style:family="paragraph">
      <style:text-properties style:font-name-complex="Times New Roman"/>
    </style:style>
    <style:style style:name="P359" style:parent-style-name="Standard" style:family="paragraph">
      <style:text-properties style:font-name-complex="Times New Roman"/>
    </style:style>
    <style:style style:name="P360" style:parent-style-name="Standard" style:family="paragraph">
      <style:text-properties style:font-name-complex="Times New Roman"/>
    </style:style>
    <style:style style:name="P361" style:parent-style-name="Standard" style:family="paragraph">
      <style:text-properties style:font-name-complex="Times New Roman"/>
    </style:style>
    <style:style style:name="P362" style:parent-style-name="Standard" style:family="paragraph">
      <style:text-properties style:font-name-complex="Times New Roman"/>
    </style:style>
    <style:style style:name="P363" style:parent-style-name="Standard" style:family="paragraph">
      <style:text-properties style:font-name-complex="Times New Roman"/>
    </style:style>
    <style:style style:name="P364" style:parent-style-name="Standard" style:family="paragraph">
      <style:text-properties style:font-name-complex="Times New Roman"/>
    </style:style>
    <style:style style:name="P365" style:parent-style-name="Standard" style:family="paragraph">
      <style:paragraph-properties fo:margin-left="1in">
        <style:tab-stops/>
      </style:paragraph-properties>
      <style:text-properties style:font-name-complex="Times New Roman"/>
    </style:style>
    <style:style style:name="P366" style:parent-style-name="Standard" style:family="paragraph">
      <style:text-properties style:font-name-complex="Times New Roman"/>
    </style:style>
    <style:style style:name="T367" style:parent-style-name="Domyślnaczcionkaakapitu" style:family="text">
      <style:text-properties style:font-name-complex="Times New Roman"/>
    </style:style>
    <style:style style:name="P368" style:parent-style-name="Standard" style:family="paragraph">
      <style:text-properties style:font-name-complex="Times New Roman"/>
    </style:style>
    <style:style style:name="T369" style:parent-style-name="Domyślnaczcionkaakapitu" style:family="text">
      <style:text-properties style:font-name-complex="Times New Roman"/>
    </style:style>
    <style:style style:name="P370" style:parent-style-name="Standard" style:family="paragraph">
      <style:text-properties style:font-name-complex="Times New Roman"/>
    </style:style>
    <style:style style:name="P371" style:parent-style-name="Standard" style:family="paragraph">
      <style:text-properties style:font-name-complex="Times New Roman"/>
    </style:style>
    <style:style style:name="P372" style:parent-style-name="Standard" style:family="paragraph">
      <style:text-properties style:font-name-complex="Times New Roman"/>
    </style:style>
    <style:style style:name="T373" style:parent-style-name="Domyślnaczcionkaakapitu" style:family="text">
      <style:text-properties style:font-name-complex="Times New Roman"/>
    </style:style>
    <style:style style:name="P374" style:parent-style-name="Standard" style:family="paragraph">
      <style:text-properties style:font-name-complex="Times New Roman"/>
    </style:style>
    <style:style style:name="P375" style:parent-style-name="Standard" style:family="paragraph">
      <style:text-properties style:font-name-complex="Times New Roman"/>
    </style:style>
    <style:style style:name="P376" style:parent-style-name="Standard" style:family="paragraph">
      <style:text-properties style:font-name-complex="Times New Roman"/>
    </style:style>
    <style:style style:name="P377" style:parent-style-name="Standard" style:family="paragraph">
      <style:text-properties style:font-name-complex="Times New Roman"/>
    </style:style>
    <style:style style:name="P378" style:parent-style-name="Standard" style:family="paragraph">
      <style:text-properties style:font-name-complex="Times New Roman"/>
    </style:style>
    <style:style style:name="P379" style:parent-style-name="Standard" style:family="paragraph">
      <style:text-properties style:font-name-complex="Times New Roman"/>
    </style:style>
    <style:style style:name="P380" style:parent-style-name="Standard" style:family="paragraph">
      <style:text-properties style:font-name-complex="Times New Roman"/>
    </style:style>
    <style:style style:name="P381" style:parent-style-name="Standard" style:family="paragraph">
      <style:text-properties style:font-name-complex="Times New Roman"/>
    </style:style>
    <style:style style:name="P382" style:parent-style-name="Standard" style:family="paragraph">
      <style:text-properties style:font-name-complex="Times New Roman"/>
    </style:style>
    <style:style style:name="P383" style:parent-style-name="Standard" style:family="paragraph">
      <style:text-properties style:font-name-complex="Times New Roman"/>
    </style:style>
    <style:style style:name="P384" style:parent-style-name="Standard" style:family="paragraph">
      <style:text-properties style:font-name-complex="Times New Roman"/>
    </style:style>
    <style:style style:name="P385" style:parent-style-name="Standard" style:family="paragraph">
      <style:text-properties style:font-name-complex="Times New Roman" style:text-underline-type="single" style:text-underline-style="solid" style:text-underline-width="auto" style:text-underline-mode="continuous"/>
    </style:style>
    <style:style style:name="P386" style:parent-style-name="Standard" style:family="paragraph">
      <style:text-properties style:font-name-complex="Times New Roman" style:text-underline-type="single" style:text-underline-style="solid" style:text-underline-width="auto" style:text-underline-mode="continuous"/>
    </style:style>
    <style:style style:name="P387" style:parent-style-name="Standard" style:family="paragraph">
      <style:text-properties style:font-name-complex="Times New Roman" style:text-underline-type="single" style:text-underline-style="solid" style:text-underline-width="auto" style:text-underline-mode="continuous"/>
    </style:style>
    <style:style style:name="P388" style:parent-style-name="Standard" style:family="paragraph">
      <style:text-properties style:font-name-complex="Times New Roman" style:text-underline-type="single" style:text-underline-style="solid" style:text-underline-width="auto" style:text-underline-mode="continuous"/>
    </style:style>
    <style:style style:name="T389" style:parent-style-name="Domyślnaczcionkaakapitu" style:family="text">
      <style:text-properties style:font-name-complex="Times New Roman" style:text-underline-type="single" style:text-underline-style="solid" style:text-underline-width="auto" style:text-underline-mode="continuous"/>
    </style:style>
    <style:style style:name="T390" style:parent-style-name="Domyślnaczcionkaakapitu" style:family="text">
      <style:text-properties style:font-name-complex="Times New Roman" style:text-underline-type="single" style:text-underline-style="solid" style:text-underline-width="auto" style:text-underline-mode="continuous"/>
    </style:style>
    <style:style style:name="T391" style:parent-style-name="Domyślnaczcionkaakapitu" style:family="text">
      <style:text-properties style:font-name-complex="Times New Roman" style:text-underline-type="single" style:text-underline-style="solid" style:text-underline-width="auto" style:text-underline-mode="continuous"/>
    </style:style>
    <style:style style:name="P392" style:parent-style-name="Standard" style:family="paragraph">
      <style:text-properties style:font-name-complex="Times New Roman"/>
    </style:style>
    <style:style style:name="P393" style:parent-style-name="Standard" style:family="paragraph">
      <style:text-properties style:font-name-complex="Times New Roman" fo:font-weight="bold" style:font-weight-asian="bold" style:font-weight-complex="bold"/>
    </style:style>
    <style:style style:name="P394" style:parent-style-name="Standard" style:family="paragraph">
      <style:text-properties style:font-name-complex="Times New Roman" fo:color="#FF0000" style:text-underline-type="single" style:text-underline-style="solid" style:text-underline-width="auto" style:text-underline-mode="continuous"/>
    </style:style>
    <style:style style:name="P395" style:parent-style-name="Standard" style:family="paragraph">
      <style:text-properties style:font-name-complex="Times New Roman"/>
    </style:style>
    <style:style style:name="TableColumn397" style:family="table-column">
      <style:table-column-properties style:column-width="6.6854in"/>
    </style:style>
    <style:style style:name="Table396" style:family="table">
      <style:table-properties style:width="6.6854in" fo:margin-left="0in" table:align="left"/>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text-properties style:font-name-complex="Times New Roman" fo:language="en" fo:country="US"/>
    </style:style>
    <style:style style:name="P401" style:parent-style-name="Standard" style:family="paragraph">
      <style:text-properties style:font-name-complex="Times New Roman" fo:language="en" fo:country="US"/>
    </style:style>
    <style:style style:name="P402" style:parent-style-name="Standard" style:family="paragraph">
      <style:text-properties style:font-name-complex="Times New Roman" fo:language="en" fo:country="US"/>
    </style:style>
    <style:style style:name="P403" style:parent-style-name="Standard" style:family="paragraph">
      <style:text-properties style:font-name-complex="Times New Roman" fo:language="en" fo:country="US"/>
    </style:style>
    <style:style style:name="P404" style:parent-style-name="Standard" style:family="paragraph">
      <style:text-properties style:font-name-complex="Times New Roman"/>
    </style:style>
    <style:style style:name="P405" style:parent-style-name="Standard" style:family="paragraph">
      <style:text-properties style:font-name-complex="Times New Roman"/>
    </style:style>
    <style:style style:name="P406" style:parent-style-name="Standard" style:family="paragraph">
      <style:text-properties style:font-name-complex="Times New Roman"/>
    </style:style>
    <style:style style:name="T407" style:parent-style-name="Domyślnaczcionkaakapitu" style:family="text">
      <style:text-properties style:font-name-complex="Times New Roman"/>
    </style:style>
    <style:style style:name="P408" style:parent-style-name="Standard" style:family="paragraph">
      <style:text-properties style:font-name-complex="Times New Roman"/>
    </style:style>
    <style:style style:name="T409" style:parent-style-name="Domyślnaczcionkaakapitu" style:family="text">
      <style:text-properties style:font-name-complex="Times New Roman"/>
    </style:style>
    <style:style style:name="P410" style:parent-style-name="Standard" style:family="paragraph">
      <style:text-properties style:font-name-complex="Times New Roman"/>
    </style:style>
    <style:style style:name="P411" style:parent-style-name="Normalny" style:family="paragraph">
      <style:paragraph-properties fo:break-before="page"/>
      <style:text-properties style:font-name-complex="Times New Roman" fo:hyphenate="true"/>
    </style:style>
    <style:style style:name="P412" style:parent-style-name="Standard" style:family="paragraph">
      <style:text-properties style:font-name-complex="Times New Roman"/>
    </style:style>
    <style:style style:name="P413" style:parent-style-name="Standard" style:family="paragraph">
      <style:text-properties style:font-name-complex="Times New Roman"/>
    </style:style>
    <style:style style:name="T414" style:parent-style-name="Domyślnaczcionkaakapitu" style:family="text">
      <style:text-properties style:font-name-complex="Times New Roman"/>
    </style:style>
    <style:style style:name="P415" style:parent-style-name="Standard" style:family="paragraph">
      <style:text-properties style:font-name-complex="Times New Roman"/>
    </style:style>
    <style:style style:name="P416" style:parent-style-name="Standard" style:family="paragraph">
      <style:text-properties style:font-name-complex="Times New Roman"/>
    </style:style>
    <style:style style:name="P417" style:parent-style-name="Standard" style:family="paragraph">
      <style:text-properties style:font-name-complex="Times New Roman"/>
    </style:style>
    <style:style style:name="T418" style:parent-style-name="Domyślnaczcionkaakapitu" style:family="text">
      <style:text-properties style:font-name-complex="Times New Roman"/>
    </style:style>
    <style:style style:name="P419" style:parent-style-name="Standard" style:family="paragraph">
      <style:text-properties style:font-name-complex="Times New Roman" fo:language="en" fo:country="US"/>
    </style:style>
    <style:style style:name="P420" style:parent-style-name="Standard" style:family="paragraph">
      <style:text-properties style:font-name-complex="Times New Roman"/>
    </style:style>
    <style:style style:name="P421" style:parent-style-name="Standard" style:family="paragraph">
      <style:text-properties style:font-name-complex="Times New Roman"/>
    </style:style>
    <style:style style:name="P422" style:parent-style-name="Standard" style:family="paragraph">
      <style:text-properties style:font-name-complex="Times New Roman"/>
    </style:style>
    <style:style style:name="P423" style:parent-style-name="Standard" style:family="paragraph">
      <style:text-properties style:font-name-complex="Times New Roman"/>
    </style:style>
    <style:style style:name="P424" style:parent-style-name="Standard" style:family="paragraph">
      <style:text-properties style:font-name-complex="Times New Roman"/>
    </style:style>
    <style:style style:name="P425" style:parent-style-name="Standard" style:family="paragraph">
      <style:paragraph-properties fo:margin-left="0.1972in" fo:text-indent="-0.1972in">
        <style:tab-stops/>
      </style:paragraph-properties>
      <style:text-properties style:font-name-complex="Times New Roman" fo:color="#FF0000" style:text-underline-type="single" style:text-underline-style="solid" style:text-underline-width="auto" style:text-underline-mode="continuous"/>
    </style:style>
    <style:style style:name="P426" style:parent-style-name="Standard" style:family="paragraph">
      <style:text-properties style:font-name-complex="Times New Roman"/>
    </style:style>
    <style:style style:name="P427" style:parent-style-name="Standard" style:family="paragraph">
      <style:text-properties style:font-name-complex="Times New Roman"/>
    </style:style>
    <style:style style:name="P428" style:parent-style-name="Standard" style:family="paragraph">
      <style:text-properties style:font-name-complex="Times New Roman"/>
    </style:style>
    <style:style style:name="P429" style:parent-style-name="Standard" style:family="paragraph">
      <style:text-properties style:font-name-complex="Times New Roman"/>
    </style:style>
    <style:style style:name="P430" style:parent-style-name="Standard" style:family="paragraph">
      <style:text-properties style:font-name-complex="Times New Roman"/>
    </style:style>
    <style:style style:name="T431" style:parent-style-name="Domyślnaczcionkaakapitu" style:family="text">
      <style:text-properties style:font-name-complex="Times New Roman"/>
    </style:style>
    <style:style style:name="P432" style:parent-style-name="Standard" style:family="paragraph">
      <style:text-properties style:font-name-complex="Times New Roman"/>
    </style:style>
    <style:style style:name="T433" style:parent-style-name="Domyślnaczcionkaakapitu" style:family="text">
      <style:text-properties style:font-name-complex="Times New Roman"/>
    </style:style>
    <style:style style:name="P434" style:parent-style-name="Standard" style:family="paragraph">
      <style:text-properties style:font-name-complex="Times New Roman"/>
    </style:style>
    <style:style style:name="P435" style:parent-style-name="Standard" style:family="paragraph">
      <style:text-properties style:font-name-complex="Times New Roman"/>
    </style:style>
    <style:style style:name="T436" style:parent-style-name="Domyślnaczcionkaakapitu" style:family="text">
      <style:text-properties style:font-name-complex="Times New Roman"/>
    </style:style>
    <style:style style:name="P437" style:parent-style-name="Standard" style:family="paragraph">
      <style:text-properties style:font-name-complex="Times New Roman"/>
    </style:style>
    <style:style style:name="P438" style:parent-style-name="Standard" style:family="paragraph">
      <style:text-properties style:font-name-complex="Times New Roman"/>
    </style:style>
    <style:style style:name="P439" style:parent-style-name="Standard" style:family="paragraph">
      <style:text-properties style:font-name-complex="Times New Roman"/>
    </style:style>
    <style:style style:name="P440" style:parent-style-name="Standard" style:family="paragraph">
      <style:text-properties style:font-name-complex="Times New Roman"/>
    </style:style>
    <style:style style:name="T441" style:parent-style-name="Domyślnaczcionkaakapitu" style:family="text">
      <style:text-properties style:font-name-complex="Times New Roman"/>
    </style:style>
    <style:style style:name="P442" style:parent-style-name="Standard" style:family="paragraph">
      <style:text-properties style:font-name-complex="Times New Roman"/>
    </style:style>
    <style:style style:name="P443" style:parent-style-name="Standard" style:family="paragraph">
      <style:text-properties style:font-name-complex="Times New Roman"/>
    </style:style>
    <style:style style:name="P444" style:parent-style-name="Standard" style:family="paragraph">
      <style:text-properties style:font-name-complex="Times New Roman"/>
    </style:style>
    <style:style style:name="P445" style:parent-style-name="Standard" style:family="paragraph">
      <style:paragraph-properties fo:margin-left="0.2958in" fo:text-indent="-0.2958in">
        <style:tab-stops/>
      </style:paragraph-properties>
      <style:text-properties style:font-name-complex="Times New Roman" fo:color="#FF0000" style:text-underline-type="single" style:text-underline-style="solid" style:text-underline-width="auto" style:text-underline-mode="continuous"/>
    </style:style>
    <style:style style:name="T446" style:parent-style-name="Domyślnaczcionkaakapitu" style:family="text">
      <style:text-properties style:font-name-complex="Times New Roman"/>
    </style:style>
    <style:style style:name="T447" style:parent-style-name="Hiperłącze" style:family="text">
      <style:text-properties style:font-name-complex="Times New Roman"/>
    </style:style>
    <style:style style:name="P448" style:parent-style-name="Standard" style:family="paragraph">
      <style:text-properties style:font-name-complex="Times New Roman"/>
    </style:style>
    <style:style style:name="P449" style:parent-style-name="Standard" style:family="paragraph">
      <style:text-properties style:font-name-complex="Times New Roman" fo:color="#373737" fo:font-size="11.5pt" style:font-size-asian="11.5pt" style:font-size-complex="11.5pt" fo:background-color="#FFFFFF"/>
    </style:style>
    <style:style style:name="T450"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1" style:parent-style-name="Domyślnaczcionkaakapitu" style:family="text">
      <style:text-properties style:font-name-complex="Times New Roman" fo:color="#373737" fo:font-size="11.5pt" style:font-size-asian="11.5pt" style:font-size-complex="11.5pt" fo:background-color="#FFFFFF"/>
    </style:style>
    <style:style style:name="T452" style:parent-style-name="Domyślnaczcionkaakapitu" style:family="text">
      <style:text-properties style:font-name-complex="Times New Roman" fo:color="#373737" fo:font-size="11.5pt" style:font-size-asian="11.5pt" style:font-size-complex="11.5pt" fo:background-color="#FFFFFF"/>
    </style:style>
    <style:style style:name="T453"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4" style:parent-style-name="Domyślnaczcionkaakapitu" style:family="text">
      <style:text-properties style:font-name-complex="Times New Roman"/>
    </style:style>
    <style:style style:name="P455" style:parent-style-name="Standard" style:family="paragraph">
      <style:text-properties style:font-name-complex="Times New Roman"/>
    </style:style>
    <style:style style:name="T456" style:parent-style-name="Domyślnaczcionkaakapitu" style:family="text">
      <style:text-properties style:font-name-complex="Times New Roman"/>
    </style:style>
    <style:style style:name="T457" style:parent-style-name="Domyślnaczcionkaakapitu" style:family="text">
      <style:text-properties style:font-name-complex="Times New Roman" fo:font-weight="bold" style:font-weight-asian="bold" style:font-weight-complex="bold"/>
    </style:style>
    <style:style style:name="T458" style:parent-style-name="Domyślnaczcionkaakapitu" style:family="text">
      <style:text-properties style:font-name-complex="Times New Roman"/>
    </style:style>
    <style:style style:name="T459" style:parent-style-name="Domyślnaczcionkaakapitu" style:family="text">
      <style:text-properties style:font-name-complex="Times New Roman"/>
    </style:style>
    <style:style style:name="P460" style:parent-style-name="Standard" style:family="paragraph">
      <style:text-properties style:font-name-complex="Times New Roman"/>
    </style:style>
    <style:style style:name="P461" style:parent-style-name="Standard" style:family="paragraph">
      <style:text-properties style:font-name-complex="Times New Roman"/>
    </style:style>
    <style:style style:name="P462" style:parent-style-name="Standard" style:family="paragraph">
      <style:text-properties style:font-name-complex="Times New Roman"/>
    </style:style>
    <style:style style:name="TableColumn464" style:family="table-column">
      <style:table-column-properties style:column-width="6.6854in"/>
    </style:style>
    <style:style style:name="Table463" style:family="table">
      <style:table-properties style:width="6.6854in" fo:margin-left="0in" table:align="left"/>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68"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69"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0"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1"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2"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3"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P474" style:parent-style-name="Standard" style:family="paragraph">
      <style:text-properties style:font-name-complex="Times New Roman"/>
    </style:style>
    <style:style style:name="P475" style:parent-style-name="Standard" style:family="paragraph">
      <style:text-properties style:font-name-complex="Times New Roman"/>
    </style:style>
    <style:style style:name="P476" style:parent-style-name="Standard" style:family="paragraph">
      <style:text-properties style:font-name-complex="Times New Roman"/>
    </style:style>
    <style:style style:name="P477" style:parent-style-name="Standard" style:family="paragraph">
      <style:text-properties style:font-name-complex="Times New Roman"/>
    </style:style>
    <style:style style:name="P478" style:parent-style-name="Standard" style:family="paragraph">
      <style:paragraph-properties fo:margin-left="0.7875in" fo:text-indent="-0.7875in">
        <style:tab-stops/>
      </style:paragraph-properties>
    </style:style>
    <style:style style:name="T479" style:parent-style-name="Domyślnaczcionkaakapitu" style:family="text">
      <style:text-properties style:font-name-complex="Times New Roman" fo:font-weight="bold" style:font-weight-asian="bold" style:font-weight-complex="bold"/>
    </style:style>
    <style:style style:name="T480" style:parent-style-name="Domyślnaczcionkaakapitu" style:family="text">
      <style:text-properties style:font-name-complex="Times New Roman"/>
    </style:style>
    <style:style style:name="T481" style:parent-style-name="Domyślnaczcionkaakapitu" style:family="text">
      <style:text-properties style:font-name-complex="Times New Roman"/>
    </style:style>
    <style:style style:name="P482" style:parent-style-name="Standard" style:family="paragraph">
      <style:paragraph-properties fo:margin-left="0.7875in" fo:text-indent="-0.7875in">
        <style:tab-stops/>
      </style:paragraph-properties>
    </style:style>
    <style:style style:name="T483" style:parent-style-name="Domyślnaczcionkaakapitu" style:family="text">
      <style:text-properties style:font-name-complex="Times New Roman" fo:font-weight="bold" style:font-weight-asian="bold" style:font-weight-complex="bold"/>
    </style:style>
    <style:style style:name="T484" style:parent-style-name="Domyślnaczcionkaakapitu" style:family="text">
      <style:text-properties style:font-name-complex="Times New Roman"/>
    </style:style>
    <style:style style:name="P485" style:parent-style-name="Standard" style:family="paragraph">
      <style:paragraph-properties fo:margin-left="0.7875in" fo:text-indent="-0.7875in">
        <style:tab-stops/>
      </style:paragraph-properties>
    </style:style>
    <style:style style:name="T486" style:parent-style-name="Domyślnaczcionkaakapitu" style:family="text">
      <style:text-properties style:font-name-complex="Times New Roman" fo:font-weight="bold" style:font-weight-asian="bold" style:font-weight-complex="bold"/>
    </style:style>
    <style:style style:name="T487" style:parent-style-name="Domyślnaczcionkaakapitu" style:family="text">
      <style:text-properties style:font-name-complex="Times New Roman"/>
    </style:style>
    <style:style style:name="T488" style:parent-style-name="Domyślnaczcionkaakapitu" style:family="text">
      <style:text-properties style:font-name-complex="Times New Roman"/>
    </style:style>
    <style:style style:name="T489" style:parent-style-name="Domyślnaczcionkaakapitu" style:family="text">
      <style:text-properties style:font-name-complex="Times New Roman" style:text-underline-type="single" style:text-underline-style="solid" style:text-underline-width="auto" style:text-underline-mode="continuous"/>
    </style:style>
    <style:style style:name="T490" style:parent-style-name="Domyślnaczcionkaakapitu" style:family="text">
      <style:text-properties style:font-name-complex="Times New Roman"/>
    </style:style>
    <style:style style:name="P491" style:parent-style-name="Standard" style:family="paragraph">
      <style:paragraph-properties fo:text-indent="0.4923in"/>
      <style:text-properties style:font-name-complex="Times New Roman"/>
    </style:style>
    <style:style style:name="P492" style:parent-style-name="Standard" style:family="paragraph">
      <style:paragraph-properties fo:text-indent="0.4923in"/>
    </style:style>
    <style:style style:name="T493" style:parent-style-name="Domyślnaczcionkaakapitu" style:family="text">
      <style:text-properties style:font-name-complex="Times New Roman"/>
    </style:style>
    <style:style style:name="T494" style:parent-style-name="Domyślnaczcionkaakapitu" style:family="text">
      <style:text-properties style:font-name-complex="Times New Roman" fo:font-weight="bold" style:font-weight-asian="bold" style:font-weight-complex="bold"/>
    </style:style>
    <style:style style:name="T495" style:parent-style-name="Domyślnaczcionkaakapitu" style:family="text">
      <style:text-properties style:font-name-complex="Times New Roman"/>
    </style:style>
    <style:style style:name="P496" style:parent-style-name="Standard" style:family="paragraph">
      <style:text-properties style:font-name-complex="Times New Roman"/>
    </style:style>
    <style:style style:name="P497" style:parent-style-name="Standard" style:family="paragraph">
      <style:text-properties style:font-name-complex="Times New Roman"/>
    </style:style>
    <style:style style:name="TableColumn499" style:family="table-column">
      <style:table-column-properties style:column-width="6.6854in"/>
    </style:style>
    <style:style style:name="Table498" style:family="table">
      <style:table-properties style:width="6.6854in" fo:margin-left="0in" table:align="lef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03" style:parent-style-name="Normalny" style:family="paragraph">
      <style:paragraph-properties fo:widows="2" fo:orphans="2" style:text-autospace="none" style:vertical-align="auto"/>
      <style:text-properties fo:hyphenate="true"/>
    </style:style>
    <style:style style:name="T504"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05" style:parent-style-name="Domyślnaczcionkaakapitu" style:family="text">
      <style:text-properties style:font-name-complex="Times New Roman" style:letter-kerning="false" fo:font-size="11pt" style:font-size-asian="11pt" style:font-size-complex="11pt" fo:language="en" fo:country="US"/>
    </style:style>
    <style:style style:name="T506" style:parent-style-name="Domyślnaczcionkaakapitu" style:family="text">
      <style:text-properties style:font-name-complex="Times New Roman" style:letter-kerning="false" fo:font-size="11pt" style:font-size-asian="11pt" style:font-size-complex="11pt" fo:language="en" fo:country="US"/>
    </style:style>
    <style:style style:name="P507" style:parent-style-name="Normalny" style:family="paragraph">
      <style:paragraph-properties fo:widows="2" fo:orphans="2" style:text-autospace="none" style:vertical-align="auto"/>
      <style:text-properties fo:hyphenate="true"/>
    </style:style>
    <style:style style:name="T50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09" style:parent-style-name="Domyślnaczcionkaakapitu" style:family="text">
      <style:text-properties style:font-name-complex="Times New Roman" style:letter-kerning="false" fo:font-size="11pt" style:font-size-asian="11pt" style:font-size-complex="11pt" fo:language="en" fo:country="US"/>
    </style:style>
    <style:style style:name="P510" style:parent-style-name="Normalny" style:family="paragraph">
      <style:paragraph-properties fo:widows="2" fo:orphans="2" style:text-autospace="none" style:vertical-align="auto"/>
      <style:text-properties fo:hyphenate="true"/>
    </style:style>
    <style:style style:name="T51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2" style:parent-style-name="Domyślnaczcionkaakapitu" style:family="text">
      <style:text-properties style:font-name-complex="Times New Roman" style:letter-kerning="false" fo:font-size="11pt" style:font-size-asian="11pt" style:font-size-complex="11pt" fo:language="en" fo:country="US"/>
    </style:style>
    <style:style style:name="P51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14" style:parent-style-name="Normalny" style:family="paragraph">
      <style:paragraph-properties fo:widows="2" fo:orphans="2" style:text-autospace="none" style:vertical-align="auto"/>
      <style:text-properties fo:hyphenate="true"/>
    </style:style>
    <style:style style:name="T51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6" style:parent-style-name="Domyślnaczcionkaakapitu" style:family="text">
      <style:text-properties style:font-name-complex="Times New Roman" style:letter-kerning="false" fo:font-size="11pt" style:font-size-asian="11pt" style:font-size-complex="11pt" fo:language="en" fo:country="US"/>
    </style:style>
    <style:style style:name="P51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18" style:parent-style-name="Normalny" style:family="paragraph">
      <style:paragraph-properties fo:widows="2" fo:orphans="2" style:text-autospace="none" style:vertical-align="auto"/>
      <style:text-properties fo:hyphenate="true"/>
    </style:style>
    <style:style style:name="T51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0" style:parent-style-name="Domyślnaczcionkaakapitu" style:family="text">
      <style:text-properties style:font-name-complex="Times New Roman" style:letter-kerning="false" fo:font-size="11pt" style:font-size-asian="11pt" style:font-size-complex="11pt" fo:language="en" fo:country="US"/>
    </style:style>
    <style:style style:name="P52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2" style:parent-style-name="Normalny" style:family="paragraph">
      <style:paragraph-properties fo:widows="2" fo:orphans="2" style:text-autospace="none" style:vertical-align="auto"/>
      <style:text-properties fo:hyphenate="true"/>
    </style:style>
    <style:style style:name="T52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4" style:parent-style-name="Domyślnaczcionkaakapitu" style:family="text">
      <style:text-properties style:font-name-complex="Times New Roman" style:letter-kerning="false" fo:font-size="11pt" style:font-size-asian="11pt" style:font-size-complex="11pt" fo:language="en" fo:country="US"/>
    </style:style>
    <style:style style:name="T525" style:parent-style-name="Domyślnaczcionkaakapitu" style:family="text">
      <style:text-properties style:font-name-complex="Times New Roman" style:letter-kerning="false" fo:font-size="11pt" style:font-size-asian="11pt" style:font-size-complex="11pt" fo:language="en" fo:country="US"/>
    </style:style>
    <style:style style:name="P52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7" style:parent-style-name="Normalny" style:family="paragraph">
      <style:paragraph-properties fo:widows="2" fo:orphans="2" style:text-autospace="none" style:vertical-align="auto"/>
      <style:text-properties fo:hyphenate="true"/>
    </style:style>
    <style:style style:name="T52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9" style:parent-style-name="Domyślnaczcionkaakapitu" style:family="text">
      <style:text-properties style:font-name-complex="Times New Roman" style:letter-kerning="false" fo:font-size="11pt" style:font-size-asian="11pt" style:font-size-complex="11pt" fo:language="en" fo:country="US"/>
    </style:style>
    <style:style style:name="P53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1" style:parent-style-name="Normalny" style:family="paragraph">
      <style:paragraph-properties fo:widows="2" fo:orphans="2" style:text-autospace="none" style:vertical-align="auto"/>
      <style:text-properties fo:hyphenate="true"/>
    </style:style>
    <style:style style:name="T53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3" style:parent-style-name="Domyślnaczcionkaakapitu" style:family="text">
      <style:text-properties style:font-name-complex="Times New Roman" style:letter-kerning="false" fo:font-size="11pt" style:font-size-asian="11pt" style:font-size-complex="11pt" fo:language="en" fo:country="US"/>
    </style:style>
    <style:style style:name="P53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5" style:parent-style-name="Normalny" style:family="paragraph">
      <style:paragraph-properties fo:widows="2" fo:orphans="2" style:text-autospace="none" style:vertical-align="auto"/>
      <style:text-properties fo:hyphenate="true"/>
    </style:style>
    <style:style style:name="T53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7" style:parent-style-name="Domyślnaczcionkaakapitu" style:family="text">
      <style:text-properties style:font-name-complex="Times New Roman" style:letter-kerning="false" fo:font-size="11pt" style:font-size-asian="11pt" style:font-size-complex="11pt" fo:language="en" fo:country="US"/>
    </style:style>
    <style:style style:name="P53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9" style:parent-style-name="Normalny" style:family="paragraph">
      <style:paragraph-properties fo:widows="2" fo:orphans="2" style:text-autospace="none" style:vertical-align="auto"/>
      <style:text-properties fo:hyphenate="true"/>
    </style:style>
    <style:style style:name="T54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1" style:parent-style-name="Domyślnaczcionkaakapitu" style:family="text">
      <style:text-properties style:font-name-complex="Times New Roman" style:letter-kerning="false" fo:font-size="11pt" style:font-size-asian="11pt" style:font-size-complex="11pt" fo:language="en" fo:country="US"/>
    </style:style>
    <style:style style:name="P54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3" style:parent-style-name="Normalny" style:family="paragraph">
      <style:paragraph-properties fo:widows="2" fo:orphans="2" style:text-autospace="none" style:vertical-align="auto"/>
      <style:text-properties fo:hyphenate="true"/>
    </style:style>
    <style:style style:name="T544"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5" style:parent-style-name="Domyślnaczcionkaakapitu" style:family="text">
      <style:text-properties style:font-name-complex="Times New Roman" style:letter-kerning="false" fo:font-size="11pt" style:font-size-asian="11pt" style:font-size-complex="11pt" fo:language="en" fo:country="US"/>
    </style:style>
    <style:style style:name="T546" style:parent-style-name="Domyślnaczcionkaakapitu" style:family="text">
      <style:text-properties style:font-name-complex="Times New Roman" style:letter-kerning="false" fo:font-size="11pt" style:font-size-asian="11pt" style:font-size-complex="11pt" fo:language="en" fo:country="US"/>
    </style:style>
    <style:style style:name="P54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8" style:parent-style-name="Normalny" style:family="paragraph">
      <style:paragraph-properties fo:widows="2" fo:orphans="2" style:text-autospace="none" style:vertical-align="auto"/>
      <style:text-properties fo:hyphenate="true"/>
    </style:style>
    <style:style style:name="T54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0" style:parent-style-name="Domyślnaczcionkaakapitu" style:family="text">
      <style:text-properties style:font-name-complex="Times New Roman" style:letter-kerning="false" fo:font-size="11pt" style:font-size-asian="11pt" style:font-size-complex="11pt" fo:language="en" fo:country="US"/>
    </style:style>
    <style:style style:name="T55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2" style:parent-style-name="Domyślnaczcionkaakapitu" style:family="text">
      <style:text-properties style:font-name-complex="Times New Roman" style:letter-kerning="false" fo:font-size="11pt" style:font-size-asian="11pt" style:font-size-complex="11pt" fo:language="en" fo:country="US"/>
    </style:style>
    <style:style style:name="P553" style:parent-style-name="Standard" style:family="paragraph">
      <style:text-properties style:font-name-complex="Times New Roman" fo:language="en" fo:country="US"/>
    </style:style>
    <style:style style:name="P554" style:parent-style-name="Standard" style:family="paragraph">
      <style:text-properties style:font-name-complex="Times New Roman"/>
    </style:style>
    <style:style style:name="T555" style:parent-style-name="Domyślnaczcionkaakapitu" style:family="text">
      <style:text-properties style:font-name-complex="Times New Roman"/>
    </style:style>
    <style:style style:name="T556" style:parent-style-name="Domyślnaczcionkaakapitu" style:family="text">
      <style:text-properties style:font-name-complex="Times New Roman" style:text-underline-type="single" style:text-underline-style="solid" style:text-underline-width="auto" style:text-underline-mode="continuous"/>
    </style:style>
    <style:style style:name="T557" style:parent-style-name="Domyślnaczcionkaakapitu" style:family="text">
      <style:text-properties style:font-name-complex="Times New Roman"/>
    </style:style>
    <style:style style:name="P558" style:parent-style-name="Standard" style:family="paragraph">
      <style:text-properties style:font-name-complex="Times New Roman"/>
    </style:style>
    <style:style style:name="P559" style:parent-style-name="Standard" style:family="paragraph">
      <style:text-properties style:font-name-complex="Times New Roman"/>
    </style:style>
    <style:style style:name="T560" style:parent-style-name="Domyślnaczcionkaakapitu" style:family="text">
      <style:text-properties style:font-name-complex="Times New Roman" style:text-underline-type="single" style:text-underline-style="solid" style:text-underline-width="auto" style:text-underline-mode="continuous"/>
    </style:style>
    <style:style style:name="T561" style:parent-style-name="Domyślnaczcionkaakapitu" style:family="text">
      <style:text-properties style:font-name-complex="Times New Roman"/>
    </style:style>
    <style:style style:name="T562" style:parent-style-name="Domyślnaczcionkaakapitu" style:family="text">
      <style:text-properties style:font-name-complex="Times New Roman"/>
    </style:style>
    <style:style style:name="P563" style:parent-style-name="Standard" style:family="paragraph">
      <style:text-properties style:font-name-complex="Times New Roman"/>
    </style:style>
    <style:style style:name="P564" style:parent-style-name="Standard" style:family="paragraph">
      <style:text-properties style:font-name-complex="Times New Roman" fo:font-weight="bold" style:font-weight-asian="bold" style:font-weight-complex="bold"/>
    </style:style>
    <style:style style:name="P565" style:parent-style-name="Standard" style:family="paragraph">
      <style:text-properties style:font-name-complex="Times New Roman"/>
    </style:style>
    <style:style style:name="P566" style:parent-style-name="Standard" style:family="paragraph">
      <style:text-properties style:font-name-complex="Times New Roman"/>
    </style:style>
    <style:style style:name="TableColumn568" style:family="table-column">
      <style:table-column-properties style:column-width="6.6854in"/>
    </style:style>
    <style:style style:name="Table567" style:family="table">
      <style:table-properties style:width="6.6854in" fo:margin-left="0in" table:align="left"/>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72" style:parent-style-name="Normalny" style:family="paragraph">
      <style:paragraph-properties fo:widows="2" fo:orphans="2" style:text-autospace="none" style:vertical-align="auto"/>
      <style:text-properties fo:hyphenate="true"/>
    </style:style>
    <style:style style:name="T57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4" style:parent-style-name="Domyślnaczcionkaakapitu" style:family="text">
      <style:text-properties style:font-name-complex="Times New Roman" style:letter-kerning="false" fo:font-size="11pt" style:font-size-asian="11pt" style:font-size-complex="11pt" fo:language="en" fo:country="US"/>
    </style:style>
    <style:style style:name="P57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57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7" style:parent-style-name="Domyślnaczcionkaakapitu" style:family="text">
      <style:text-properties style:font-name-complex="Times New Roman" style:letter-kerning="false" fo:font-size="11pt" style:font-size-asian="11pt" style:font-size-complex="11pt" fo:language="en" fo:country="US"/>
    </style:style>
    <style:style style:name="T578" style:parent-style-name="Domyślnaczcionkaakapitu" style:family="text">
      <style:text-properties style:font-name-complex="Times New Roman" style:letter-kerning="false" fo:font-size="11pt" style:font-size-asian="11pt" style:font-size-complex="11pt" fo:language="en" fo:country="US"/>
    </style:style>
    <style:style style:name="P579" style:parent-style-name="Standard" style:family="paragraph">
      <style:text-properties style:font-name-complex="Times New Roman" fo:language="en" fo:country="US"/>
    </style:style>
    <style:style style:name="P580" style:parent-style-name="Standard" style:family="paragraph">
      <style:text-properties style:font-name-complex="Times New Roman"/>
    </style:style>
    <style:style style:name="P581" style:parent-style-name="Standard" style:family="paragraph">
      <style:text-properties style:font-name-complex="Times New Roman"/>
    </style:style>
    <style:style style:name="P582" style:parent-style-name="Standard" style:family="paragraph">
      <style:text-properties style:font-name-complex="Times New Roman"/>
    </style:style>
    <style:style style:name="P583" style:parent-style-name="Standard" style:family="paragraph">
      <style:text-properties style:font-name-complex="Times New Roman"/>
    </style:style>
    <style:style style:name="P584" style:parent-style-name="Standard" style:family="paragraph">
      <style:text-properties style:font-name-complex="Times New Roman"/>
    </style:style>
    <style:style style:name="P585" style:parent-style-name="Standard" style:family="paragraph">
      <style:text-properties style:font-name-complex="Times New Roman" fo:font-weight="bold" style:font-weight-asian="bold" style:font-weight-complex="bold"/>
    </style:style>
    <style:style style:name="P586" style:parent-style-name="Standard" style:family="paragraph">
      <style:text-properties style:font-name-complex="Times New Roman" fo:font-weight="bold" style:font-weight-asian="bold" style:font-weight-complex="bold"/>
    </style:style>
    <style:style style:name="P587" style:parent-style-name="Standard" style:family="paragraph">
      <style:text-properties style:font-name-complex="Times New Roman"/>
    </style:style>
    <style:style style:name="P588" style:parent-style-name="Standard" style:family="paragraph">
      <style:text-properties style:font-name-complex="Times New Roman"/>
    </style:style>
    <style:style style:name="TableColumn590" style:family="table-column">
      <style:table-column-properties style:column-width="6.6854in"/>
    </style:style>
    <style:style style:name="Table589" style:family="table">
      <style:table-properties style:width="6.6854in" fo:margin-left="0in" table:align="left"/>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4" style:parent-style-name="Normalny" style:family="paragraph">
      <style:paragraph-properties fo:widows="2" fo:orphans="2" style:text-autospace="none" style:vertical-align="auto"/>
      <style:text-properties fo:hyphenate="true"/>
    </style:style>
    <style:style style:name="T59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96" style:parent-style-name="Domyślnaczcionkaakapitu" style:family="text">
      <style:text-properties style:font-name-complex="Times New Roman" style:letter-kerning="false" fo:font-size="11pt" style:font-size-asian="11pt" style:font-size-complex="11pt" fo:language="en" fo:country="US"/>
    </style:style>
    <style:style style:name="P59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9" style:parent-style-name="Normalny" style:family="paragraph">
      <style:paragraph-properties fo:widows="2" fo:orphans="2" style:text-autospace="none" style:vertical-align="auto"/>
      <style:text-properties fo:hyphenate="true"/>
    </style:style>
    <style:style style:name="T60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01" style:parent-style-name="Domyślnaczcionkaakapitu" style:family="text">
      <style:text-properties style:font-name-complex="Times New Roman" style:letter-kerning="false" fo:font-size="11pt" style:font-size-asian="11pt" style:font-size-complex="11pt" fo:language="en" fo:country="US"/>
    </style:style>
    <style:style style:name="P60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hyphenate="true"/>
    </style:style>
    <style:style style:name="T614"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T615" style:parent-style-name="Domyślnaczcionkaakapitu" style:family="text">
      <style:text-properties style:font-name-complex="Times New Roman" style:letter-kerning="false" fo:font-size="11pt" style:font-size-asian="11pt" style:font-size-complex="11pt"/>
    </style:style>
    <style:style style:name="P616" style:parent-style-name="Standard" style:family="paragraph">
      <style:text-properties style:font-name-complex="Times New Roman"/>
    </style:style>
    <style:style style:name="P617" style:parent-style-name="Standard" style:family="paragraph">
      <style:text-properties style:font-name-complex="Times New Roman"/>
    </style:style>
    <style:style style:name="P618" style:parent-style-name="Standard" style:family="paragraph">
      <style:text-properties style:font-name-complex="Times New Roman"/>
    </style:style>
    <style:style style:name="TableColumn620" style:family="table-column">
      <style:table-column-properties style:column-width="6.6854in"/>
    </style:style>
    <style:style style:name="Table619" style:family="table">
      <style:table-properties style:width="6.6854in" fo:margin-left="0in" table:align="left"/>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4" style:parent-style-name="Normalny" style:family="paragraph">
      <style:paragraph-properties fo:widows="2" fo:orphans="2" style:text-autospace="none" style:vertical-align="auto"/>
      <style:text-properties fo:hyphenate="true"/>
    </style:style>
    <style:style style:name="T62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26" style:parent-style-name="Domyślnaczcionkaakapitu" style:family="text">
      <style:text-properties style:font-name-complex="Times New Roman" style:letter-kerning="false" fo:font-size="11pt" style:font-size-asian="11pt" style:font-size-complex="11pt" fo:language="en" fo:country="US"/>
    </style:style>
    <style:style style:name="P62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0" style:parent-style-name="Normalny" style:family="paragraph">
      <style:paragraph-properties fo:widows="2" fo:orphans="2" style:text-autospace="none" style:vertical-align="auto"/>
      <style:text-properties fo:hyphenate="true"/>
    </style:style>
    <style:style style:name="T63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32" style:parent-style-name="Domyślnaczcionkaakapitu" style:family="text">
      <style:text-properties style:font-name-complex="Times New Roman" style:letter-kerning="false" fo:font-size="11pt" style:font-size-asian="11pt" style:font-size-complex="11pt" fo:language="en" fo:country="US"/>
    </style:style>
    <style:style style:name="P63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36" style:parent-style-name="Domyślnaczcionkaakapitu" style:family="text">
      <style:text-properties style:font-name-complex="Times New Roman" style:letter-kerning="false" fo:font-size="11pt" style:font-size-asian="11pt" style:font-size-complex="11pt" fo:language="en" fo:country="US"/>
    </style:style>
    <style:style style:name="T637" style:parent-style-name="Domyślnaczcionkaakapitu" style:family="text">
      <style:text-properties style:font-name-complex="Times New Roman" style:letter-kerning="false" fo:font-size="11pt" style:font-size-asian="11pt" style:font-size-complex="11pt" fo:language="en" fo:country="US"/>
    </style:style>
    <style:style style:name="P638" style:parent-style-name="Standard" style:family="paragraph">
      <style:text-properties style:font-name-complex="Times New Roman" fo:language="en" fo:country="US"/>
    </style:style>
    <style:style style:name="P639" style:parent-style-name="Standard" style:family="paragraph">
      <style:text-properties style:font-name-complex="Times New Roman" fo:font-weight="bold" style:font-weight-asian="bold" style:font-weight-complex="bold"/>
    </style:style>
    <style:style style:name="P640" style:parent-style-name="Standard" style:family="paragraph">
      <style:text-properties style:font-name-complex="Times New Roman"/>
    </style:style>
    <style:style style:name="P641" style:parent-style-name="Standard" style:family="paragraph">
      <style:text-properties style:font-name-complex="Times New Roman"/>
    </style:style>
    <style:style style:name="P642" style:parent-style-name="Standard" style:family="paragraph">
      <style:text-properties style:font-name-complex="Times New Roman"/>
    </style:style>
    <style:style style:name="P643" style:parent-style-name="Standard" style:family="paragraph">
      <style:text-properties style:font-name-complex="Times New Roman"/>
    </style:style>
    <style:style style:name="P644" style:parent-style-name="Standard" style:family="paragraph">
      <style:text-properties style:font-name-complex="Times New Roman"/>
    </style:style>
    <style:style style:name="T645" style:parent-style-name="Domyślnaczcionkaakapitu" style:family="text">
      <style:text-properties style:font-name-complex="Times New Roman" style:text-underline-type="single" style:text-underline-style="solid" style:text-underline-width="auto" style:text-underline-mode="continuous"/>
    </style:style>
    <style:style style:name="T646" style:parent-style-name="Domyślnaczcionkaakapitu" style:family="text">
      <style:text-properties style:font-name-complex="Times New Roman"/>
    </style:style>
    <style:style style:name="P647" style:parent-style-name="Standard" style:family="paragraph">
      <style:text-properties style:font-name-complex="Times New Roman"/>
    </style:style>
    <style:style style:name="P648" style:parent-style-name="Standard" style:family="paragraph">
      <style:text-properties style:font-name-complex="Times New Roman" fo:language="en" fo:country="US"/>
    </style:style>
    <style:style style:name="P649" style:parent-style-name="Standard" style:family="paragraph">
      <style:text-properties style:font-name-complex="Times New Roman" fo:language="en" fo:country="US"/>
    </style:style>
    <style:style style:name="P650" style:parent-style-name="Standard" style:family="paragraph">
      <style:text-properties style:font-name-complex="Times New Roman" fo:language="en" fo:country="US"/>
    </style:style>
    <style:style style:name="P651" style:parent-style-name="Standard" style:family="paragraph">
      <style:text-properties style:font-name-complex="Times New Roman" fo:language="en" fo:country="US"/>
    </style:style>
    <style:style style:name="P652" style:parent-style-name="Standard" style:family="paragraph">
      <style:text-properties style:font-name-complex="Times New Roman" fo:language="en" fo:country="US"/>
    </style:style>
    <style:style style:name="P653" style:parent-style-name="Standard" style:family="paragraph">
      <style:text-properties style:font-name-complex="Times New Roman" fo:language="en" fo:country="US"/>
    </style:style>
    <style:style style:name="P654" style:parent-style-name="Standard" style:family="paragraph">
      <style:text-properties style:font-name-complex="Times New Roman" fo:language="en" fo:country="US"/>
    </style:style>
    <style:style style:name="P655" style:parent-style-name="Standard" style:family="paragraph">
      <style:text-properties style:font-name-complex="Times New Roman" fo:language="en" fo:country="US"/>
    </style:style>
    <style:style style:name="P656" style:parent-style-name="Standard" style:family="paragraph">
      <style:text-properties style:font-name-complex="Times New Roman" fo:language="en" fo:country="US"/>
    </style:style>
    <style:style style:name="P657" style:parent-style-name="Standard" style:family="paragraph">
      <style:text-properties style:font-name-complex="Times New Roman" fo:language="en" fo:country="US"/>
    </style:style>
    <style:style style:name="P658" style:parent-style-name="Standard" style:family="paragraph">
      <style:text-properties style:font-name-complex="Times New Roman" fo:language="en" fo:country="US"/>
    </style:style>
    <style:style style:name="P659" style:parent-style-name="Standard" style:family="paragraph">
      <style:text-properties style:font-name-complex="Times New Roman" fo:language="en" fo:country="US"/>
    </style:style>
    <style:style style:name="P660" style:parent-style-name="Standard" style:family="paragraph">
      <style:text-properties style:font-name-complex="Times New Roman" fo:language="en" fo:country="US"/>
    </style:style>
    <style:style style:name="P661" style:parent-style-name="Standard" style:family="paragraph">
      <style:text-properties style:font-name-complex="Times New Roman" fo:language="en" fo:country="US"/>
    </style:style>
    <style:style style:name="P662" style:parent-style-name="Standard" style:family="paragraph">
      <style:text-properties style:font-name-complex="Times New Roman" fo:language="en" fo:country="US"/>
    </style:style>
    <style:style style:name="P663" style:parent-style-name="Standard" style:family="paragraph">
      <style:text-properties style:font-name-complex="Times New Roman" fo:language="en" fo:country="US"/>
    </style:style>
    <style:style style:name="P664" style:parent-style-name="Standard" style:family="paragraph">
      <style:text-properties style:font-name-complex="Times New Roman"/>
    </style:style>
    <style:style style:name="P665" style:parent-style-name="Standard" style:family="paragraph">
      <style:text-properties style:font-name-complex="Times New Roman"/>
    </style:style>
    <style:style style:name="P666" style:parent-style-name="Standard" style:family="paragraph">
      <style:text-properties style:font-name-complex="Times New Roman"/>
    </style:style>
    <style:style style:name="P667" style:parent-style-name="Standard" style:family="paragraph">
      <style:text-properties style:font-name-complex="Times New Roman"/>
    </style:style>
    <style:style style:name="TableColumn669" style:family="table-column">
      <style:table-column-properties style:column-width="6.6854in"/>
    </style:style>
    <style:style style:name="Table668" style:family="table">
      <style:table-properties style:width="6.6854in" fo:margin-left="0in" table:align="left"/>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6" style:parent-style-name="Normalny" style:family="paragraph">
      <style:paragraph-properties fo:widows="2" fo:orphans="2" style:text-autospace="none" style:vertical-align="auto"/>
      <style:text-properties fo:hyphenate="true"/>
    </style:style>
    <style:style style:name="T67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78" style:parent-style-name="Domyślnaczcionkaakapitu" style:family="text">
      <style:text-properties style:font-name-complex="Times New Roman" style:letter-kerning="false" fo:font-size="11pt" style:font-size-asian="11pt" style:font-size-complex="11pt" fo:language="en" fo:country="US"/>
    </style:style>
    <style:style style:name="P67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0" style:parent-style-name="Normalny" style:family="paragraph">
      <style:paragraph-properties fo:widows="2" fo:orphans="2" style:text-autospace="none" style:vertical-align="auto"/>
      <style:text-properties fo:hyphenate="true"/>
    </style:style>
    <style:style style:name="T68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2" style:parent-style-name="Domyślnaczcionkaakapitu" style:family="text">
      <style:text-properties style:font-name-complex="Times New Roman" style:letter-kerning="false" fo:font-size="11pt" style:font-size-asian="11pt" style:font-size-complex="11pt" fo:language="en" fo:country="US"/>
    </style:style>
    <style:style style:name="P68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8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7" style:parent-style-name="Domyślnaczcionkaakapitu" style:family="text">
      <style:text-properties style:font-name-complex="Times New Roman" style:letter-kerning="false" fo:font-size="11pt" style:font-size-asian="11pt" style:font-size-complex="11pt" fo:language="en" fo:country="US"/>
    </style:style>
    <style:style style:name="T688" style:parent-style-name="Domyślnaczcionkaakapitu" style:family="text">
      <style:text-properties style:font-name-complex="Times New Roman" style:letter-kerning="false" fo:font-size="11pt" style:font-size-asian="11pt" style:font-size-complex="11pt" fo:language="en" fo:country="US"/>
    </style:style>
    <style:style style:name="P689" style:parent-style-name="Standard" style:family="paragraph">
      <style:text-properties style:font-name-complex="Times New Roman" fo:language="en" fo:country="US"/>
    </style:style>
    <style:style style:name="P690" style:parent-style-name="Standard" style:family="paragraph">
      <style:text-properties style:font-name-complex="Times New Roman" fo:language="en" fo:country="US"/>
    </style:style>
    <style:style style:name="P691" style:parent-style-name="Standard" style:family="paragraph">
      <style:text-properties style:font-name-complex="Times New Roman" fo:font-weight="bold" style:font-weight-asian="bold" style:font-weight-complex="bold" fo:language="en" fo:country="US"/>
    </style:style>
    <style:style style:name="P692" style:parent-style-name="Standard" style:family="paragraph">
      <style:text-properties style:font-name-complex="Times New Roman" fo:font-weight="bold" style:font-weight-asian="bold" style:font-weight-complex="bold"/>
    </style:style>
    <style:style style:name="P693" style:parent-style-name="Standard" style:family="paragraph">
      <style:text-properties style:font-name-complex="Times New Roman" fo:font-weight="bold" style:font-weight-asian="bold" style:font-weight-complex="bold"/>
    </style:style>
    <style:style style:name="T694" style:parent-style-name="Domyślnaczcionkaakapitu" style:family="text">
      <style:text-properties style:font-name-complex="Times New Roman" fo:font-weight="bold" style:font-weight-asian="bold" style:font-weight-complex="bold"/>
    </style:style>
    <style:style style:name="T695" style:parent-style-name="Domyślnaczcionkaakapitu" style:family="text">
      <style:text-properties style:font-name-complex="Times New Roman"/>
    </style:style>
    <style:style style:name="P696" style:parent-style-name="Standard" style:family="paragraph">
      <style:text-properties style:font-name-complex="Times New Roman"/>
    </style:style>
    <style:style style:name="P697" style:parent-style-name="NormalnyWeb" style:family="paragraph">
      <style:paragraph-properties fo:margin-top="0.0833in" fo:margin-bottom="0.0833in" fo:background-color="#FFFFFF"/>
      <style:text-properties fo:color="#202122"/>
    </style:style>
    <style:style style:name="P698"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699"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0"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fo:hyphenate="true"/>
    </style:style>
    <style:style style:name="T701" style:parent-style-name="Domyślnaczcionkaakapitu" style:family="text">
      <style:text-properties style:font-name-complex="Times New Roman" fo:color="#202122"/>
    </style:style>
    <style:style style:name="T702" style:parent-style-name="Hiperłącze" style:family="text">
      <style:text-properties style:font-name-complex="Times New Roman" fo:color="#0645AD" style:text-position="super 66.6%"/>
    </style:style>
    <style:style style:name="P703"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4"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5"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6"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7" style:parent-style-name="m_-2645830350047814344standard" style:family="paragraph">
      <style:paragraph-properties fo:margin-top="0in" fo:margin-bottom="0in" fo:background-color="#FFFFFF"/>
      <style:text-properties fo:font-weight="bold" style:font-weight-asian="bold" style:font-weight-complex="bold" fo:color="#222222"/>
    </style:style>
    <style:style style:name="P708" style:parent-style-name="m_-2645830350047814344standard" style:family="paragraph">
      <style:paragraph-properties fo:margin-top="0in" fo:margin-bottom="0in" fo:background-color="#FFFFFF"/>
      <style:text-properties fo:color="#222222"/>
    </style:style>
    <style:style style:name="P709" style:parent-style-name="m_-2645830350047814344standard" style:family="paragraph">
      <style:paragraph-properties fo:margin-top="0in" fo:margin-bottom="0in" fo:background-color="#FFFFFF"/>
      <style:text-properties fo:color="#222222"/>
    </style:style>
    <style:style style:name="P710" style:parent-style-name="m_-2645830350047814344standard" style:family="paragraph">
      <style:paragraph-properties fo:margin-top="0in" fo:margin-bottom="0in" fo:margin-left="0.5in" fo:background-color="#FFFFFF">
        <style:tab-stops/>
      </style:paragraph-properties>
      <style:text-properties fo:color="#222222"/>
    </style:style>
    <style:style style:name="P711" style:parent-style-name="m_-2645830350047814344standard" style:family="paragraph">
      <style:paragraph-properties fo:margin-top="0in" fo:margin-bottom="0in" fo:margin-left="0.5in" fo:background-color="#FFFFFF">
        <style:tab-stops/>
      </style:paragraph-properties>
      <style:text-properties fo:color="#222222"/>
    </style:style>
    <style:style style:name="TableColumn713" style:family="table-column">
      <style:table-column-properties style:column-width="6.1854in"/>
    </style:style>
    <style:style style:name="Table712" style:family="table">
      <style:table-properties style:width="6.1854in" fo:margin-left="0.5in" table:align="left"/>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m_-2645830350047814344standard" style:family="paragraph">
      <style:paragraph-properties fo:margin-top="0in" fo:margin-bottom="0in"/>
    </style:style>
    <style:style style:name="T717" style:parent-style-name="Domyślnaczcionkaakapitu" style:family="text">
      <style:text-properties fo:color="#FF0000"/>
    </style:style>
    <style:style style:name="T718" style:parent-style-name="Domyślnaczcionkaakapitu" style:family="text">
      <style:text-properties fo:color="#222222"/>
    </style:style>
    <style:style style:name="T719" style:parent-style-name="Domyślnaczcionkaakapitu" style:family="text">
      <style:text-properties fo:color="#222222"/>
    </style:style>
    <style:style style:name="TableRow720" style:family="table-row">
      <style:table-row-properties/>
    </style:style>
    <style:style style:name="TableCell721" style:family="table-cell">
      <style:table-cell-properties fo:border="0.0069in solid #000000" style:writing-mode="lr-tb" fo:padding-top="0in" fo:padding-left="0.075in" fo:padding-bottom="0in" fo:padding-right="0.075in"/>
    </style:style>
    <style:style style:name="P722" style:parent-style-name="m_-2645830350047814344standard" style:family="paragraph">
      <style:paragraph-properties fo:margin-top="0in" fo:margin-bottom="0in"/>
      <style:text-properties fo:color="#FF0000"/>
    </style:style>
    <style:style style:name="P723" style:parent-style-name="m_-2645830350047814344standard" style:family="paragraph">
      <style:paragraph-properties fo:margin-top="0in" fo:margin-bottom="0in"/>
      <style:text-properties fo:color="#222222"/>
    </style:style>
    <style:style style:name="P724" style:parent-style-name="m_-2645830350047814344standard" style:family="paragraph">
      <style:paragraph-properties fo:margin-top="0in" fo:margin-bottom="0in"/>
      <style:text-properties fo:color="#222222"/>
    </style:style>
    <style:style style:name="P725" style:parent-style-name="m_-2645830350047814344standard" style:family="paragraph">
      <style:paragraph-properties fo:margin-top="0in" fo:margin-bottom="0in"/>
      <style:text-properties fo:color="#222222" fo:language="en" fo:country="US"/>
    </style:style>
    <style:style style:name="P726" style:parent-style-name="m_-2645830350047814344standard" style:family="paragraph">
      <style:paragraph-properties fo:margin-top="0in" fo:margin-bottom="0in"/>
      <style:text-properties fo:color="#222222"/>
    </style:style>
    <style:style style:name="P727" style:parent-style-name="m_-2645830350047814344standard" style:family="paragraph">
      <style:paragraph-properties fo:margin-top="0in" fo:margin-bottom="0in"/>
      <style:text-properties fo:color="#222222"/>
    </style:style>
    <style:style style:name="P728" style:parent-style-name="m_-2645830350047814344standard" style:family="paragraph">
      <style:paragraph-properties fo:margin-top="0in" fo:margin-bottom="0in"/>
      <style:text-properties fo:color="#222222"/>
    </style:style>
    <style:style style:name="P729" style:parent-style-name="m_-2645830350047814344standard" style:family="paragraph">
      <style:paragraph-properties fo:margin-top="0in" fo:margin-bottom="0in" fo:margin-left="0.5in" fo:background-color="#FFFFFF">
        <style:tab-stops/>
      </style:paragraph-properties>
      <style:text-properties fo:color="#222222"/>
    </style:style>
    <style:style style:name="P730" style:parent-style-name="m_-2645830350047814344standard" style:family="paragraph">
      <style:paragraph-properties fo:margin-top="0in" fo:margin-bottom="0in" fo:margin-left="0.5in" fo:background-color="#FFFFFF">
        <style:tab-stops/>
      </style:paragraph-properties>
      <style:text-properties fo:color="#222222"/>
    </style:style>
    <style:style style:name="P731" style:parent-style-name="m_-2645830350047814344standard" style:family="paragraph">
      <style:paragraph-properties fo:margin-top="0in" fo:margin-bottom="0in" fo:margin-left="0.5in" fo:background-color="#FFFFFF">
        <style:tab-stops/>
      </style:paragraph-properties>
      <style:text-properties fo:color="#222222"/>
    </style:style>
    <style:style style:name="P732" style:parent-style-name="m_-2645830350047814344standard" style:family="paragraph">
      <style:paragraph-properties fo:margin-top="0in" fo:margin-bottom="0in" fo:margin-left="0.5in" fo:background-color="#FFFFFF">
        <style:tab-stops/>
      </style:paragraph-properties>
      <style:text-properties fo:color="#222222"/>
    </style:style>
    <style:style style:name="P733" style:parent-style-name="m_-2645830350047814344standard" style:family="paragraph">
      <style:paragraph-properties fo:margin-top="0in" fo:margin-bottom="0in" fo:background-color="#FFFFFF"/>
      <style:text-properties fo:color="#222222"/>
    </style:style>
    <style:style style:name="P734" style:parent-style-name="Standard" style:family="paragraph">
      <style:text-properties style:font-name-complex="Times New Roman"/>
    </style:style>
    <style:style style:name="P735" style:parent-style-name="Standard" style:family="paragraph">
      <style:text-properties style:font-name-complex="Times New Roman"/>
    </style:style>
    <style:style style:name="P736" style:parent-style-name="Standard" style:family="paragraph">
      <style:text-properties style:font-name-complex="Times New Roman"/>
    </style:style>
    <style:style style:name="P737" style:parent-style-name="Standard" style:family="paragraph">
      <style:text-properties style:font-name-complex="Times New Roman"/>
    </style:style>
    <style:style style:name="P738" style:parent-style-name="Standard" style:family="paragraph">
      <style:text-properties style:font-name-complex="Times New Roman"/>
    </style:style>
    <style:style style:name="P739" style:parent-style-name="Standard" style:family="paragraph">
      <style:text-properties style:font-name-complex="Times New Roman"/>
    </style:style>
    <style:style style:name="P740" style:parent-style-name="Standard" style:family="paragraph">
      <style:text-properties style:font-name-complex="Times New Roman"/>
    </style:style>
    <style:style style:name="P741" style:parent-style-name="Standard" style:family="paragraph">
      <style:text-properties style:font-name-complex="Times New Roman"/>
    </style:style>
    <style:style style:name="P742" style:parent-style-name="Standard" style:family="paragraph">
      <style:text-properties style:font-name-complex="Times New Roman"/>
    </style:style>
    <style:style style:name="P743" style:parent-style-name="Standard" style:family="paragraph">
      <style:text-properties style:font-name-complex="Times New Roman"/>
    </style:style>
    <style:style style:name="T744" style:parent-style-name="Domyślnaczcionkaakapitu" style:family="text">
      <style:text-properties style:font-name-complex="Times New Roman"/>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P2"/>
      <text:p text:style-name="P3"/>
      <text:p text:style-name="P4">1.<text:tab/>CMSIS –<text:s/>dlaczego te zera?? makra pos</text:p>
      <text:p text:style-name="P5"/>
      <text:p text:style-name="Standard"><text:span text:style-name="T6"><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span></text:p>
      <text:p text:style-name="P7"/>
      <text:p text:style-name="Standard"><text:span text:style-name="T8"><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span></text:p>
      <text:p text:style-name="Standard"><text:span text:style-name="T9">TEORETYCZNIE</text:span><text:span text:style-name="T10"><text:s/>– gdybym chciał zmienić mnożnik np. z 13 na 2. Nie mogę tego zrobić bezpośrednio RCC-&gt;CFGR |= RCC_CFGR_PLLMUL2 – to nie zadziała. Najpierw trzeba wyłączyć 13 czyli RCC-&gt;CFGR &amp;= RCC_CFGR_PLLMUL13. Czyli muszę<text:s/></text:span><text:span text:style-name="T11">zrobić „dodatkowy” krok o którym wcześniej nie pomyślałem.</text:span></text:p>
      <text:p text:style-name="P12"/>
      <text:p text:style-name="P13">Ewentualnie wyzerować bity wykorzystując przesunięcia bitowe – również zdefiniowane w bibliotece:</text:p>
      <text:p text:style-name="Standard"><text:span text:style-name="T14"><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span></text:p>
      <text:p text:style-name="P15"/>
      <text:list text:style-name="LFO1" text:continue-numbering="true">
        <text:list-item>
          <text:p text:style-name="P16">pulapka TIM1 kanal1</text:p>
        </text:list-item>
      </text:list>
      <text:p text:style-name="P17"/>
      <text:p text:style-name="Standard"><text:span text:style-name="T18"><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span></text:p>
      <text:p text:style-name="Standard"><text:span text:style-name="T19"><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span></text:p>
      <text:p text:style-name="Standard"><text:span text:style-name="T20"><draw:frame draw:z-index="251653120" draw:style-name="a5" draw:name="grafika6" text:anchor-type="paragraph" svg:x="0in" svg:y="0in" svg:width="4in" svg:height="3.75in" style:rel-width="scale" style:rel-height="scale"><draw:image xlink:href="media/image6.png" xlink:type="simple" xlink:show="embed" xlink:actuate="onLoad"/><svg:title/><svg:desc/></draw:frame></text:span></text:p>
      <text:p text:style-name="P21">bit 0 – UIF – Update interrupt flag</text:p>
      <text:p text:style-name="P22">bit 1-4 – CcxIF –<text:s/>capture/compare X interrupt flag – czyli flaga przerwania poszczegolnego kanalu</text:p>
      <text:p text:style-name="P23">bit 16,17 – CcxIF – capture/compare X interrupt flag – flaga przerwania od kanalow 6 i 7 – ich nie uzywam w swoim programie ???</text:p>
      <text:p text:style-name="P24"/>
      <text:p text:style-name="P25">Obserwacje :</text:p>
      <text:list text:style-name="LFO2" text:continue-numbering="true">
        <text:list-item>
          <text:p text:style-name="P26">mimo ze jestem pod debugiem to licznik nadal działa.</text:p>
        </text:list-item>
        <text:list-item>
          <text:p text:style-name="P27">Podczas pierwszego zatrzymania się programu – wysterowany był tylko kanal 3 (0x8)</text:p>
        </text:list-item>
        <text:list-item>
          <text:p text:style-name="P28">z kazdym kolejnym zatrzymaniem się programu pojawial się stan wysoki na nieużywanych kanalach</text:p>
        </text:list-item>
        <text:list-item>
          <text:p text:style-name="P29">doświadczalnie to sprawdzilem – dla kanalow których nie uzywam po wywolaniu przerwania glownego licznika ustawiane są flagi przerwania</text:p>
        </text:list-item>
      </text:list>
      <text:p text:style-name="P30"/>
      <text:p text:style-name="P31"/>
      <text:p text:style-name="P32"/>
      <text:list text:style-name="LFO3" text:continue-numbering="true">
        <text:list-item>
          <text:p text:style-name="P33">obwód przycisku – obwód RC jest pewnego rodzaju filtrem, który eliminuje drgania przycisków</text:p>
        </text:list-item>
      </text:list>
      <text:p text:style-name="Standard"><text:span text:style-name="T34"><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span></text:p>
      <text:p text:style-name="P35"/>
      <text:list text:style-name="LFO4" text:continue-numbering="true">
        <text:list-item>
          <text:p text:style-name="P36">HSE – DONE działa</text:p>
        </text:list-item>
      </text:list>
      <text:p text:style-name="P37">Musiałem dodać dwie pętle while, które oczekiwaly na gotowosc/stabilnosc HSE i PLL</text:p>
      <text:p text:style-name="Standard"><text:span text:style-name="T38"><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span><text:span text:style-name="T39"><text:tab/></text:span><text:span text:style-name="T40"><text:tab/></text:span><text:span text:style-name="T41"><text:tab/>HSE bylo gotowe po 30 obrotach petli – kilkukrotnie ten sam wynik</text:span></text:p>
      <text:p text:style-name="Standard"><text:span text:style-name="T42"><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span><text:span text:style-name="T43"><text:tab/></text:span><text:span text:style-name="T44"><text:tab/></text:span><text:span text:style-name="T45"><text:tab/>PLL po 71-73 obrotach petli</text:span></text:p>
      <text:p text:style-name="P46"><text:line-break/></text:p>
      <text:p text:style-name="P47"/>
      <text:list text:style-name="LFO4" text:continue-numbering="true">
        <text:list-item>
          <text:p text:style-name="P48">Wylaczenie optymalizacji przez kompilator</text:p>
        </text:list-item>
      </text:list>
      <text:p text:style-name="Standard"><text:span text:style-name="T49"><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span></text:p>
      <text:p text:style-name="P50"/>
      <text:list text:style-name="LFO5" text:continue-numbering="true">
        <text:list-item>
          <text:p text:style-name="P51">PWM</text:p>
        </text:list-item>
      </text:list>
      <text:p text:style-name="P52">str 535</text:p>
      <text:p text:style-name="P53"/>
      <text:p text:style-name="P54">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55">OCx polarity is software programmable using the CCxP bit in the TIMx_CCER register. It can be programmed as active high or active low. For applications where you need to generate complementary PWM signals, this option will be suitable for you.</text:p>
      <text:p text:style-name="P56">In PWM mode<text:s/>(1 or 2), TIMx_CNT and TIMx_CCRx are always compared to determine whether TIMx_CCRx≤TIMx_CNT or TIMx_CNT≤TIMx_CCRx (depending on the direction of the counter).</text:p>
      <text:p text:style-name="P57">The timer is able to generate PWM in edge-aligned mode or center-aligned mode depending on the CMS bits in the TIMx_CR1 register.</text:p>
      <text:p text:style-name="P58"/>
      <text:p text:style-name="P59">TIMx_ARR – okreslamy okres</text:p>
      <text:p text:style-name="P60">TIMx_CCRx – okreslamy szerokosc impulsu</text:p>
      <text:p text:style-name="P61"/>
      <text:p text:style-name="P62">każdy kanał timera jest podłączony pod inną nóżkę. Na początku trzeba skonfigurować odpowiednio GPIO pod działanie PWM. To znaczy MODER – funkcja alternatywna, a w rejestrze AFR ustawic odpowiednią funkcje.</text:p>
      <text:p text:style-name="P63"/>
      <text:p text:style-name="P64"/>
      <text:p text:style-name="Standard"><text:span text:style-name="T65"><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span></text:p>
      <text:p text:style-name="P66"/>
      <text:p text:style-name="P67"/>
      <text:p text:style-name="Standard"><text:span text:style-name="T68"><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span></text:p>
      <text:p text:style-name="Standard"><text:span text:style-name="T69"><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text:span><text:span text:style-name="T70"><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span><text:a xlink:href="https://deepbluembedded.com/stm32-pwm-example-timer-pwm-mode-tutorial/" office:target-frame-name="_top" xlink:show="replace"><text:span text:style-name="T71">https://deepbluembedded.com/stm32-pwm-example-timer-pwm-mode-tutorial/</text:span></text:a></text:p>
      <text:p text:style-name="P72"/>
      <text:p text:style-name="Standard"><text:span text:style-name="T73">CCMR -<text:s/></text:span><text:span text:style-name="T74">capture/compare enable re</text:span><text:span text:style-name="T75">gister</text:span></text:p>
      <text:p text:style-name="Standard"><text:span text:style-name="T76"><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ext:span><text:span text:style-name="T77">TIMx_BDTR – Break and dead time register – zgodnie z powyzszym muszę ustawic aby aktywowac wyjscie muszę ustawic pozostale rejestry tzn CC1E i MOE</text:span></text:p>
      <text:p text:style-name="Standard"><text:span text:style-name="T78"><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span></text:p>
      <text:p text:style-name="P79"/>
      <text:p text:style-name="P80">no i na końcu trzeba włączyć Timer :)</text:p>
      <text:p text:style-name="Standard"><text:span text:style-name="T81"><text:s text:c="2"/></text:span><text:span text:style-name="T82">TIM1-&gt;CR1 |= TIM_CR1_CEN; <text:s/></text:span></text:p>
      <text:p text:style-name="P83"/>
      <text:p text:style-name="P84">Jak już timer działa to w dowolnym czasie możemy modyfikować rejestr TIMx_CCRx i zmieniac szerokosc impulsu – wartosc napiecia skutecznego → w tym przypadku zmieniac jasnosc diody.</text:p>
      <text:p text:style-name="P85"/>
      <text:p text:style-name="P86">Wyjscie komplemetarne????</text:p>
      <text:p text:style-name="P87"/>
      <text:list text:style-name="LFO6" text:continue-numbering="true">
        <text:list-item>
          <text:p text:style-name="P88">ADC – analog-digital converter</text:p>
        </text:list-item>
      </text:list>
      <text:p text:style-name="P89"/>
      <text:p text:style-name="P90">- Select the conversion mode (single or<text:s/>continuous) by setting or resetting the CONT bit in the ADC_CFGR register.</text:p>
      <text:p text:style-name="P91">- Configure the sequence length and the order of the channels to be converted, by configuring the ADC_SQRx registers.</text:p>
      <text:p text:style-name="P92">- Configure the sampling time for each channel to be configured, by writing to the ADC_SMPRX registers.</text:p>
      <text:p text:style-name="P93">-If the ADC uses the external trigger to start the conversion, configure the trigger by programming the EXTEN and EXTSEL bits in the ADC_CFGR register.</text:p>
      <text:p text:style-name="P94">- If needed, configure the autodelay or the overrun mode<text:s/>features, or both, by setting the AUTDLY and/or the OVRMOD in the ADC_CFGR register.</text:p>
      <text:p text:style-name="P95">- Configure the ADC resolution through the RES bit in the ADC_CFGR register.</text:p>
      <text:p text:style-name="P96"/>
      <text:p text:style-name="P97">ADC start conversion</text:p>
      <text:p text:style-name="P98">• Software-based regular ADC conversion starts immediately after the ADSTART bit is set. • Hardware-based regular conversion starts after the ADSTART bit is set, and at the next active edge of the selected regular hardware trigger.</text:p>
      <text:p text:style-name="P99"/>
      <text:p text:style-name="P100">ADC read conversion data</text:p>
      <text:p text:style-name="P101">There are two possible configurations for reading converted data:</text:p>
      <text:p text:style-name="P102"><text:s/>• using EOC/EOS flags and interrupts</text:p>
      <text:p text:style-name="P103">• using DMA</text:p>
      <text:p text:style-name="P104"/>
      <text:p text:style-name="P105">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106">In using DMA, when the DMA mode is enabled (DMAEN bit set to 1 in the ADC_CFGR register in single ADC mode), a DMA request is generated after each channel conversion. This allows converted<text:s/>data to be transferred from the ADC_DR register to the destination selected by the software.</text:p>
      <text:p text:style-name="P107"/>
      <text:p text:style-name="P108"/>
      <text:p text:style-name="P109">ADC-ki mają swoje kanaly, każdy jest podpięty pod inną nóżkę procesora</text:p>
      <text:p text:style-name="Standard"><text:span text:style-name="T110"><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P111">Dodatkowo w GPIO nozka ta <text:s/>musi być skonfigurowanoa w MODER jako analog</text:p>
      <text:p text:style-name="P112"/>
      <text:p text:style-name="P113">Jeśli nie<text:s/>wykorzystujemy DMA to konfiguracja przerwania:</text:p>
      <text:p text:style-name="Standard"><text:span text:style-name="T114"><draw:frame draw:style-name="a17" draw:name="Obraz 21" text:anchor-type="as-char" svg:x="0in" svg:y="0in" svg:width="3.14627in" svg:height="1.01056in" style:rel-width="scale" style:rel-height="scale"><draw:image xlink:href="media/image18.png" xlink:type="simple" xlink:show="embed" xlink:actuate="onLoad"/><svg:title/><svg:desc/></draw:frame></text:span></text:p>
      <text:p text:style-name="P115"/>
      <text:p text:style-name="P116">Konwersja z wielu kanalow naraz?</text:p>
      <text:p text:style-name="P117">Mamy tylko jeden rejestr do odczytu?</text:p>
      <text:p text:style-name="P118"/>
      <text:p text:style-name="P119">05.03.2021</text:p>
      <text:p text:style-name="P120"><text:tab/>1. <text:s text:c="2"/>wyczyscic kod → do plikow</text:p>
      <text:list text:style-name="LFO7" text:continue-numbering="true">
        <text:list-item>
          <text:p text:style-name="P121">Exponenta, funkcja wykladnicza</text:p>
        </text:list-item>
      </text:list>
      <text:p text:style-name="Standard"><text:span text:style-name="T122">Prawo Webera-Fechnera<text:s/></text:span><text:span text:style-name="T123">– prawo wyrażające relację pomiędzy fiz</text:span><text:span text:style-name="T124">yczną miarą bodźca a reakcją zmysłów, np. wzroku, słuchu, węchu czy poczucia temperatury (siła wrażenia). Jest to prawo fenomenologiczne, będące wynikiem wielu obserwacji praktycznych i znajdujące wiele zastosowań technicznych.</text:span></text:p>
      <text:p text:style-name="Standard"><text:span text:style-name="T125">Potęgowe prawo Stevensa</text:span><text:span text:style-name="T126"><text:s/>- pr</text:span><text:span text:style-name="T127">awo psychofizyczne, według którego siła (intensywność) odczuwanego wrażenia zmysłowego jest wprost proporcjonalna do wielkości bodźca, podniesionej do potęgi „a” (stała empiryczna)</text:span></text:p>
      <text:p text:style-name="Standard"><text:span text:style-name="T128"><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span></text:p>
      <text:p text:style-name="P129"/>
      <text:p text:style-name="P130"/>
      <text:p text:style-name="Standard"><text:span text:style-name="T131"><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span></text:p>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list text:style-name="LFO7" text:continue-numbering="true">
        <text:list-item>
          <text:p text:style-name="P145">DMA</text:p>
        </text:list-item>
      </text:list>
      <text:p text:style-name="P146"><text:span text:style-name="T147"><draw:frame draw:style-name="a20" draw:name="Obraz 19" text:anchor-type="as-char" svg:x="0in" svg:y="0in" svg:width="6.3069in" svg:height="3.51078in" style:rel-width="scale" style:rel-height="scale"><draw:image xlink:href="media/image21.png" xlink:type="simple" xlink:show="embed" xlink:actuate="onLoad"/><svg:title/><svg:desc/></draw:frame></text:span></text:p>
      <text:p text:style-name="P148"/>
      <text:p text:style-name="P149"/>
      <text:p text:style-name="P150"/>
      <text:p text:style-name="P151">Kod:</text:p>
      <text:p text:style-name="P152"><text:span text:style-name="T153"><draw:frame draw:style-name="a21" draw:name="Obraz 22" text:anchor-type="as-char" svg:x="0in" svg:y="0in" svg:width="6.34766in" svg:height="4.36241in" style:rel-width="scale" style:rel-height="scale"><draw:image xlink:href="media/image22.png" xlink:type="simple" xlink:show="embed" xlink:actuate="onLoad"/><svg:title/><svg:desc/></draw:frame></text:span></text:p>
      <text:p text:style-name="P154">Każdy ADC jest podpięty pod inny<text:s/>kanał DMA. W przypadku ADC2_1 to DM2 kanał 1</text:p>
      <text:p text:style-name="P155"><text:span text:style-name="T156"><draw:frame draw:style-name="a22" draw:name="Obraz 23" text:anchor-type="as-char" svg:x="0in" svg:y="0in" svg:width="5.61089in" svg:height="3.29248in" style:rel-width="scale" style:rel-height="scale"><draw:image xlink:href="media/image23.png" xlink:type="simple" xlink:show="embed" xlink:actuate="onLoad"/><svg:title/><svg:desc/></draw:frame></text:span></text:p>
      <text:p text:style-name="P157"/>
      <text:p text:style-name="P158">Na podstawie tej informacji konfigurujemy DMA2_channel1 (można zremapowac do kanalu 3 <text:s/>- w rejestrach SYSCFG)</text:p>
      <text:p text:style-name="P159"/>
      <text:p text:style-name="P160">Musimy podać adresy pamięci skąd dokąd ma kopiować dane – do rejestru CPAR oraz CMAR.</text:p>
      <text:p text:style-name="P161">Musimy ustawić jakiej wielkości dane maja być kopiowane – MSIZE, PSIZE</text:p>
      <text:p text:style-name="P162"/>
      <text:p text:style-name="P163">Ustawiamy inkrementacje adresu periph i memory. Dla memory włączamy wtedy kiedy chcemy zbierać wiele próbek, żeby je później np. usredniac. Na periph wtedy kiedy ADC mierzy na wielu kanalach po kolei.</text:p>
      <text:p text:style-name="P164"/>
      <text:p text:style-name="P165">Rejestr CNDTR – okresla ile razy ma inkrementowac adres pamięci mem/periph</text:p>
      <text:p text:style-name="P166"/>
      <text:p text:style-name="P167">Jeśli chcemy kopiować cały czas dane za pomocą DMA to musimy wlaczyc bit CIRC w rejestrze CCR</text:p>
      <text:p text:style-name="P168"/>
      <text:p text:style-name="P169">No i żeby wszystko zaczelo dzialac trzeba wlaczyc trigera DMA w urządzeniu peryferyjnym, żeby za każdym razem kiedy w jego rejestrze zmieni się wartosc wysylal informacje do DMA, wtedy DMA skopiuje dane według ustawien</text:p>
      <text:p text:style-name="P170"/>
      <text:p text:style-name="P171"><text:span text:style-name="T172"><draw:frame draw:style-name="a23" draw:name="Obraz 24" text:anchor-type="as-char" svg:x="0in" svg:y="0in" svg:width="6.69236in" svg:height="0.32431in" style:rel-width="scale" style:rel-height="scale"><draw:image xlink:href="media/image24.png" xlink:type="simple" xlink:show="embed" xlink:actuate="onLoad"/><svg:title/><svg:desc/></draw:frame></text:span><text:span text:style-name="T173"><text:s/></text:span></text:p>
      <text:p text:style-name="P174"/>
      <text:list text:style-name="LFO7" text:continue-numbering="true">
        <text:list-item>
          <text:p text:style-name="P175">SPI żyroskop who am I – ID urządzenia</text:p>
        </text:list-item>
      </text:list>
      <text:p text:style-name="P176"/>
      <text:p text:style-name="P177"/>
      <text:p text:style-name="Standard"><text:span text:style-name="T178"><draw:frame draw:style-name="a24" draw:name="Obraz 25" text:anchor-type="as-char" svg:x="0in" svg:y="0in" svg:width="6.854in" svg:height="3.58462in" style:rel-width="scale" style:rel-height="scale"><draw:image xlink:href="media/image25.png" xlink:type="simple" xlink:show="embed" xlink:actuate="onLoad"/><svg:title/><svg:desc/></draw:frame></text:span></text:p>
      <text:p text:style-name="P179"/>
      <text:p text:style-name="P180">- Konfiguracja GPIO – nozki SCK, MOSI, MSIO (Moder funkcja<text:s/>alternatywna) i CS</text:p>
      <text:p text:style-name="P181">- SPI układu L3GD20 moze wspolpracowac z zegarem do 10MHz, my mamy standardowo podpięte 72MHz – a wiec musimy skonfigurować dzielnik w rejestrze CR1 bit BR</text:p>
      <text:p text:style-name="P182"/>
      <text:p text:style-name="Standard"><text:span text:style-name="T183"><draw:frame draw:style-name="a25" draw:name="Obraz 26" text:anchor-type="as-char" svg:x="0in" svg:y="0in" svg:width="4.51497in" svg:height="2.18197in" style:rel-width="scale" style:rel-height="scale"><draw:image xlink:href="media/image26.png" xlink:type="simple" xlink:show="embed" xlink:actuate="onLoad"/><svg:title/><svg:desc/></draw:frame></text:span></text:p>
      <text:p text:style-name="P184">- następnie trzeba skonfigurować samego SPI. CPOL (clock polarity) – w stanie<text:s/>idle panuje stan wysoki, CPHA (clock phase) – pierwszy bit jest przesyłany z opóźnieniem</text:p>
      <text:p text:style-name="Standard"><text:span text:style-name="T185"><draw:frame draw:style-name="a26" draw:name="Obraz 27" text:anchor-type="as-char" svg:x="0in" svg:y="0in" svg:width="6.02167in" svg:height="2.7608in" style:rel-width="scale" style:rel-height="scale"><draw:image xlink:href="media/image27.png" xlink:type="simple" xlink:show="embed" xlink:actuate="onLoad"/><svg:title/><svg:desc/></draw:frame></text:span></text:p>
      <text:p text:style-name="P186"><text:tab/>- konfiguracja ramki – jaki bit będzie pierwszy, według wykresu powyżej MSB (most significant bit. I to wlasnie trzeba ustawić bit LSBFIRST w rejestrze CR1</text:p>
      <text:p text:style-name="P187"><text:tab/>- kolejno data length bity DA w rejestrze CR2 (8 bitow na podstawie doc)</text:p>
      <text:p text:style-name="Standard"><text:span text:style-name="T188"><draw:frame draw:style-name="a27" draw:name="Obraz 28" text:anchor-type="as-char" svg:x="0in" svg:y="0in" svg:width="6.69236in" svg:height="1.18056in" style:rel-width="scale" style:rel-height="scale"><draw:image xlink:href="media/image28.png" xlink:type="simple" xlink:show="embed" xlink:actuate="onLoad"/><svg:title/><svg:desc/></draw:frame></text:span></text:p>
      <text:p text:style-name="P189"/>
      <text:p text:style-name="P190">Odczyt danych:</text:p>
      <text:p text:style-name="Standard"><text:span text:style-name="T191"><draw:frame draw:style-name="a28" draw:name="Obraz 29" text:anchor-type="as-char" svg:x="0in" svg:y="0in" svg:width="7.7366in" svg:height="1.37359in" style:rel-width="scale" style:rel-height="scale"><draw:image xlink:href="media/image29.png" xlink:type="simple" xlink:show="embed" xlink:actuate="onLoad"/><svg:title/><svg:desc/></draw:frame></text:span></text:p>
      <text:p text:style-name="P192"/>
      <text:p text:style-name="P193">Odczyt zgodnie z poleceniem w dokumentacji.</text:p>
      <text:p text:style-name="P194">Do adresu z którego przy odczycie należało włączyć 8 bit – informacja o odczycie.</text:p>
      <text:p text:style-name="P195">Dodatkowo podczas testów zauważyłem, że po<text:s/>pierwszym odczycie np. WHO_AM_I próba odczytu np. rejestru konfiguracyjnego powodowała, że zawsze odczytywałem tą samą wartość. Po wielu próbach doszedłem do wniosku, że jakby w pamięci trzymana jest informacja o pierwszym adresie i zawsze zwraca mi informację z tego samego adresu. Aby to zmienić należało dodatkowo ustawić 7 bit (MS).</text:p>
      <text:p text:style-name="Standard"><text:span text:style-name="T196"><draw:frame draw:style-name="a29" draw:name="Obraz 30" text:anchor-type="as-char" svg:x="0in" svg:y="0in" svg:width="5.12708in" svg:height="1.90995in" style:rel-width="scale" style:rel-height="scale"><draw:image xlink:href="media/image30.png" xlink:type="simple" xlink:show="embed" xlink:actuate="onLoad"/><svg:title/><svg:desc/></draw:frame></text:span><text:span text:style-name="T197"><text:s/></text:span></text:p>
      <text:p text:style-name="Standard"><text:span text:style-name="T198"><draw:frame draw:style-name="a30" draw:name="Obraz 31" text:anchor-type="as-char" svg:x="0in" svg:y="0in" svg:width="6.69236in" svg:height="0.56042in" style:rel-width="scale" style:rel-height="scale"><draw:image xlink:href="media/image31.png" xlink:type="simple" xlink:show="embed" xlink:actuate="onLoad"/><svg:title/><svg:desc/></draw:frame></text:span></text:p>
      <text:p text:style-name="P199"/>
      <text:p text:style-name="P200">Co ciekawe, zauwazylem, ze pierwszy odczyt zawsze zwraca w takim wypadku 0xFF, kolejny natomiast zwraca oczekiwana wartość. Ominąłem ten problem przez podwójny odczyt.</text:p>
      <text:p text:style-name="P201"/>
      <text:p text:style-name="P202"/>
      <text:p text:style-name="P203">DWIE DOKUMENTACJE TEGO SAMEGO MODUŁU – inny numer WHO AM I</text:p>
      <text:p text:style-name="P204"/>
      <text:p text:style-name="P205">Data publikacji 08.2011</text:p>
      <text:p text:style-name="Standard"><text:span text:style-name="T206"><draw:frame draw:style-name="a31" draw:name="Obraz 33" text:anchor-type="as-char" svg:x="0in" svg:y="0in" svg:width="6.61319in" svg:height="0.37431in" style:rel-width="scale" style:rel-height="scale"><draw:image xlink:href="media/image32.png" xlink:type="simple" xlink:show="embed" xlink:actuate="onLoad"/><svg:title/><svg:desc/></draw:frame></text:span></text:p>
      <text:p text:style-name="Standard"><text:span text:style-name="T207"><draw:frame draw:style-name="a32" draw:name="Obraz 36" text:anchor-type="as-char" svg:x="0in" svg:y="0in" svg:width="6.69236in" svg:height="1.33472in" style:rel-width="scale" style:rel-height="scale"><draw:image xlink:href="media/image33.png" xlink:type="simple" xlink:show="embed" xlink:actuate="onLoad"/><svg:title/><svg:desc/></draw:frame></text:span></text:p>
      <text:p text:style-name="P208"/>
      <text:p text:style-name="P209">Data publikacji 06.2014</text:p>
      <text:p text:style-name="Standard"><text:span text:style-name="T210"><draw:frame draw:style-name="a33" draw:name="Obraz 34" text:anchor-type="as-char" svg:x="0in" svg:y="0in" svg:width="6.69236in" svg:height="0.49861in" style:rel-width="scale" style:rel-height="scale"><draw:image xlink:href="media/image34.png" xlink:type="simple" xlink:show="embed" xlink:actuate="onLoad"/><svg:title/><svg:desc/></draw:frame></text:span></text:p>
      <text:p text:style-name="Standard"><text:span text:style-name="T211"><draw:frame draw:style-name="a34" draw:name="Obraz 35" text:anchor-type="as-char" svg:x="0in" svg:y="0in" svg:width="6.69236in" svg:height="1.33194in" style:rel-width="scale" style:rel-height="scale"><draw:image xlink:href="media/image35.png" xlink:type="simple" xlink:show="embed" xlink:actuate="onLoad"/><svg:title/><svg:desc/></draw:frame></text:span></text:p>
      <text:p text:style-name="P212"/>
      <text:p text:style-name="P213">Obie dokumentacje pochodzą od ST. Są to dwie wersje „init”.<text:s/><text:line-break/></text:p>
      <text:p text:style-name="P214"/>
      <text:p text:style-name="Standard"><text:span text:style-name="T215">12.03.2021</text:span></text:p>
      <text:list text:style-name="LFO7" text:continue-numbering="true">
        <text:list-item>
          <text:list>
            <text:list-item>
              <text:p text:style-name="P216"><text:s/>przerobka dioda led exponenta</text:p>
            </text:list-item>
          </text:list>
        </text:list-item>
      </text:list>
      <text:p text:style-name="Standard"><text:span text:style-name="T217"><draw:frame draw:style-name="a35" draw:name="Obraz 37" text:anchor-type="as-char" svg:x="0in" svg:y="0in" svg:width="6.02105in" svg:height="4.57592in" style:rel-width="scale" style:rel-height="scale"><draw:image xlink:href="media/image36.png" xlink:type="simple" xlink:show="embed" xlink:actuate="onLoad"/><svg:title/><svg:desc/></draw:frame></text:span></text:p>
      <text:p text:style-name="P218"/>
      <text:list text:style-name="LFO7" text:continue-numbering="true">
        <text:list-item>
          <text:list>
            <text:list-item>
              <text:p text:style-name="P219">SPI odczytywac dobrze ta<text:s/>wartosc – analiza z wykorzystaniem analizatora sygnalow logicznych</text:p>
            </text:list-item>
          </text:list>
        </text:list-item>
      </text:list>
      <text:p text:style-name="Standard"><text:span text:style-name="T220"><draw:frame draw:style-name="a36" draw:name="Obraz 39" text:anchor-type="as-char" svg:x="0in" svg:y="0in" svg:width="7.14734in" svg:height="2.29394in" style:rel-width="scale" style:rel-height="scale"><draw:image xlink:href="media/image37.png" xlink:type="simple" xlink:show="embed" xlink:actuate="onLoad"/><svg:title/><svg:desc/></draw:frame></text:span></text:p>
      <text:p text:style-name="P221"><text:tab/><text:tab/>Odczyt:</text:p>
      <text:p text:style-name="P222"><text:tab/><text:tab/><text:tab/>- Ustawienie logicznej 1 - BIT8 R/W</text:p>
      <text:p text:style-name="P223"><text:tab/><text:tab/><text:tab/>- Ustawienie logicznej 1 – BIT7 wielokrotny odczyt/zapis<text:tab/></text:p>
      <text:p text:style-name="P224">- sprawdzenie statusu flagi TX – czy nie ma oczekujących danych do wyslania (przed wyslaniem kolejnej informacji)</text:p>
      <text:p text:style-name="P225"><text:tab/><text:tab/><text:tab/>- sprawdzenie statusu flagi BSY – czy SPI nie jest czyms zajęty</text:p>
      <text:p text:style-name="P226"><text:tab/><text:tab/><text:tab/>- sprawdzenie flagi RXNE – czy bufor odbiorczy jest pusty</text:p>
      <text:p text:style-name="P227"/>
      <text:p text:style-name="P228"><text:tab/><text:tab/>Zapis:</text:p>
      <text:p text:style-name="P229"><text:tab/><text:tab/><text:tab/>- sprawdzenie falgi TX</text:p>
      <text:p text:style-name="P230">….</text:p>
      <text:p text:style-name="P231"/>
      <text:list text:style-name="LFO7" text:continue-numbering="true">
        <text:list-item>
          <text:list>
            <text:list-item>
              <text:p text:style-name="P232">Odczytywanie wartosci z gyroskopu - wizualizacja STM STUDIO<text:s/></text:p>
            </text:list-item>
          </text:list>
        </text:list-item>
      </text:list>
      <text:p text:style-name="P233"/>
      <text:p text:style-name="Standard"><text:span text:style-name="T234"><draw:frame draw:style-name="a37" draw:name="Obraz 38" text:anchor-type="as-char" svg:x="0in" svg:y="0in" svg:width="6.69236in" svg:height="3.50764in" style:rel-width="scale" style:rel-height="scale"><draw:image xlink:href="media/image38.png" xlink:type="simple" xlink:show="embed" xlink:actuate="onLoad"/><svg:title/><svg:desc/></draw:frame></text:span></text:p>
      <text:p text:style-name="P235"/>
      <text:p text:style-name="P236">18.03.2021</text:p>
      <text:p text:style-name="P237">1.<text:tab/>Status register</text:p>
      <text:p text:style-name="P238">2.<text:s/><text:tab/>Odczyt rejestrów z wykorzystaniem DMA</text:p>
      <text:p text:style-name="P239"><text:tab/>Problem który pozostał do rozwiązania/wyjaśnienia to:</text:p>
      <text:p text:style-name="P240"/>
      <text:p text:style-name="Standard"><text:span text:style-name="T241"><draw:frame draw:style-name="a38" draw:name="Obraz 40" text:anchor-type="as-char" svg:x="0in" svg:y="0in" svg:width="6.69236in" svg:height="0.22847in" style:rel-width="scale" style:rel-height="scale"><draw:image xlink:href="media/image39.png" xlink:type="simple" xlink:show="embed" xlink:actuate="onLoad"/><svg:title/><svg:desc/></draw:frame></text:span></text:p>
      <text:p text:style-name="Standard"><text:span text:style-name="T242"><draw:frame draw:style-name="a39" draw:name="Obraz 39" text:anchor-type="as-char" svg:x="0in" svg:y="0in" svg:width="5.98in" svg:height="2.85456in" style:rel-width="scale" style:rel-height="scale"><draw:image xlink:href="media/image40.png" xlink:type="simple" xlink:show="embed" xlink:actuate="onLoad"/><svg:title/><svg:desc/></draw:frame></text:span></text:p>
      <text:p text:style-name="P243"><text:s/>Pomimo, że wpisuje po kolei XL XH YL XH ZL ZH to pomija mi przy odczycie pierwszego XL i XH. ??? Jakby go<text:s/>gubił. Po modyfikacji – 0 element w tablicy wynikowej to YL… a dwa ostatnie to XL i XH. Bawiłem się różnymi opcjami ale nic nie przynosiło pożądanego efektu. W każdym razie działa.</text:p>
      <text:p text:style-name="P244"/>
      <text:p text:style-name="Standard"><text:span text:style-name="T245">Ustawienie niewłaściwego typu danych dla odczytanych wartosci (8 bitowego<text:s/></text:span><text:span text:style-name="T246">inta zamiast 16), powodowało, że przy odczycie 16 bitowych danych tak czy inaczej zapisywało cała informację, natomiast w miejscu które nie było do tego przeznaczone. Objawialo mi się to tym, ze dioda która mruga przy pomocy funkcji<text:s/></text:span><text:span text:style-name="T247">Zmiana_PWM_TIM1_stopnio</text:span><text:span text:style-name="T248">wo();<text:s/></text:span><text:span text:style-name="T249">zaczęła dziwnie się zachowywać, przestała mrugać jednostajnie. Wartosci odczytywane przez DMA wprwadzały zmiany w innych zmiennych zdefiniowanych – w tym przypadku zmienna p, która odpowiadała za wyznaczenie wypelnienia impulsu.</text:span></text:p>
      <text:p text:style-name="P250"/>
      <text:list text:style-name="LFO1" text:continue-numbering="true">
        <text:list-item>
          <text:p text:style-name="P251">Accelerometer po I2C<text:s/>WHO AM I, pobawic sie akcelerometrem, magnet (plot STM Studio)</text:p>
        </text:list-item>
      </text:list>
      <text:p text:style-name="P252"/>
      <text:p text:style-name="P253">Odczyt/zapis accelerometer</text:p>
      <text:p text:style-name="Standard"><text:span text:style-name="T254"><draw:frame draw:style-name="a40" draw:name="Obraz 41" text:anchor-type="as-char" svg:x="0in" svg:y="0in" svg:width="6.69236in" svg:height="1.99861in" style:rel-width="scale" style:rel-height="scale"><draw:image xlink:href="media/image41.png" xlink:type="simple" xlink:show="embed" xlink:actuate="onLoad"/><svg:title/><svg:desc/></draw:frame></text:span></text:p>
      <text:p text:style-name="P255"/>
      <text:p text:style-name="P256">Odczyt osi X Y Z accelerometru przy gwałtownym ruchu</text:p>
      <text:p text:style-name="Standard"><text:span text:style-name="T257"><draw:frame draw:style-name="a41" draw:name="Obraz 43" text:anchor-type="as-char" svg:x="0in" svg:y="0in" svg:width="3.06601in" svg:height="3.55278in" style:rel-width="scale" style:rel-height="scale"><draw:image xlink:href="media/image42.png" xlink:type="simple" xlink:show="embed" xlink:actuate="onLoad"/><svg:title/><svg:desc/></draw:frame></text:span><text:span text:style-name="T258"><draw:frame draw:style-name="a42" draw:name="Obraz 44" text:anchor-type="as-char" svg:x="0in" svg:y="0in" svg:width="3.16973in" svg:height="3.58054in" style:rel-width="scale" style:rel-height="scale"><draw:image xlink:href="media/image43.png" xlink:type="simple" xlink:show="embed" xlink:actuate="onLoad"/><svg:title/><svg:desc/></draw:frame></text:span></text:p>
      <text:p text:style-name="Standard"><text:span text:style-name="T259"><draw:frame draw:style-name="a43" draw:name="Obraz 45" text:anchor-type="as-char" svg:x="0in" svg:y="0in" svg:width="3.33694in" svg:height="3.75592in" style:rel-width="scale" style:rel-height="scale"><draw:image xlink:href="media/image44.png" xlink:type="simple" xlink:show="embed" xlink:actuate="onLoad"/><svg:title/><svg:desc/></draw:frame></text:span></text:p>
      <text:p text:style-name="P260">Dlaczego przy Z wartosc poczatkowa bazowa tak wysoka???</text:p>
      <text:p text:style-name="P261"/>
      <text:p text:style-name="P262"/>
      <text:p text:style-name="P263">Magnetometr</text:p>
      <text:p text:style-name="P264">Odczyt na zmiane acclereo -&gt; magneto-&gt;acclereo -&gt; magneto itd. Zawsze 00.<text:s/></text:p>
      <text:p text:style-name="P265">Próba odczytu w ten sam sposób inne rejestry NOK</text:p>
      <text:p text:style-name="P266">Odczytywanie tylko magneto NOK</text:p>
      <text:p text:style-name="P267">Zmiana adresu magneto powoduje dostanie NAK. Czyli adres jest OK</text:p>
      <text:p text:style-name="Standard"><text:span text:style-name="T268">Urządzenie po podaniu adresu rejestru z którego chcemy<text:s/></text:span><text:span text:style-name="T269">odczytywać daje ACK – wszystko wygląda generalnie tak samo jak accelero tylko ze zawsze 0x0<text:s/></text:span><text:span text:style-name="T270">☹</text:span></text:p>
      <text:p text:style-name="P271">Generalnie ramka wygląda tak samo jak w przypadku acclero – jedyna roznica to zapis o autoincrementacji adresow,</text:p>
      <text:p text:style-name="Standard"><text:span text:style-name="T272"><draw:frame draw:style-name="a44" draw:name="Obraz 46" text:anchor-type="as-char" svg:x="0in" svg:y="0in" svg:width="5.09675in" svg:height="3.16954in" style:rel-width="scale" style:rel-height="scale"><draw:image xlink:href="media/image45.png" xlink:type="simple" xlink:show="embed" xlink:actuate="onLoad"/><svg:title/><svg:desc/></draw:frame></text:span></text:p>
      <text:p text:style-name="P273">Nigdzie niestety nie mogę znalexc pomocy –<text:s/>nota aplikayjna tez nic nie pomaga. Po prostu zawsze mam 0x0.</text:p>
      <text:p text:style-name="Standard"><text:span text:style-name="T274"><draw:frame draw:style-name="a45" draw:name="Obraz 47" text:anchor-type="as-char" svg:x="0in" svg:y="0in" svg:width="6.69236in" svg:height="1.03889in" style:rel-width="scale" style:rel-height="scale"><draw:image xlink:href="media/image46.png" xlink:type="simple" xlink:show="embed" xlink:actuate="onLoad"/><svg:title/><svg:desc/></draw:frame></text:span><text:span text:style-name="T275"><text:s/></text:span></text:p>
      <text:p text:style-name="Standard"><text:span text:style-name="T276"><draw:frame draw:style-name="a46" draw:name="Obraz 49" text:anchor-type="as-char" svg:x="0in" svg:y="0in" svg:width="6.69236in" svg:height="1.93056in" style:rel-width="scale" style:rel-height="scale"><draw:image xlink:href="media/image47.png" xlink:type="simple" xlink:show="embed" xlink:actuate="onLoad"/><svg:title/><svg:desc/></draw:frame></text:span></text:p>
      <text:p text:style-name="P277"/>
      <text:p text:style-name="P278">25.03.2021</text:p>
      <text:p text:style-name="P279"/>
      <text:list text:style-name="LFO1" text:continue-numbering="true">
        <text:list-item>
          <text:list>
            <text:list-item>
              <text:p text:style-name="P280">UART \</text:p>
            </text:list-item>
          </text:list>
        </text:list-item>
      </text:list>
      <text:p text:style-name="P281"/>
      <text:p text:style-name="P282">Wysylanie ciągu znaków do kompa. Na COM4, przez przejściówke UART – USB.</text:p>
      <text:p text:style-name="Standard"><text:span text:style-name="T283"><draw:frame draw:style-name="a47" draw:name="Obraz 49" text:anchor-type="as-char" svg:x="0in" svg:y="0in" svg:width="4.32352in" svg:height="4.96944in" style:rel-width="scale" style:rel-height="scale"><draw:image xlink:href="media/image48.png" xlink:type="simple" xlink:show="embed" xlink:actuate="onLoad"/><svg:title/><svg:desc/></draw:frame></text:span></text:p>
      <text:p text:style-name="Standard"><text:span text:style-name="T284"><draw:frame draw:style-name="a48" draw:name="Obraz 50" text:anchor-type="as-char" svg:x="0in" svg:y="0in" svg:width="6.69236in" svg:height="2.39722in" style:rel-width="scale" style:rel-height="scale"><draw:image xlink:href="media/image49.png" xlink:type="simple" xlink:show="embed" xlink:actuate="onLoad"/><svg:title/><svg:desc/></draw:frame></text:span></text:p>
      <text:p text:style-name="P285"/>
      <text:p text:style-name="P286"/>
      <text:p text:style-name="P287">Wysylanie ciągu znaku przez coma4 i natychmiastowe jego wyslanie na com4. Z wykorzystaniem przerwania od Rx</text:p>
      <text:p text:style-name="P288"/>
      <text:p text:style-name="Standard"><text:span text:style-name="T289"><draw:frame draw:style-name="a49" draw:name="Obraz 51" text:anchor-type="as-char" svg:x="0in" svg:y="0in" svg:width="6.68889in" svg:height="3.74514in" style:rel-width="scale" style:rel-height="scale"><draw:image xlink:href="media/image50.png" xlink:type="simple" xlink:show="embed" xlink:actuate="onLoad"/><svg:title/><svg:desc/></draw:frame></text:span></text:p>
      <text:p text:style-name="P290"/>
      <text:p text:style-name="P291">+ Wysylanie odbieranie z uzyciem DMA.</text:p>
      <text:p text:style-name="P292">+ UART z DMA + TIM7 – aby nie wysylac w ciągu dane tylko co jakiś czas,</text:p>
      <text:p text:style-name="P293"/>
      <text:p text:style-name="P294"/>
      <text:p text:style-name="P295">USB – skomplikowana konfiguracja – na pewno na CMSISie??</text:p>
      <text:p text:style-name="P296"/>
      <text:p text:style-name="P297"/>
      <text:p text:style-name="P298">06.04.2021</text:p>
      <text:p text:style-name="P299">USB – zbior informacji</text:p>
      <text:p text:style-name="P300"/>
      <text:p text:style-name="P301">USB –<text:s/>komunikacja typu half-duplex.</text:p>
      <text:p text:style-name="P302"/>
      <text:p text:style-name="Standard"><text:span text:style-name="T303"><draw:frame draw:style-name="a50" draw:name="Obraz 52" text:anchor-type="as-char" svg:x="0in" svg:y="0in" svg:width="5.29835in" svg:height="1.42451in" style:rel-width="scale" style:rel-height="scale"><draw:image xlink:href="media/image51.png" xlink:type="simple" xlink:show="embed" xlink:actuate="onLoad"/><svg:title/><svg:desc/></draw:frame></text:span></text:p>
      <text:p text:style-name="P304"/>
      <text:p text:style-name="Standard"><text:span text:style-name="T305">Control</text:span><text:span text:style-name="T306"><text:s/>– dane konfiguracyjne urządzenia, nadzor nad jego praca.<text:s/></text:span><text:span text:style-name="T307">Każde urządzenie musi obsługiwać ten rodzaj danych</text:span><text:span text:style-name="T308">. Gwarantuje poprawność wyslanych danych (poprzez sume kontrolna). Aby zagwarantować poprawność pracy całeg</text:span><text:span text:style-name="T309">o interfejsu zarezerwowana jest pewna cześć pasma dla tego typu transmisji.</text:span></text:p>
      <text:p text:style-name="Standard"><text:span text:style-name="T310">Isochronous</text:span><text:span text:style-name="T311"><text:s/>– dostarczanie pewnej paczki danych w regularnych odstępach czasu. Zastosowanie głównie w audio i video. Ten rodzaj transmisji gwarantuje nieprzekroczenie maksymalnego<text:s/></text:span><text:span text:style-name="T312">czasu miedzy kolejnymi porcjami danych. Nie gwarantuje natomiast poprawności przesylu danych (brak sumy kontrolnej). Dla każdego urządzenia izochronicznego rezerwuje sobie odpowiednia czesc pasma.</text:span></text:p>
      <text:p text:style-name="Standard"><text:span text:style-name="T313">Bulk (masowe)</text:span><text:span text:style-name="T314"><text:s/>– przesylanie dużej ilości danych – do drukar</text:span><text:span text:style-name="T315">ek, skanerow, pendriveow. Wymaga się zagwarantowania poprawności przesylanych danych (suma kontrolna). Ale nie wymagań co do szybkości, regularności przesylanych danych.</text:span></text:p>
      <text:p text:style-name="Standard"><text:span text:style-name="T316">Interrupt (pilne)</text:span><text:span text:style-name="T317"><text:s/>– umozliwia przesyl niewielkich ilości danych w krótkim odstępie cza</text:span><text:span text:style-name="T318">su. Ten rodzaj transmisji gwarantuje dostarczanie kolejnych porcji danych w nieprzekraczalnym maksymalnym czasie pomiędzy kolejnymi paczkami danych. Dodatkowo gwarantuje poprawność przesłanych danych (suma kontrolna) – wykorzystanie mysz, klawiatura joysti</text:span><text:span text:style-name="T319">ck. Zarezerwowane jest pewne miejsce w pasmie. Host odpytuje co określony czas czy są jakieś nowe, gotowe dane do przeslania.</text:span></text:p>
      <text:p text:style-name="P320"/>
      <text:p text:style-name="P321">W oparciu o powyższe powstały klasy urządzeń, które łączą ze sobą podobne cechy:</text:p>
      <text:p text:style-name="P322">- ADC (audio device class) np zewnetrzny glosnik<text:s/>czy mikrofon – przesyl isochroniczny</text:p>
      <text:p text:style-name="P323">- CDC (communication device class) – modem, port szeregowy, przesylanie masowe</text:p>
      <text:p text:style-name="P324">- HID (human interface device) – klawaitura, myszka, przesylanie pilne</text:p>
      <text:p text:style-name="P325">- MSC (mass storage class) – dysk zewnetrzny, pamięć flash, przesylanie masowe</text:p>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Warstwa fizyczna</text:p>
      <text:p text:style-name="Standard"><text:span text:style-name="T342"><draw:frame draw:style-name="a51" draw:name="Obraz 51" text:anchor-type="as-char" svg:x="0in" svg:y="0in" svg:width="6.17207in" svg:height="2.47856in" style:rel-width="scale" style:rel-height="scale"><draw:image xlink:href="media/image52.png" xlink:type="simple" xlink:show="embed" xlink:actuate="onLoad"/><svg:title/><svg:desc/></draw:frame></text:span></text:p>
      <text:p text:style-name="Standard"><text:span text:style-name="T343"><draw:frame draw:style-name="a52" draw:name="Obraz 53" text:anchor-type="as-char" svg:x="0in" svg:y="0in" svg:width="6.69236in" svg:height="3.23681in" style:rel-width="scale" style:rel-height="scale"><draw:image xlink:href="media/image53.png" xlink:type="simple" xlink:show="embed" xlink:actuate="onLoad"/><svg:title/><svg:desc/></draw:frame></text:span></text:p>
      <text:p text:style-name="P344"/>
      <text:p text:style-name="P345">Zawsze na którejś z linii D+ lub D- musi panować niski poziom napięcia.</text:p>
      <text:p text:style-name="P346">Niedopuszczalnym jest pojawienie się jednocześnie wysokiego napięcia na D+ i D-.</text:p>
      <text:p text:style-name="P347"/>
      <text:p text:style-name="P348">Warstwa łącza</text:p>
      <text:p text:style-name="P349">Warstwa danych określa formaty<text:s/>pakietów i algorytmy określania sumy kontrolnej.</text:p>
      <text:p text:style-name="P350"/>
      <text:p text:style-name="P351">Dane przesyłane są tutaj od najmniej znaczącego do najbardziej znaczącego bitu.<text:s/></text:p>
      <text:p text:style-name="P352">Transmisja danych odbywa się z wykorzystaniem tzw. Symboli K, J oraz SE0.</text:p>
      <text:p text:style-name="P353"/>
      <text:p text:style-name="P354">Jako kodowanie liniowe wykorzystuje się NRZI (Non-Return zero inverted) wraz z nadziewaniem bitoów (bit stuffing – bit nienoszący za sobą żadnej informacji, sluzy jedynie do synchronizacji).</text:p>
      <text:p text:style-name="P355"/>
      <text:p text:style-name="P356">Zero przesyłane jest jako symbol przeciwny do poprzedniego wysłanego (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P357"/>
      <text:p text:style-name="P358">W USB dane, które mają być przesyłane dzielimy na pakiety. Wysłanie pakietu w trybach LS i FS odbywa się według schematu:</text:p>
      <text:list text:style-name="LFO1" text:continue-numbering="true">
        <text:list-item>
          <text:list>
            <text:list-item>
              <text:list>
                <text:list-item>
                  <text:p text:style-name="P359">Przed rozpoczęciem transjmisji wyjścia nadajnika sa w stanie wysokiej impedancji, a na liniach danych jest stan spoczynkowy J.</text:p>
                </text:list-item>
                <text:list-item>
                  <text:p text:style-name="P360">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361">Wysłana jest zawartość paketu z uwzględnieniem ostatniego symbolu sekwencji synchronizacyjnej, tzn. jeśli pierwszy wyslany bit ma wartosc 0, to jako pierwszy zostanie wyslany symbol J, a jeśli ma wartosc 1, to symbol K.</text:p>
                </text:list-item>
                <text:list-item>
                  <text:p text:style-name="P362">Wysyłany jest znacznik końca pakietu EOP składający się z dwóch symboli SE0 i symbolu J.</text:p>
                </text:list-item>
                <text:list-item>
                  <text:p text:style-name="P363">Znacznik EOP nie jest wysylany dla pakietu PRE (preambule packet) który sluzy do kapsułkowania pakietów urządzenia LS w ruchu FS i za którym natychmiast rozpoczyna się sekwencja SYNC właściwego paketu.</text:p>
                </text:list-item>
                <text:list-item>
                  <text:p text:style-name="P364">Wyjścia nadajnika wracają do stanu wysokiej impedancji, rezystor podciagajacy podtrzymuje stan spoczynkowy J.</text:p>
                </text:list-item>
              </text:list>
            </text:list-item>
          </text:list>
        </text:list-item>
      </text:list>
      <text:p text:style-name="P365"/>
      <text:p text:style-name="P366">Przykład:</text:p>
      <text:p text:style-name="Standard"><text:span text:style-name="T367"><draw:frame draw:style-name="a53" draw:name="Obraz 54" text:anchor-type="as-char" svg:x="0in" svg:y="0in" svg:width="5.22514in" svg:height="3.30794in" style:rel-width="scale" style:rel-height="scale"><draw:image xlink:href="media/image54.png" xlink:type="simple" xlink:show="embed" xlink:actuate="onLoad"/><svg:title/><svg:desc/></draw:frame></text:span></text:p>
      <text:p text:style-name="P368">Pakiety:</text:p>
      <text:p text:style-name="Standard"><text:span text:style-name="T369"><draw:frame draw:style-name="a54" draw:name="Obraz 55" text:anchor-type="as-char" svg:x="0in" svg:y="0in" svg:width="5.80657in" svg:height="1.92448in" style:rel-width="scale" style:rel-height="scale"><draw:image xlink:href="media/image55.png" xlink:type="simple" xlink:show="embed" xlink:actuate="onLoad"/><svg:title/><svg:desc/></draw:frame></text:span></text:p>
      <text:p text:style-name="P370"/>
      <text:p text:style-name="P371">Właściwy pakiet:</text:p>
      <text:p text:style-name="P372">Protokół USB definiuje trzy formaty pakietów – żetony, dane i potwierdzenie.<text:s/></text:p>
      <text:p text:style-name="Standard"><text:span text:style-name="T373"><draw:frame draw:style-name="a55" draw:name="Obraz 56" text:anchor-type="as-char" svg:x="0in" svg:y="0in" svg:width="5.41742in" svg:height="2.44826in" style:rel-width="scale" style:rel-height="scale"><draw:image xlink:href="media/image56.png" xlink:type="simple" xlink:show="embed" xlink:actuate="onLoad"/><svg:title/><svg:desc/></draw:frame></text:span></text:p>
      <text:p text:style-name="P374">PID (packet identifier) – identyfikuje typ pakietu i ma 8 bitów</text:p>
      <text:p text:style-name="P375">CRC5 – ma 5 bitów i zawiera sumę kontrolna pola ADRES</text:p>
      <text:p text:style-name="P376">CRC16 - ma 16 bitów i zawiera sumę kontrolną pola DANE.</text:p>
      <text:p text:style-name="P377">DANE – jest zawsze wielokrotnoscia 8 (może mieć dlugosc 0 bitow).</text:p>
      <text:p text:style-name="P378"/>
      <text:p text:style-name="P379">Wszelkie niepoprawne odebrane pakiety są ignorowane. Pakiet jest uznwanay za niepoprawny gdy:</text:p>
      <text:p text:style-name="P380">- wykryto błąd nadziewania, czyli odebrano więcej niż szesc kolejnych jedynek.</text:p>
      <text:p text:style-name="P381">- nie zgadza się suma kontrolna paketu, czyli CR5 lub CR16</text:p>
      <text:p text:style-name="P382">- pakiet ma niepoprawny format, np. ma złą długość lub nie jest zakończony znacznikiem EOP.</text:p>
      <text:p text:style-name="P383"/>
      <text:p text:style-name="P384"/>
      <text:p text:style-name="P385">Biblioteka dostępna w KEILu jest dostpęna za opłatą.</text:p>
      <text:p text:style-name="P386">W HALu konfiguracja USB CDC<text:s/>zajmuje 2 minuty.<text:s/></text:p>
      <text:p text:style-name="P387">Zewnętrzne biblioteki zawierają błędy.</text:p>
      <text:p text:style-name="P388"/>
      <text:p text:style-name="Standard"><text:span text:style-name="T389"><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390"><draw:frame draw:style-name="a57" draw:name="Obraz 58" text:anchor-type="as-char" svg:x="0in" svg:y="0in" svg:width="6.69236in" svg:height="2.2125in" style:rel-width="scale" style:rel-height="scale"><draw:image xlink:href="media/image58.png" xlink:type="simple" xlink:show="embed" xlink:actuate="onLoad"/><svg:title/><svg:desc/></draw:frame></text:span></text:p>
      <text:p text:style-name="Standard"><text:span text:style-name="T391"><draw:frame draw:style-name="a58" draw:name="Obraz 60" text:anchor-type="as-char" svg:x="0in" svg:y="0in" svg:width="4.39645in" svg:height="1.92735in" style:rel-width="scale" style:rel-height="scale"><draw:image xlink:href="media/image59.png" xlink:type="simple" xlink:show="embed" xlink:actuate="onLoad"/><svg:title/><svg:desc/></draw:frame></text:span></text:p>
      <text:p text:style-name="P392"/>
      <text:p text:style-name="P393">14.04.2021</text:p>
      <text:p text:style-name="P394">1. Utworzenie gotowej Biblioteki dla USB CDC – folder USB_LIB</text:p>
      <text:p text:style-name="P395"><text:tab/>W main.c wystarczy zaimportować:</text:p>
      <table:table table:style-name="Table396">
        <table:table-columns>
          <table:table-column table:style-name="TableColumn397"/>
        </table:table-columns>
        <table:table-row table:style-name="TableRow398">
          <table:table-cell table:style-name="TableCell399">
            <text:p text:style-name="P400">/** USB_LIB**/</text:p>
            <text:p text:style-name="P401">#include "USB_LIB/usb_device.h"</text:p>
            <text:p text:style-name="P402">#include<text:s/>"USB_LIB/usbd_cdc_if.h"</text:p>
          </table:table-cell>
        </table:table-row>
      </table:table>
      <text:p text:style-name="P403"/>
      <text:p text:style-name="P404">A następnie zainicjalizować w main’ie MX_USB_DEVICE_Init();</text:p>
      <text:p text:style-name="P405"/>
      <text:p text:style-name="P406">Deklaracja zmiennych</text:p>
      <text:p text:style-name="Standard"><text:span text:style-name="T407"><draw:frame draw:style-name="a59" draw:name="Obraz 65" text:anchor-type="as-char" svg:x="0in" svg:y="0in" svg:width="5.72997in" svg:height="1.36477in" style:rel-width="scale" style:rel-height="scale"><draw:image xlink:href="media/image60.png" xlink:type="simple" xlink:show="embed" xlink:actuate="onLoad"/><svg:title/><svg:desc/></draw:frame></text:span></text:p>
      <text:p text:style-name="P408">Wysylanie i odbieranie:</text:p>
      <text:p text:style-name="Standard"><text:span text:style-name="T409"><draw:frame draw:style-name="a60" draw:name="Obraz 66" text:anchor-type="as-char" svg:x="0in" svg:y="0in" svg:width="6.69236in" svg:height="1.89583in" style:rel-width="scale" style:rel-height="scale"><draw:image xlink:href="media/image61.png" xlink:type="simple" xlink:show="embed" xlink:actuate="onLoad"/><svg:title/><svg:desc/></draw:frame></text:span></text:p>
      <text:p text:style-name="P410"/>
      <text:p text:style-name="P411"/>
      <text:p text:style-name="P412">Funkcja która służy do odbierania danych znajduje sie w pliku usbd_cdc_if.c.</text:p>
      <text:p text:style-name="P413">Wykonuje się ona za każdym razem po otrzymaniu danych</text:p>
      <text:p text:style-name="Standard"><text:span text:style-name="T414"><draw:frame draw:style-name="a61" draw:name="Obraz 67" text:anchor-type="as-char" svg:x="0in" svg:y="0in" svg:width="6.69236in" svg:height="2.20972in" style:rel-width="scale" style:rel-height="scale"><draw:image xlink:href="media/image62.png" xlink:type="simple" xlink:show="embed" xlink:actuate="onLoad"/><svg:title/><svg:desc/></draw:frame></text:span></text:p>
      <text:p text:style-name="P415">Wykonuje się ona za każdym razem po otrzymaniu danych</text:p>
      <text:p text:style-name="P416"/>
      <text:p text:style-name="P417">Wynik działania:</text:p>
      <text:p text:style-name="Standard"><text:span text:style-name="T418"><draw:frame draw:style-name="a62" draw:name="Obraz 68" text:anchor-type="as-char" svg:x="0in" svg:y="0in" svg:width="6.69236in" svg:height="4.22361in" style:rel-width="scale" style:rel-height="scale"><draw:image xlink:href="media/image63.png" xlink:type="simple" xlink:show="embed" xlink:actuate="onLoad"/><svg:title/><svg:desc/></draw:frame></text:span></text:p>
      <text:p text:style-name="P419"/>
      <text:p text:style-name="P420">Aktualnie funkcja Zmiana_PWM_TIM1_stopniowo(); przeszkadza w działaniu USB.<text:s/></text:p>
      <text:p text:style-name="P421">Niestety USB nie działa dobrze na moim kompie. Raz na 10 razy uda się<text:s/>podłączyć. Czy wynika to z tego że mam tutaj USB3.0?</text:p>
      <text:p text:style-name="P422">Na komputerze żony działa za każdym razem, gdy podłączam pod USB2.0.</text:p>
      <text:p text:style-name="P423"/>
      <text:p text:style-name="P424"/>
      <text:list text:style-name="LFO1" text:continue-numbering="true">
        <text:list-item>
          <text:list>
            <text:list-item>
              <text:p text:style-name="P425">Weryfikacja na templajcie od ST działanie magneto</text:p>
            </text:list-item>
          </text:list>
        </text:list-item>
      </text:list>
      <text:p text:style-name="P426">Brak dostępnych przykładów od ST – na stronie ST.com, w KEILu, cubeMX</text:p>
      <text:p text:style-name="P427">Znaleziona gdzieś w sieci implementacja nie działa.</text:p>
      <text:p text:style-name="P428"/>
      <text:p text:style-name="P429">Stworzyłem zatem swoją wersję w cubemx.</text:p>
      <text:p text:style-name="P430"/>
      <text:p text:style-name="Standard"><text:span text:style-name="T431"><draw:frame draw:style-name="a63" draw:name="Obraz 64" text:anchor-type="as-char" svg:x="0in" svg:y="0in" svg:width="6.42798in" svg:height="1.05223in" style:rel-width="scale" style:rel-height="scale"><draw:image xlink:href="media/image64.png" xlink:type="simple" xlink:show="embed" xlink:actuate="onLoad"/><svg:title/><svg:desc/></draw:frame></text:span></text:p>
      <text:p text:style-name="P432"/>
      <text:p text:style-name="Standard"><text:span text:style-name="T433"><draw:frame draw:style-name="a64" draw:name="Obraz 65" text:anchor-type="as-char" svg:x="0in" svg:y="0in" svg:width="6.69236in" svg:height="1.2375in" style:rel-width="scale" style:rel-height="scale"><draw:image xlink:href="media/image65.png" xlink:type="simple" xlink:show="embed" xlink:actuate="onLoad"/><svg:title/><svg:desc/></draw:frame></text:span></text:p>
      <text:p text:style-name="P434"/>
      <text:p text:style-name="P435">Odczytywanie w mainie:</text:p>
      <text:p text:style-name="Standard"><text:span text:style-name="T436"><draw:frame draw:style-name="a65" draw:name="Obraz 67" text:anchor-type="as-char" svg:x="0in" svg:y="0in" svg:width="6.69236in" svg:height="1.97569in" style:rel-width="scale" style:rel-height="scale"><draw:image xlink:href="media/image66.png" xlink:type="simple" xlink:show="embed" xlink:actuate="onLoad"/><svg:title/><svg:desc/></draw:frame></text:span></text:p>
      <text:p text:style-name="P437"/>
      <text:p text:style-name="P438"/>
      <text:p text:style-name="P439">To co udało się odczytać:</text:p>
      <text:p text:style-name="P440"/>
      <text:p text:style-name="Standard"><text:span text:style-name="T441"><draw:frame draw:style-name="a66" draw:name="Obraz 68" text:anchor-type="as-char" svg:x="0in" svg:y="0in" svg:width="5.20906in" svg:height="2.0107in" style:rel-width="scale" style:rel-height="scale"><draw:image xlink:href="media/image67.png" xlink:type="simple" xlink:show="embed" xlink:actuate="onLoad"/><svg:title/><svg:desc/></draw:frame></text:span></text:p>
      <text:p text:style-name="P442"/>
      <text:p text:style-name="P443">Jak widać, na zewnętrzej bibliotece również nie działa.</text:p>
      <text:p text:style-name="P444"/>
      <text:list text:style-name="LFO1" text:continue-numbering="true">
        <text:list-item>
          <text:list>
            <text:list-item>
              <text:p text:style-name="P445">Plik makefile</text:p>
            </text:list-item>
          </text:list>
        </text:list-item>
      </text:list>
      <text:p text:style-name="Standard"><text:span text:style-name="T446">Pelna dokumentacja :<text:s/></text:span><text:a xlink:href="http://www.gnu.org/software/make/manual/make.html" office:target-frame-name="_top" xlink:show="replace"><text:span text:style-name="T447">http://www.gnu.org/software/make/manual/make.html</text:span></text:a></text:p>
      <text:p text:style-name="P448"/>
      <text:p text:style-name="P449">Moje notatki:</text:p>
      <text:p text:style-name="Standard"><text:span text:style-name="T450">Make</text:span><text:span text:style-name="T451"><text:s/>jest programem, który automatyzuje proces kompilacji programów, na który składa się wiele powiązanych ze sobą plików. Nat</text:span><text:span text:style-name="T452">omiast w pliku<text:s/></text:span><text:span text:style-name="T453">makefile</text:span><text:span text:style-name="T454"><text:s/>zawarte są wszystkie reguły, powiązania pomiędzy wspomnianymi plikami.</text:span></text:p>
      <text:p text:style-name="P455"><text:tab/>Ważną cechą programu make, jest to, że analizuje on wszystkie daty aktualizacji poszczególnych plików i wywołuje kompilacje tylko tych które uległy zmianie od ostatniej kompilacji. Jest to szczególnie ważne przy dużych projektach, gdy chcemy wprowadzić jedną mała zmianę. Takie podejście przyśpiesza proces kompilacji.<text:s/></text:p>
      <text:p text:style-name="Standard"><text:span text:style-name="T456"><text:tab/>Po uruchomieniu<text:s/></text:span><text:span text:style-name="T457">make</text:span><text:span text:style-name="T458"><text:s/>szuka on w tej lokalizacji pliu Makefile, jeśli nie znajdzie wtedy pliku m</text:span><text:span text:style-name="T459">akefile.</text:span></text:p>
      <text:p text:style-name="P460"/>
      <text:p text:style-name="P461">Składnia pliku makefile:</text:p>
      <text:p text:style-name="P462"/>
      <table:table table:style-name="Table463">
        <table:table-columns>
          <table:table-column table:style-name="TableColumn464"/>
        </table:table-columns>
        <table:table-row table:style-name="TableRow465">
          <table:table-cell table:style-name="TableCell466">
            <text:p text:style-name="P467"># komentarz...</text:p>
            <text:p text:style-name="P468"/>
            <text:p text:style-name="P469">cel : zależność1 zależność2 zależność3 ... zależnośćN</text:p>
            <text:p text:style-name="P470"><text:tab/>komendy ...</text:p>
            <text:p text:style-name="P471"><text:tab/>komendy ...</text:p>
            <text:p text:style-name="P472"><text:span text:style-name="T473"><text:tab/>...</text:span></text:p>
            <text:p text:style-name="P474"/>
          </table:table-cell>
        </table:table-row>
      </table:table>
      <text:p text:style-name="P475"/>
      <text:p text:style-name="P476"># - po tym znaku możemy coś skomentować</text:p>
      <text:p text:style-name="P477"/>
      <text:p text:style-name="P478"><text:span text:style-name="T479">cel</text:span><text:span text:style-name="T480"><text:s/>(target) – jest zazwyczaj nawa pliku która jest generowana przez<text:s/></text:span><text:span text:style-name="T481">program. Ale może też być nazwą jakieś akcji jak np. clean (tzw. Phony targets)</text:span></text:p>
      <text:p text:style-name="P482"><text:span text:style-name="T483">zależności1…n</text:span><text:span text:style-name="T484"><text:s/>(prerequisites) – jest to lista plików, niezbędnych do utworzenia celu. Zazwyczaj jest ich kilka.</text:span></text:p>
      <text:p text:style-name="P485"><text:span text:style-name="T486">komendy<text:s/></text:span><text:span text:style-name="T487">(recipe) – jest to lista akcji do wykonania. Komendę mus</text:span><text:span text:style-name="T488">i poprzedzać znak<text:s/></text:span><text:span text:style-name="T489">TABLUATORA.<text:s/></text:span><text:span text:style-name="T490">Komend może być więcej.</text:span></text:p>
      <text:p text:style-name="P491"/>
      <text:p text:style-name="P492"><text:span text:style-name="T493">Wywołanie samego<text:s/></text:span><text:span text:style-name="T494">make</text:span><text:span text:style-name="T495"><text:s/>spowoduje wywołanie pierwszego CELU. Jeśli chcemy wywołać inny musimy to zaznaczyć, np. make clean.</text:span></text:p>
      <text:p text:style-name="P496"/>
      <text:p text:style-name="P497">Przykład prostego makefile:</text:p>
      <table:table table:style-name="Table498">
        <table:table-columns>
          <table:table-column table:style-name="TableColumn499"/>
        </table:table-columns>
        <table:table-row table:style-name="TableRow500">
          <table:table-cell table:style-name="TableCell501">
            <text:p text:style-name="P502">edit : main.o kbd.o command.o display.o \</text:p>
            <text:p text:style-name="P503"><text:span text:style-name="T504"><text:tab/><text:s text:c="2"/></text:span><text:span text:style-name="T505">inser</text:span><text:span text:style-name="T506">t.o search.o files.o utils.o</text:span></text:p>
            <text:p text:style-name="P507"><text:span text:style-name="T508"><text:tab/></text:span><text:span text:style-name="T509">cc -o edit main.o kbd.o command.o display.o \</text:span></text:p>
            <text:p text:style-name="P510"><text:span text:style-name="T511"><text:tab/><text:s text:c="2"/></text:span><text:span text:style-name="T512">insert.o search.o files.o utils.o</text:span></text:p>
            <text:p text:style-name="P513">main.o : main.c defs.h</text:p>
            <text:p text:style-name="P514"><text:span text:style-name="T515"><text:tab/></text:span><text:span text:style-name="T516">cc -c main.c</text:span></text:p>
            <text:p text:style-name="P517">kbd.o : kbd.c defs.h command.h</text:p>
            <text:p text:style-name="P518"><text:span text:style-name="T519"><text:tab/></text:span><text:span text:style-name="T520">cc -c kbd.c</text:span></text:p>
            <text:p text:style-name="P521">command.o : command.c defs.h command.h</text:p>
            <text:p text:style-name="P522"><text:span text:style-name="T523"><text:tab/></text:span><text:span text:style-name="T524">cc -c<text:s/></text:span><text:span text:style-name="T525">command.c</text:span></text:p>
            <text:p text:style-name="P526">display.o : display.c defs.h buffer.h</text:p>
            <text:p text:style-name="P527"><text:span text:style-name="T528"><text:tab/></text:span><text:span text:style-name="T529">cc -c display.c</text:span></text:p>
            <text:p text:style-name="P530">insert.o : insert.c defs.h buffer.h</text:p>
            <text:p text:style-name="P531"><text:span text:style-name="T532"><text:tab/></text:span><text:span text:style-name="T533">cc -c insert.c</text:span></text:p>
            <text:p text:style-name="P534">search.o : search.c defs.h buffer.h</text:p>
            <text:p text:style-name="P535"><text:span text:style-name="T536"><text:tab/></text:span><text:span text:style-name="T537">cc -c search.c</text:span></text:p>
            <text:p text:style-name="P538">files.o : files.c defs.h buffer.h command.h</text:p>
            <text:p text:style-name="P539"><text:span text:style-name="T540"><text:tab/></text:span><text:span text:style-name="T541">cc -c files.c</text:span></text:p>
            <text:p text:style-name="P542">utils.o : utils.c defs.h</text:p>
            <text:p text:style-name="P543"><text:span text:style-name="T544"><text:tab/></text:span><text:span text:style-name="T545">cc</text:span><text:span text:style-name="T546"><text:s/>-c utils.c</text:span></text:p>
            <text:p text:style-name="P547">clean :</text:p>
            <text:p text:style-name="P548"><text:span text:style-name="T549"><text:tab/></text:span><text:span text:style-name="T550">rm edit main.o kbd.o command.o display.o \</text:span></text:p>
            <text:p text:style-name="Standard"><text:span text:style-name="T551"><text:tab/></text:span><text:span text:style-name="T552">insert.o search.o files.o utils.o</text:span></text:p>
          </table:table-cell>
        </table:table-row>
      </table:table>
      <text:p text:style-name="P553"/>
      <text:p text:style-name="P554">“\” – symbolizuje przejście do nowej lini</text:p>
      <text:p text:style-name="Standard"><text:span text:style-name="T555">W tym przypadku target<text:s/></text:span><text:span text:style-name="T556">edit</text:span><text:span text:style-name="T557"><text:s/>to nasz filanly produkt.</text:span></text:p>
      <text:p text:style-name="P558">WAŻNE! Jeśli jakakolwiek z zależności celu zostanie<text:s/>zmieniona to cały cel musi zostać ponownie skompilowany albo relinkowany.</text:p>
      <text:p text:style-name="P559"/>
      <text:p text:style-name="Standard"><text:span text:style-name="T560">clean</text:span><text:span text:style-name="T561"><text:s/>– nie jest targetem, jest akcją. Warto zauważyć, że nie posiada żadnych zależności. Akcja taka nigdy się nie wykona chyba, że sam tego nie zechcesz. Cele które nie są zależne<text:s/></text:span><text:span text:style-name="T562">od innych plików nazywane są fałszywymi celami (PHONY targets).</text:span></text:p>
      <text:p text:style-name="P563"/>
      <text:p text:style-name="P564">ZMIENNE</text:p>
      <text:p text:style-name="P565">Jeśli jakiś fragment kodu się powtarza w kilku miejscach, należy zastępować go zmiennymi.</text:p>
      <text:p text:style-name="P566"/>
      <table:table table:style-name="Table567">
        <table:table-columns>
          <table:table-column table:style-name="TableColumn568"/>
        </table:table-columns>
        <table:table-row table:style-name="TableRow569">
          <table:table-cell table:style-name="TableCell570">
            <text:p text:style-name="P571">objects = main.o kbd.o command.o display.o \</text:p>
            <text:p text:style-name="P572"><text:span text:style-name="T573"><text:tab/></text:span><text:span text:style-name="T574">insert.o search.o files.o utils.o</text:span></text:p>
            <text:p text:style-name="P575">edit :<text:s/>$(objects)</text:p>
            <text:p text:style-name="Standard"><text:span text:style-name="T576"><text:tab/></text:span><text:span text:style-name="T577">cc -o edit $(objects)</text:span></text:p>
            <text:p text:style-name="Standard"><text:span text:style-name="T578">….</text:span></text:p>
          </table:table-cell>
        </table:table-row>
      </table:table>
      <text:p text:style-name="P579"/>
      <text:p text:style-name="P580">NAZWA_ZMIENNEJ = dowolny ciąg znaków, plików, flag, ścieżek.</text:p>
      <text:p text:style-name="P581"/>
      <text:p text:style-name="P582">Odwołanie się do zmiennej następuje poprzez $(NAZWA_ZMIENNEJ). Konieczne są nawiasy, ponieważ, w innym przypadku make spróbuje odwołać się do<text:s/>zmiennej N – czyli pierwszej litery.</text:p>
      <text:p text:style-name="P583"/>
      <text:p text:style-name="P584"/>
      <text:p text:style-name="P585">REDUKCJA SKŁADNIKÓW MAKE</text:p>
      <text:p text:style-name="P586"/>
      <text:p text:style-name="P587">Nie ma potrzeby pisania komendy kompilacji dla każdego pliku .c, make potrafi sam się tym zająć. Ma on wbudowaną zasadę, że do każdego pliku *.c tworzy plik *.o o odpowiadającej mu nazwie (potrafi wydedukować taką zależność, poszukać pliku *.c).<text:s/></text:p>
      <text:p text:style-name="P588"/>
      <table:table table:style-name="Table589">
        <table:table-columns>
          <table:table-column table:style-name="TableColumn590"/>
        </table:table-columns>
        <table:table-row table:style-name="TableRow591">
          <table:table-cell table:style-name="TableCell592">
            <text:p text:style-name="P593">objects = main.o kbd.o command.o display.o \</text:p>
            <text:p text:style-name="P594"><text:span text:style-name="T595"><text:tab/></text:span><text:span text:style-name="T596">insert.o search.o files.o utils.o</text:span></text:p>
            <text:p text:style-name="P597"/>
            <text:p text:style-name="P598">edit : $(objects)</text:p>
            <text:p text:style-name="P599"><text:span text:style-name="T600"><text:tab/></text:span><text:span text:style-name="T601">cc -o edit $(objects)</text:span></text:p>
            <text:p text:style-name="P602"/>
            <text:p text:style-name="P603">main.o : defs.h</text:p>
            <text:p text:style-name="P604">kbd.o : defs.h command.h</text:p>
            <text:p text:style-name="P605">command.o : defs.h command.h</text:p>
            <text:p text:style-name="P606">display.o : defs.h buffer.h</text:p>
            <text:p text:style-name="P607">insert.o : defs.h buffer.h</text:p>
            <text:p text:style-name="P608">search.o : defs.h buffer.h</text:p>
            <text:p text:style-name="P609">files.o : defs.h buffer.h command.h</text:p>
            <text:p text:style-name="P610">utils.o : defs.h</text:p>
            <text:p text:style-name="P611"/>
            <text:p text:style-name="P612">.PHONY : clean</text:p>
            <text:p text:style-name="P613">clean :</text:p>
            <text:p text:style-name="Standard"><text:span text:style-name="T614"><text:tab/></text:span><text:span text:style-name="T615">rm edit $(objects)</text:span></text:p>
          </table:table-cell>
        </table:table-row>
      </table:table>
      <text:p text:style-name="P616"/>
      <text:p text:style-name="P617">Można też taki plik makefile stworzyć w innym stylu – grupując pliki *.o po<text:s/>ich zależnościach, zamiast ich celach.</text:p>
      <text:p text:style-name="P618"/>
      <table:table table:style-name="Table619">
        <table:table-columns>
          <table:table-column table:style-name="TableColumn620"/>
        </table:table-columns>
        <table:table-row table:style-name="TableRow621">
          <table:table-cell table:style-name="TableCell622">
            <text:p text:style-name="P623">objects = main.o kbd.o command.o display.o \</text:p>
            <text:p text:style-name="P624"><text:span text:style-name="T625"><text:tab/></text:span><text:span text:style-name="T626">insert.o search.o files.o utils.o</text:span></text:p>
            <text:p text:style-name="P627"/>
            <text:p text:style-name="P628"/>
            <text:p text:style-name="P629">edit : $(objects)</text:p>
            <text:p text:style-name="P630"><text:span text:style-name="T631"><text:tab/></text:span><text:span text:style-name="T632">cc -o edit $(objects)</text:span></text:p>
            <text:p text:style-name="P633"/>
            <text:p text:style-name="P634">$(objects) : defs.h</text:p>
            <text:p text:style-name="P635">kbd.o command.o files.o : command.h</text:p>
            <text:p text:style-name="Standard"><text:span text:style-name="T636">display.o insert.o search.o files.o<text:s/></text:span><text:span text:style-name="T637">: buffer.h</text:span></text:p>
          </table:table-cell>
        </table:table-row>
      </table:table>
      <text:p text:style-name="P638"/>
      <text:p text:style-name="P639">DYREKTYWY</text:p>
      <text:p text:style-name="P640">Robią coś “specjalnego” podczas czytania pliku makefile.</text:p>
      <text:p text:style-name="P641"/>
      <text:p text:style-name="P642">Załączanie innych plików makefile</text:p>
      <text:p text:style-name="P643">-include filenames….</text:p>
      <text:p text:style-name="P644"/>
      <text:p text:style-name="Standard"><text:span text:style-name="T645">Warunkowanie<text:s/></text:span><text:span text:style-name="T646">– kod może dzięki temu być bardziej uniwersalny</text:span></text:p>
      <text:p text:style-name="P647"/>
      <text:p text:style-name="P648">Konstrukcja:</text:p>
      <text:p text:style-name="P649"/>
      <text:p text:style-name="P650">ifeq()<text:tab/><text:tab/><text:tab/># if equal</text:p>
      <text:p text:style-name="P651"/>
      <text:p text:style-name="P652">else</text:p>
      <text:p text:style-name="P653"/>
      <text:p text:style-name="P654">endif</text:p>
      <text:p text:style-name="P655"/>
      <text:p text:style-name="P656">-----------------------</text:p>
      <text:p text:style-name="P657">ifneq()<text:tab/><text:tab/><text:tab/># if not equal</text:p>
      <text:p text:style-name="P658"/>
      <text:p text:style-name="P659">else</text:p>
      <text:p text:style-name="P660"/>
      <text:p text:style-name="P661">endif</text:p>
      <text:p text:style-name="P662"/>
      <text:p text:style-name="P663">-----------------------</text:p>
      <text:p text:style-name="P664">conditional</text:p>
      <text:p text:style-name="P665"/>
      <text:p text:style-name="P666"/>
      <text:p text:style-name="P667">Przykład:</text:p>
      <table:table table:style-name="Table668">
        <table:table-columns>
          <table:table-column table:style-name="TableColumn669"/>
        </table:table-columns>
        <table:table-row table:style-name="TableRow670">
          <table:table-cell table:style-name="TableCell671">
            <text:p text:style-name="P672">libs_for_gcc = -lgnu</text:p>
            <text:p text:style-name="P673">normal_libs =</text:p>
            <text:p text:style-name="P674"/>
            <text:p text:style-name="P675">ifeq ($(CC),gcc)</text:p>
            <text:p text:style-name="P676"><text:span text:style-name="T677"><text:tab/></text:span><text:span text:style-name="T678">libs=$(libs_for_gcc)</text:span></text:p>
            <text:p text:style-name="P679">else</text:p>
            <text:p text:style-name="P680"><text:span text:style-name="T681"><text:tab/></text:span><text:span text:style-name="T682">libs=$(normal_libs)</text:span></text:p>
            <text:p text:style-name="P683">endif</text:p>
            <text:p text:style-name="P684"/>
            <text:p text:style-name="P685">foo: $(objects)</text:p>
            <text:p text:style-name="Standard"><text:span text:style-name="T686"><text:tab/></text:span><text:span text:style-name="T687">$(CC) -o foo<text:s/></text:span><text:span text:style-name="T688">$(objects) $(libs)</text:span></text:p>
          </table:table-cell>
        </table:table-row>
      </table:table>
      <text:p text:style-name="P689"/>
      <text:p text:style-name="P690"/>
      <text:p text:style-name="P691"/>
      <text:p text:style-name="P692">RODZAJE PLIKÓW</text:p>
      <text:p text:style-name="P693"/>
      <text:p text:style-name="Standard"><text:span text:style-name="T694">elf -<text:s/></text:span><text:span text:style-name="T695">format plików wykonywalnych, plików obiektowych, bibliotek współdzielonych oraz zrzutów pamięci, popularny na systemach uniksowych. Rozszerzenia pliku : .o, .so, .elf, .prx</text:span></text:p>
      <text:p text:style-name="P696"/>
      <text:p text:style-name="P697">Plik ELF składa się z:</text:p>
      <text:list text:style-name="LFO8" text:continue-numbering="true">
        <text:list-item>
          <text:p text:style-name="P698">Jednego<text:s/>nagłówka programu</text:p>
        </text:list-item>
        <text:list-item>
          <text:p text:style-name="P699">Listy segmentów programu, zawierającej zero lub więcej segmentów</text:p>
        </text:list-item>
        <text:list-item>
          <text:p text:style-name="P700"><text:span text:style-name="T701">Listy nagłówków sekcji, zawierającej zero lub więcej sekcji</text:span><text:a xlink:href="https://pl.wikipedia.org/wiki/Executable_and_Linkable_Format#cite_note-1" office:target-frame-name="_top" xlink:show="replace"><text:span text:style-name="T702">[1]</text:span></text:a></text:p>
        </text:list-item>
        <text:list-item>
          <text:p text:style-name="P703">Danych zawierających<text:s/>segmenty i sekcje</text:p>
        </text:list-item>
      </text:list>
      <text:p text:style-name="P704"/>
      <text:p text:style-name="P705"/>
      <text:p text:style-name="P706"/>
      <text:p text:style-name="P707">22.04.2021</text:p>
      <text:p text:style-name="P708"/>
      <text:list text:style-name="LFO1" text:continue-numbering="true">
        <text:list-item>
          <text:list>
            <text:list-item>
              <text:list>
                <text:list-item>
                  <text:p text:style-name="P709"><text:s/>Prosty makefile – program typu helloworld, bata do kompilacji (jak gcc kompiluje plik) + make (dlaczego make a nie baty)</text:p>
                </text:list-item>
              </text:list>
            </text:list-item>
          </text:list>
        </text:list-item>
      </text:list>
      <text:p text:style-name="P710"/>
      <text:p text:style-name="P711"/>
      <table:table table:style-name="Table712">
        <table:table-columns>
          <table:table-column table:style-name="TableColumn713"/>
        </table:table-columns>
        <table:table-row table:style-name="TableRow714">
          <table:table-cell table:style-name="TableCell715">
            <text:p text:style-name="P716"><text:span text:style-name="T717">Makefile</text:span><text:span text:style-name="T718">:</text:span><text:span text:style-name="T719"><draw:frame draw:style-name="a67" draw:name="Obraz 68" text:anchor-type="as-char" svg:x="0in" svg:y="0in" svg:width="6.69236in" svg:height="6.85556in" style:rel-width="scale" style:rel-height="scale"><draw:image xlink:href="media/image68.png" xlink:type="simple" xlink:show="embed" xlink:actuate="onLoad"/><svg:title/><svg:desc/></draw:frame></text:span></text:p>
          </table:table-cell>
        </table:table-row>
        <table:table-row table:style-name="TableRow720">
          <table:table-cell table:style-name="TableCell721">
            <text:p text:style-name="P722">TARGET.BAT:</text:p>
            <text:p text:style-name="P723">gcc.exe -Wall -g <text:s/>-c Dodawanie.c -o<text:s/>obj\Debug\Dodawanie.o</text:p>
            <text:p text:style-name="P724">gcc.exe -Wall -g <text:s/>-c Dzielenie.c -o obj\Debug\Dzielenie.o</text:p>
            <text:p text:style-name="P725">gcc.exe -Wall -g <text:s/>-c main.c -o obj\Debug\main.o</text:p>
            <text:p text:style-name="P726">gcc.exe -Wall -g <text:s/>-c Mnozenie.c -o obj\Debug\Mnozenie.o</text:p>
            <text:p text:style-name="P727">gcc.exe -Wall -g <text:s/>-c Odejmowanie.c -o<text:s/>obj\Debug\Odejmowanie.o</text:p>
            <text:p text:style-name="P728">gcc.exe <text:s/>-o bin\Debug\Kalkulator.exe obj\Debug\Dodawanie.o obj\Debug\Dzielenie.o obj\Debug\main.o obj\Debug\Mnozenie.o obj\Debug\Odejmowanie.o <text:s/></text:p>
          </table:table-cell>
        </table:table-row>
      </table:table>
      <text:p text:style-name="P729"/>
      <text:p text:style-name="P730">Różnica między tymi dwoma sposobami kompilacji projektu jest taka, że w przypadku makefile skompilują się tylko pliki które zostały zmienione (i ich zależności). A w przypadku pliku *.BAT zawsze skompiluje się cały projekt (duża strata czasu).</text:p>
      <text:p text:style-name="P731"/>
      <text:p text:style-name="P732"/>
      <text:p text:style-name="P733">            - wlacz/wylacz –przerwanie, sleepmode<text:s/>standby, przetrzymanie przez 3 sekundy na wlacz i wylacz, krótkie nacisniecie toggle diode.</text:p>
      <text:p text:style-name="P734"/>
      <text:p text:style-name="P735"/>
      <text:p text:style-name="P736"/>
      <text:p text:style-name="P737"/>
      <text:p text:style-name="P738"/>
      <text:p text:style-name="P739"/>
      <text:p text:style-name="P740"/>
      <text:p text:style-name="P741"/>
      <text:p text:style-name="P742"/>
      <text:p text:style-name="P743"/>
      <text:p text:style-name="Standard"><text:span text:style-name="T744"><draw:frame draw:style-name="a68" draw:name="Obraz 73" text:anchor-type="as-char" svg:x="0in" svg:y="0in" svg:width="6.69236in" svg:height="2.29722in" style:rel-width="scale" style:rel-height="scale"><draw:image xlink:href="media/image69.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Pogrubienie" style:display-name="Pogrubienie" style:family="text" style:parent-style-name="Domyślnaczcionkaakapitu">
      <style:text-properties fo:font-weight="bold" style:font-weight-asian="bold" style:font-weight-complex="bold"/>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NormalnyWeb" style:display-name="Normalny (Web)"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5830350047814344standard" style:display-name="m_-2645830350047814344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4-25T19:52:00Z</dc:date>
    <meta:template xlink:href="Normal.dotm" xlink:type="simple"/>
    <meta:editing-cycles>77</meta:editing-cycles>
    <meta:editing-duration>PT687600S</meta:editing-duration>
    <meta:user-defined meta:name="Informacja 1"/>
    <meta:user-defined meta:name="Informacja 2"/>
    <meta:user-defined meta:name="Informacja 3"/>
    <meta:user-defined meta:name="Informacja 4"/>
    <meta:document-statistic meta:page-count="1" meta:paragraph-count="47" meta:word-count="3395" meta:character-count="23721" meta:row-count="169" meta:non-whitespace-character-count="20373"/>
  </office:meta>
</office:document-meta>
</file>